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600000039538E4DEC480E113C.png" manifest:media-type="image/png"/>
  <manifest:file-entry manifest:full-path="Pictures/100002010000003600000039DF2B2BF369C177C7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STIX Math" svg:font-family="'STIX Math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solid" draw:fill-color="#ffffff"/>
    </style:style>
    <style:style style:name="gr2" style:family="graphic" style:parent-style-name="standard">
      <style:graphic-properties draw:stroke="none" svg:stroke-width="0.035cm" draw:stroke-linejoin="miter" draw:fill="solid" draw:fill-color="#000000"/>
    </style:style>
    <style:style style:name="gr3" style:family="graphic" style:parent-style-name="objectwithoutfill">
      <style:graphic-properties svg:stroke-width="0.035cm" draw:marker-start-width="0.252cm" draw:marker-end="Arrow" draw:marker-end-width="0.352cm" draw:fill="none" draw:opacity="0%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000000" draw:textarea-horizontal-align="justify" draw:textarea-vertical-align="middle" draw:auto-grow-height="false" fo:min-height="0cm" fo:min-width="1.706c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draw:marker-start-width="0.439cm" draw:marker-end="Arrow" draw:marker-end-width="0.539cm" draw:fill="none" draw:textarea-vertical-align="middle" fo:padding-top="0.205cm" fo:padding-bottom="0.205cm" fo:padding-left="0.33cm" fo:padding-right="0.3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036cm" fo:min-width="3.818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956cm" fo:min-width="3.738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956cm" fo:min-width="2.722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94cm" fo:min-width="0.944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214cm" fo:min-width="0.364cm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7cm" fo:min-width="0cm"/>
    </style:style>
    <style:style style:name="gr15" style:family="graphic">
      <style:graphic-properties style:protect="size"/>
    </style:style>
    <style:style style:name="gr1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872cm" fo:min-width="0.69cm" fo:padding-top="0.165cm" fo:padding-bottom="0.165cm" fo:padding-left="0.29cm" fo:padding-right="0.29cm"/>
    </style:style>
    <style:style style:name="gr18" style:family="graphic" style:parent-style-name="standard">
      <style:graphic-properties svg:stroke-color="#cccccc" draw:fill-color="#b2b2b2" draw:textarea-horizontal-align="justify" draw:textarea-vertical-align="middle" draw:auto-grow-height="false" fo:min-height="0.512cm" fo:min-width="7.12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54cm" fo:min-width="0.972cm" fo:padding-top="0.151cm" fo:padding-bottom="0.151cm" fo:padding-left="0.276cm" fo:padding-right="0.276cm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.956cm" fo:min-width="4.336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568cm" fo:min-width="0.318cm" fo:padding-top="0.165cm" fo:padding-bottom="0.165cm" fo:padding-left="0.29cm" fo:padding-right="0.29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54cm" fo:min-width="1.226cm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5cm" fo:min-width="0cm"/>
    </style:style>
    <style:style style:name="gr26" style:family="graphic" style:parent-style-name="standard">
      <style:graphic-properties draw:stroke="dash" draw:stroke-dash="Fine_20_Dashed" svg:stroke-width="0.028cm" svg:stroke-color="#000000" draw:marker-start-width="0.242cm" draw:marker-end-width="0.242cm" draw:fill-color="#ffffff" draw:opacity="0%" draw:textarea-horizontal-align="justify" draw:textarea-vertical-align="middle" draw:auto-grow-height="false" fo:min-height="2.77cm" fo:min-width="7.092cm" fo:padding-top="0.139cm" fo:padding-bottom="0.139cm" fo:padding-left="0.264cm" fo:padding-right="0.264cm"/>
    </style:style>
    <style:style style:name="gr2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126cm" fo:min-width="1.321cm" fo:padding-top="0.165cm" fo:padding-bottom="0.165cm" fo:padding-left="0.29cm" fo:padding-right="0.29cm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126cm" fo:min-width="1.452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53cm" draw:marker-start="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0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7cm" fo:min-width="0cm"/>
    </style:style>
    <style:style style:name="gr32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3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svg:stroke-width="0.081cm" svg:stroke-color="#ff0000" draw:marker-start-width="0.321cm" draw:marker-end-width="0.321cm" draw:fill-color="#ffffff" draw:textarea-horizontal-align="justify" draw:textarea-vertical-align="middle" draw:auto-grow-height="false" fo:min-height="1.634cm" fo:min-width="2.344cm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0000ff" draw:marker-start-width="0.321cm" draw:marker-end-width="0.321cm" draw:fill-color="#ffffff" draw:textarea-horizontal-align="justify" draw:textarea-vertical-align="middle" draw:auto-grow-height="false" fo:min-height="1.634cm" fo:min-width="2.074cm" fo:padding-top="0.165cm" fo:padding-bottom="0.165cm" fo:padding-left="0.29cm" fo:padding-right="0.29cm"/>
    </style:style>
    <style:style style:name="gr3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7" style:family="graphic" style:parent-style-name="standard">
      <style:graphic-properties draw:stroke="none" svg:stroke-width="0.035cm" draw:stroke-linejoin="miter" draw:fill="solid" draw:fill-color="#0000ff" draw:opacity="0%"/>
    </style:style>
    <style:style style:name="gr38" style:family="graphic" style:parent-style-name="standard">
      <style:graphic-properties draw:stroke="none" svg:stroke-width="0.035cm" draw:stroke-linejoin="miter" draw:fill="solid" draw:fill-color="#0000ff"/>
    </style:style>
    <style:style style:name="gr39" style:family="graphic" style:parent-style-name="standard">
      <style:graphic-properties draw:stroke="none" svg:stroke-width="0.035cm" draw:stroke-linejoin="miter" draw:fill="solid" draw:fill-color="#ff0000" draw:opacity="0%"/>
    </style:style>
    <style:style style:name="gr40" style:family="graphic" style:parent-style-name="standard">
      <style:graphic-properties draw:stroke="none" svg:stroke-width="0.035cm" draw:stroke-linejoin="miter" draw:fill="solid" draw:fill-color="#ff0000"/>
    </style:style>
    <style:style style:name="gr41" style:family="graphic" style:parent-style-name="standard">
      <style:graphic-properties svg:stroke-width="0.081cm" svg:stroke-color="#ff0000" draw:marker-start-width="0.321cm" draw:marker-end-width="0.321cm" draw:fill-color="#ffffff" draw:textarea-horizontal-align="justify" draw:textarea-vertical-align="middle" draw:auto-grow-height="false" fo:min-height="1.634cm" fo:min-width="1.736cm" fo:padding-top="0.165cm" fo:padding-bottom="0.165cm" fo:padding-left="0.29cm" fo:padding-right="0.29cm"/>
    </style:style>
    <style:style style:name="gr42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draw:stroke="dash" draw:stroke-dash="Fine_20_Dashed" svg:stroke-width="0.053cm" svg:stroke-color="#00cc00" draw:marker-start-width="0.279cm" draw:marker-end-width="0.279cm" draw:opacity="0%" draw:textarea-horizontal-align="justify" draw:textarea-vertical-align="middle" draw:auto-grow-height="false" fo:min-height="4.046cm" fo:min-width="12.402cm" fo:padding-top="0.151cm" fo:padding-bottom="0.151cm" fo:padding-left="0.276cm" fo:padding-right="0.276cm"/>
    </style:style>
    <style:style style:name="gr44" style:family="graphic" style:parent-style-name="objectwithoutfill">
      <style:graphic-properties svg:stroke-color="#00cc00" draw:fill="none" draw:textarea-vertical-align="middle"/>
    </style:style>
    <style:style style:name="gr45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46" style:family="graphic" style:parent-style-name="standard">
      <style:graphic-properties draw:stroke="none" svg:stroke-width="0.044cm" draw:stroke-linejoin="miter" draw:fill="solid" draw:fill-color="#000000"/>
    </style:style>
    <style:style style:name="gr47" style:family="graphic" style:parent-style-name="objectwithoutfill">
      <style:graphic-properties svg:stroke-width="0.035cm" draw:marker-start-width="0.252cm" draw:marker-end="Arrow" draw:marker-end-width="0.203cm" draw:fill="none" draw:opacity="0%" draw:textarea-vertical-align="middle" fo:padding-top="0.142cm" fo:padding-bottom="0.142cm" fo:padding-left="0.267cm" fo:padding-right="0.267cm"/>
    </style:style>
    <style:style style:name="gr48" style:family="graphic" style:parent-style-name="standard">
      <style:graphic-properties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.812cm" fo:padding-top="0.142cm" fo:padding-bottom="0.142cm" fo:padding-left="0.267cm" fo:padding-right="0.267cm"/>
    </style:style>
    <style:style style:name="gr49" style:family="graphic" style:parent-style-name="objectwithoutfill">
      <style:graphic-properties svg:stroke-width="0.035cm" draw:marker-start-width="0.252cm" draw:marker-end="Arrow" draw:marker-end-width="0.203cm" draw:fill="none" draw:textarea-vertical-align="middle" fo:padding-top="0.142cm" fo:padding-bottom="0.142cm" fo:padding-left="0.267cm" fo:padding-right="0.267cm"/>
    </style:style>
    <style:style style:name="gr50" style:family="graphic" style:parent-style-name="objectwithoutfill">
      <style:graphic-properties svg:stroke-width="0.035cm" draw:marker-start-width="0.253cm" draw:marker-end="Arrow" draw:marker-end-width="0.203cm" draw:fill="none" draw:textarea-vertical-align="middle" fo:padding-top="0.143cm" fo:padding-bottom="0.143cm" fo:padding-left="0.268cm" fo:padding-right="0.268cm"/>
    </style:style>
    <style:style style:name="gr5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4cm" fo:min-width="2.073cm" fo:padding-top="0.142cm" fo:padding-bottom="0.142cm" fo:padding-left="0.267cm" fo:padding-right="0.267cm"/>
    </style:style>
    <style:style style:name="gr52" style:family="graphic" style:parent-style-name="objectwithoutfill">
      <style:graphic-properties svg:stroke-width="0.035cm" draw:marker-start-width="0.252cm" draw:marker-end="" draw:marker-end-width="0.254cm" draw:fill="none" draw:textarea-vertical-align="middle" fo:padding-top="0.142cm" fo:padding-bottom="0.142cm" fo:padding-left="0.267cm" fo:padding-right="0.267cm"/>
    </style:style>
    <style:style style:name="gr5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68cm" fo:min-width="1.002cm" fo:padding-top="0.139cm" fo:padding-bottom="0.139cm" fo:padding-left="0.264cm" fo:padding-right="0.264cm"/>
    </style:style>
    <style:style style:name="gr5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24cm" fo:min-width="0.215cm" fo:padding-top="0.142cm" fo:padding-bottom="0.142cm" fo:padding-left="0.267cm" fo:padding-right="0.267cm"/>
    </style:style>
    <style:style style:name="gr55" style:family="graphic" style:parent-style-name="standard">
      <style:graphic-properties draw:stroke="none" svg:stroke-width="0.044cm" draw:stroke-linejoin="miter" draw:fill="solid" draw:fill-color="#ffffff"/>
    </style:style>
    <style:style style:name="gr56" style:family="graphic" style:parent-style-name="objectwithoutfill">
      <style:graphic-properties svg:stroke-width="0.035cm" draw:marker-start-width="0.252cm" draw:marker-end="Arrow" draw:marker-end-width="0.254cm" draw:fill="none" draw:textarea-vertical-align="middle" fo:padding-top="0.142cm" fo:padding-bottom="0.142cm" fo:padding-left="0.267cm" fo:padding-right="0.267cm"/>
    </style:style>
    <style:style style:name="gr5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3cm" fo:min-width="0cm"/>
    </style:style>
    <style:style style:name="gr59" style:family="graphic" style:parent-style-name="objectwithoutfill">
      <style:graphic-properties svg:stroke-width="0.035cm" draw:marker-start-width="0.252cm" draw:marker-end="Arrow" draw:marker-end-width="0.227cm" draw:fill="none" draw:textarea-vertical-align="middle" fo:padding-top="0.142cm" fo:padding-bottom="0.142cm" fo:padding-left="0.267cm" fo:padding-right="0.267cm"/>
    </style:style>
    <style:style style:name="gr60" style:family="graphic" style:parent-style-name="standard">
      <style:graphic-properties svg:stroke-color="#cccccc" draw:fill-color="#b2b2b2" draw:textarea-horizontal-align="justify" draw:textarea-vertical-align="middle" draw:auto-grow-height="false" fo:min-height="0.304cm" fo:min-width="4.332cm"/>
    </style:style>
    <style:style style:name="gr61" style:family="graphic" style:parent-style-name="objectwithoutfill">
      <style:graphic-properties draw:marker-end="" draw:fill="none" draw:textarea-vertical-align="middle"/>
    </style:style>
    <style:style style:name="gr62" style:family="graphic" style:parent-style-name="standard">
      <style:graphic-properties draw:stroke="dash" draw:stroke-dash="Fine_20_Dashed" svg:stroke-width="0.028cm" svg:stroke-color="#000000" draw:marker-start-width="0.242cm" draw:marker-end-width="0.242cm" draw:fill-color="#ffffff" draw:opacity="0%" draw:textarea-horizontal-align="justify" draw:textarea-vertical-align="middle" draw:auto-grow-height="false" fo:min-height="1.938cm" fo:min-width="4.304cm" fo:padding-top="0.139cm" fo:padding-bottom="0.139cm" fo:padding-left="0.264cm" fo:padding-right="0.264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4cm" fo:min-width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633cm" fo:min-width="0cm"/>
    </style:style>
    <style:style style:name="gr6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792cm" fo:min-width="0.742cm" fo:padding-top="0.139cm" fo:padding-bottom="0.139cm" fo:padding-left="0.264cm" fo:padding-right="0.264cm"/>
    </style:style>
    <style:style style:name="gr66" style:family="graphic" style:parent-style-name="objectwithoutfill">
      <style:graphic-properties svg:stroke-width="0.028cm" draw:marker-start-width="0.242cm" draw:marker-end="" draw:marker-end-width="0.242cm" draw:fill="none" draw:textarea-vertical-align="middle" fo:padding-top="0.139cm" fo:padding-bottom="0.139cm" fo:padding-left="0.264cm" fo:padding-right="0.264cm"/>
    </style:style>
    <style:style style:name="gr67" style:family="graphic" style:parent-style-name="objectwithoutfill">
      <style:graphic-properties svg:stroke-width="0.035cm" draw:marker-start-width="0.304cm" draw:marker-end="Arrow" draw:marker-end-width="0.203cm" draw:fill="none" draw:textarea-vertical-align="middle" fo:padding-top="0.142cm" fo:padding-bottom="0.142cm" fo:padding-left="0.267cm" fo:padding-right="0.267cm"/>
    </style:style>
    <style:style style:name="gr68" style:family="graphic" style:parent-style-name="standard">
      <style:graphic-properties svg:stroke-color="#cccccc" draw:fill-color="#b2b2b2" draw:textarea-horizontal-align="justify" draw:textarea-vertical-align="middle" draw:auto-grow-height="false" fo:min-height="0.304cm" fo:min-width="3.869cm"/>
    </style:style>
    <style:style style:name="gr69" style:family="graphic" style:parent-style-name="standard">
      <style:graphic-properties draw:stroke="dash" draw:stroke-dash="Fine_20_Dashed" svg:stroke-width="0.028cm" svg:stroke-color="#000000" draw:marker-start-width="0.242cm" draw:marker-end-width="0.242cm" draw:fill-color="#ffffff" draw:opacity="0%" draw:textarea-horizontal-align="justify" draw:textarea-vertical-align="middle" draw:auto-grow-height="false" fo:min-height="1.938cm" fo:min-width="3.841cm" fo:padding-top="0.139cm" fo:padding-bottom="0.139cm" fo:padding-left="0.264cm" fo:padding-right="0.264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9cm" fo:min-width="0cm"/>
    </style:style>
    <style:style style:name="gr71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098cm" fo:min-width="0cm" fo:padding-top="0.142cm" fo:padding-bottom="0.142cm" fo:padding-left="0.267cm" fo:padding-right="0.267cm"/>
    </style:style>
    <style:style style:name="gr72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427cm" fo:min-width="0.265cm" fo:padding-top="0.142cm" fo:padding-bottom="0.142cm" fo:padding-left="0.267cm" fo:padding-right="0.267cm"/>
    </style:style>
    <style:style style:name="gr73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416cm" fo:min-width="0.228cm" fo:padding-top="0.142cm" fo:padding-bottom="0.142cm" fo:padding-left="0.267cm" fo:padding-right="0.267cm"/>
    </style:style>
    <style:style style:name="gr74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427cm" fo:min-width="0.355cm" fo:padding-top="0.142cm" fo:padding-bottom="0.142cm" fo:padding-left="0.267cm" fo:padding-right="0.267cm"/>
    </style:style>
    <style:style style:name="gr75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427cm" fo:min-width="0.406cm" fo:padding-top="0.142cm" fo:padding-bottom="0.142cm" fo:padding-left="0.267cm" fo:padding-right="0.267cm"/>
    </style:style>
    <style:style style:name="gr76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427cm" fo:min-width="0.33cm" fo:padding-top="0.142cm" fo:padding-bottom="0.142cm" fo:padding-left="0.267cm" fo:padding-right="0.267cm"/>
    </style:style>
    <style:style style:name="gr77" style:family="graphic" style:parent-style-name="standard">
      <style:graphic-properties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.228cm" fo:padding-top="0.142cm" fo:padding-bottom="0.142cm" fo:padding-left="0.267cm" fo:padding-right="0.267cm"/>
    </style:style>
    <style:style style:name="gr7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68cm" fo:min-width="0.488cm" fo:padding-top="0.139cm" fo:padding-bottom="0.139cm" fo:padding-left="0.264cm" fo:padding-right="0.264cm"/>
    </style:style>
    <style:style style:name="gr79" style:family="graphic" style:parent-style-name="standard">
      <style:graphic-properties svg:stroke-color="#cccccc" draw:fill-color="#b2b2b2" draw:textarea-horizontal-align="justify" draw:textarea-vertical-align="middle" draw:auto-grow-height="false" fo:min-height="0.304cm" fo:min-width="3.068cm"/>
    </style:style>
    <style:style style:name="gr80" style:family="graphic" style:parent-style-name="standard">
      <style:graphic-properties draw:stroke="dash" draw:stroke-dash="Fine_20_Dashed" svg:stroke-width="0.028cm" svg:stroke-color="#000000" draw:marker-start-width="0.242cm" draw:marker-end-width="0.242cm" draw:fill-color="#ffffff" draw:opacity="0%" draw:textarea-horizontal-align="justify" draw:textarea-vertical-align="middle" draw:auto-grow-height="false" fo:min-height="1.938cm" fo:min-width="3.04cm" fo:padding-top="0.139cm" fo:padding-bottom="0.139cm" fo:padding-left="0.264cm" fo:padding-right="0.26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916cm" fo:min-width="0cm"/>
    </style:style>
    <style:style style:name="gr8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479cm" fo:min-width="0.37cm" fo:padding-top="0.139cm" fo:padding-bottom="0.139cm" fo:padding-left="0.264cm" fo:padding-right="0.264cm"/>
    </style:style>
    <style:style style:name="gr83" style:family="graphic" style:parent-style-name="standard">
      <style:graphic-properties svg:stroke-color="#cccccc" draw:fill-color="#b2b2b2" draw:textarea-horizontal-align="justify" draw:textarea-vertical-align="middle" draw:auto-grow-height="false" fo:min-height="0.304cm" fo:min-width="2.726cm"/>
    </style:style>
    <style:style style:name="gr84" style:family="graphic" style:parent-style-name="standard">
      <style:graphic-properties draw:stroke="dash" draw:stroke-dash="Fine_20_Dashed" svg:stroke-width="0.028cm" svg:stroke-color="#000000" draw:marker-start-width="0.242cm" draw:marker-end-width="0.242cm" draw:fill-color="#ffffff" draw:opacity="0%" draw:textarea-horizontal-align="justify" draw:textarea-vertical-align="middle" draw:auto-grow-height="false" fo:min-height="1.938cm" fo:min-width="2.698cm" fo:padding-top="0.139cm" fo:padding-bottom="0.139cm" fo:padding-left="0.264cm" fo:padding-right="0.264cm"/>
    </style:style>
    <style:style style:name="gr85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427cm" fo:min-width="0.559cm" fo:padding-top="0.142cm" fo:padding-bottom="0.142cm" fo:padding-left="0.267cm" fo:padding-right="0.267cm"/>
    </style:style>
    <style:style style:name="gr86" style:family="graphic" style:parent-style-name="objectwithoutfill">
      <style:graphic-properties svg:stroke-width="0.035cm" draw:marker-start-width="0.252cm" draw:marker-end="Arrow" draw:marker-end-width="0.255cm" draw:fill="none" draw:textarea-vertical-align="middle" fo:padding-top="0.142cm" fo:padding-bottom="0.142cm" fo:padding-left="0.267cm" fo:padding-right="0.267cm"/>
    </style:style>
    <style:style style:name="gr87" style:family="graphic" style:parent-style-name="standard">
      <style:graphic-properties svg:stroke-width="0.035cm" svg:stroke-color="#000000" draw:marker-start="Arrow" draw:marker-start-width="0.203cm" draw:marker-end-width="0.252cm" draw:textarea-vertical-align="middle" fo:padding-top="0.142cm" fo:padding-bottom="0.142cm" fo:padding-left="0.267cm" fo:padding-right="0.267cm"/>
    </style:style>
    <style:style style:name="gr88" style:family="graphic" style:parent-style-name="standard">
      <style:graphic-properties svg:stroke-width="0.035cm" svg:stroke-color="#000000" draw:marker-start-width="0.252cm" draw:marker-end="Arrow" draw:marker-end-width="0.203cm" draw:textarea-vertical-align="middle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_5f_-notes">
      <style:graphic-properties draw:fill-color="#ffffff" fo:min-height="12.572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 draw:opacity="0%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text-properties style:font-name="TeX Gyre Bonum"/>
    </style:style>
    <style:style style:name="P8" style:family="paragraph">
      <loext:graphic-properties draw:fill="none"/>
      <style:paragraph-properties fo:text-align="end"/>
    </style:style>
    <style:style style:name="P9" style:family="paragraph">
      <loext:graphic-properties draw:fill-color="#ffffff"/>
    </style:style>
    <style:style style:name="P10" style:family="paragraph">
      <loext:graphic-properties draw:fill-color="#b2b2b2"/>
      <style:paragraph-properties fo:text-align="center"/>
    </style:style>
    <style:style style:name="P11" style:family="paragraph">
      <loext:graphic-properties draw:fill-color="#ffffff" draw:opacity="0%"/>
      <style:paragraph-properties fo:text-align="center"/>
    </style:style>
    <style:style style:name="P12" style:family="paragraph">
      <loext:graphic-properties draw:fill="solid" draw:fill-color="#ffffff" draw:opacity="0%"/>
    </style:style>
    <style:style style:name="P13" style:family="paragraph">
      <loext:graphic-properties draw:fill="none" draw:fill-color="#ffffff"/>
      <style:text-properties style:font-name="STIX Math" fo:font-size="18pt"/>
    </style:style>
    <style:style style:name="P14" style:family="paragraph">
      <style:paragraph-properties fo:margin-top="0cm" fo:margin-bottom="0cm" fo:line-height="50%" fo:text-align="center"/>
    </style:style>
    <style:style style:name="P15" style:family="paragraph">
      <loext:graphic-properties draw:fill="none" draw:fill-color="#ffffff"/>
      <style:paragraph-properties fo:margin-top="0cm" fo:margin-bottom="0cm" fo:line-height="50%" fo:text-align="center"/>
      <style:text-properties style:font-name="STIX Math" fo:font-size="18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solid" draw:fill-color="#0000ff" draw:opacity="0%"/>
    </style:style>
    <style:style style:name="P18" style:family="paragraph">
      <loext:graphic-properties draw:fill="solid" draw:fill-color="#0000ff"/>
    </style:style>
    <style:style style:name="P19" style:family="paragraph">
      <loext:graphic-properties draw:fill="solid" draw:fill-color="#ff0000" draw:opacity="0%"/>
    </style:style>
    <style:style style:name="P20" style:family="paragraph">
      <loext:graphic-properties draw:fill="solid" draw:fill-color="#ff0000"/>
    </style:style>
    <style:style style:name="P21" style:family="paragraph">
      <loext:graphic-properties draw:opacity="0%"/>
      <style:paragraph-properties fo:text-align="center"/>
    </style:style>
    <style:style style:name="P22" style:family="paragraph">
      <loext:graphic-properties draw:fill="none" draw:fill-color="#ffffff"/>
      <style:text-properties fo:color="#00cc00" style:font-name="STIX Math" fo:font-size="18pt"/>
    </style:style>
    <style:style style:name="P23" style:family="paragraph">
      <loext:graphic-properties draw:fill-color="#ffffff"/>
      <style:paragraph-properties fo:line-height="50%" fo:text-align="center"/>
      <style:text-properties style:font-name="STIX Math"/>
    </style:style>
    <style:style style:name="P24" style:family="paragraph">
      <loext:graphic-properties draw:fill="none" draw:fill-color="#ffffff"/>
      <style:text-properties style:font-name="TeX Gyre Bonum" fo:font-size="10pt" style:font-size-asian="10pt" style:font-size-complex="10pt"/>
    </style:style>
    <style:style style:name="P25" style:family="paragraph">
      <loext:graphic-properties draw:fill="none" draw:fill-color="#ffffff"/>
      <style:text-properties style:font-name="STIX Math" fo:font-size="10pt" style:font-size-asian="10pt" style:font-size-complex="10pt"/>
    </style:style>
    <style:style style:name="P26" style:family="paragraph">
      <loext:graphic-properties draw:fill="none" draw:fill-color="#ffffff"/>
      <style:paragraph-properties fo:margin-top="0cm" fo:margin-bottom="0cm" fo:line-height="50%" fo:text-align="center"/>
      <style:text-properties style:font-name="STIX Math" fo:font-size="10pt" style:font-size-asian="10pt" style:font-size-complex="10pt"/>
    </style:style>
    <style:style style:name="P27" style:family="paragraph">
      <style:paragraph-properties fo:margin-top="0cm" fo:margin-bottom="0cm" fo:line-height="0.305cm" fo:text-align="center"/>
    </style:style>
    <style:style style:name="P28" style:family="paragraph">
      <loext:graphic-properties draw:fill="none" draw:fill-color="#ffffff"/>
      <style:paragraph-properties fo:margin-top="0cm" fo:margin-bottom="0cm" fo:line-height="0.305cm" fo:text-align="center"/>
      <style:text-properties style:font-name="STIX Math" fo:font-size="10pt" style:font-size-asian="10pt" style:font-size-complex="10pt"/>
    </style:style>
    <style:style style:name="P29" style:family="paragraph">
      <style:paragraph-properties fo:text-align="center"/>
    </style:style>
    <style:style style:name="T1" style:family="text">
      <style:text-properties style:font-name="TeX Gyre Bonum"/>
    </style:style>
    <style:style style:name="T2" style:family="text">
      <style:text-properties style:font-name="STIX Math" fo:font-size="18pt"/>
    </style:style>
    <style:style style:name="T3" style:family="text">
      <style:text-properties fo:color="#00cc00" style:font-name="STIX Math" fo:font-size="18pt"/>
    </style:style>
    <style:style style:name="T4" style:family="text">
      <style:text-properties style:font-name="TeX Gyre Bonum" fo:font-size="10pt" style:font-size-asian="10pt" style:font-size-complex="10pt"/>
    </style:style>
    <style:style style:name="T5" style:family="text">
      <style:text-properties style:font-name="STIX Math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svg:title>TexMaths</svg:title>
          <svg:desc>28§display§+§svg§600§FALSE§</svg:desc>
          <draw:polygon draw:style-name="gr1" draw:text-style-name="P1" draw:layer="layout" svg:width="0.763cm" svg:height="0.654cm" svg:x="17.378cm" svg:y="2.747cm" svg:viewBox="0 0 764 655" draw:points="383,655 0,655 0,0 764,0 764,655">
            <text:p/>
          </draw:polygon>
          <draw:path draw:style-name="gr2" draw:text-style-name="P2" draw:layer="layout" svg:width="0.657cm" svg:height="0.657cm" svg:x="17.434cm" svg:y="2.744cm" svg:viewBox="0 0 658 658" svg:d="M350 350h274c14 0 34 0 34-20 0-22-20-22-34-22h-274v-274c0-14 0-34-20-34-22 0-22 20-22 34v274h-274c-14 0-34 0-34 22 0 20 20 20 34 20h274v274c0 14 0 34 22 34 20 0 20-20 20-34z">
            <text:p/>
          </draw:path>
        </draw:g>
        <draw:polyline draw:style-name="gr3" draw:text-style-name="P3" draw:layer="layout" svg:width="10.374cm" svg:height="5.399cm" draw:transform="skewX (6.64933565098065E-017) rotate (2.73178934522152) translate (9.55034090828816cm 11.8350503743565cm)" svg:viewBox="0 0 10375 5400" draw:points="0,3488 8029,0 10375,5400">
          <text:p/>
        </draw:polyline>
        <draw:custom-shape draw:style-name="gr4" draw:text-style-name="P4" draw:layer="layout" svg:width="2.286cm" svg:height="0.254cm" svg:x="6.118cm" svg:y="4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5" draw:text-style-name="P5" draw:layer="layout" svg:width="10.031cm" svg:height="0.893cm" draw:transform="rotate (3.06148204092325) translate (17.9160113019181cm 6.06604486558232cm)" svg:viewBox="0 0 10032 894" draw:points="0,800 9960,0 9991,388 10032,894">
          <text:p/>
        </draw:polyline>
        <draw:polyline draw:style-name="gr6" draw:text-style-name="P5" draw:layer="layout" svg:width="9.035cm" svg:height="3.1cm" draw:transform="skewX (-6.64740496693564E-017) rotate (2.79078147393893) translate (14.1462898924659cm 10.3894404922547cm)" svg:viewBox="0 0 9036 3101" draw:points="0,2892 7902,0 9036,3101">
          <text:p/>
        </draw:polyline>
        <draw:line draw:style-name="gr7" draw:text-style-name="P5" draw:layer="layout" svg:x1="7.388cm" svg:y1="4.118cm" svg:x2="7.388cm" svg:y2="2.731cm">
          <text:p/>
        </draw:line>
        <draw:frame draw:style-name="gr8" draw:text-style-name="P5" draw:layer="layout" svg:width="1.428cm" svg:height="1.507cm" svg:x="16.431cm" svg:y="1.295cm">
          <draw:image xlink:href="Pictures/100002010000003600000039538E4DEC480E113C.png" xlink:type="simple" xlink:show="embed" xlink:actuate="onLoad">
            <text:p/>
          </draw:image>
        </draw:frame>
        <draw:custom-shape draw:style-name="gr9" draw:text-style-name="P6" draw:layer="layout" svg:width="4.318cm" svg:height="2.286cm" svg:x="20.92cm" svg:y="1.0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318cm" svg:height="2.286cm" svg:x="10.94cm" svg:y="6.858cm">
          <text:p/>
          <draw:enhanced-geometry svg:viewBox="0 0 21600 21600" draw:type="rectangle" draw:enhanced-path="M 0 0 L 21600 0 21600 21600 0 21600 0 0 Z N"/>
        </draw:custom-shape>
        <draw:polyline draw:style-name="gr5" draw:text-style-name="P5" draw:layer="layout" svg:width="12.137cm" svg:height="5.671cm" draw:transform="skewX (-5.41099043310044E-017) rotate (-2.6778586713349) translate (28.191128629654cm 7.35916174827216cm)" svg:viewBox="0 0 12138 5672" draw:points="0,5672 2837,0 12138,4643">
          <text:p/>
        </draw:polyline>
        <draw:line draw:style-name="gr5" draw:text-style-name="P5" draw:layer="layout" svg:x1="17.859cm" svg:y1="2.086cm" svg:x2="20.969cm" svg:y2="2.086cm">
          <text:p/>
        </draw:line>
        <draw:polyline draw:style-name="gr5" draw:text-style-name="P5" draw:layer="layout" svg:width="7.349cm" svg:height="3.882cm" draw:transform="skewX (6.52642566929968E-017) rotate (-2.21813894635959) translate (22.7881940398772cm 4.09867122947507cm)" svg:viewBox="0 0 7350 3883" draw:points="0,3337 4414,0 7350,3883">
          <text:p/>
        </draw:polyline>
        <draw:frame draw:style-name="gr8" draw:text-style-name="P5" draw:layer="layout" svg:width="1.428cm" svg:height="1.507cm" svg:x="6.658cm" svg:y="1.287cm">
          <draw:image xlink:href="Pictures/100002010000003600000039DF2B2BF369C177C7.png" xlink:type="simple" xlink:show="embed" xlink:actuate="onLoad">
            <text:p/>
          </draw:image>
        </draw:frame>
        <draw:custom-shape draw:style-name="gr11" draw:text-style-name="P6" draw:layer="layout" svg:width="3.302cm" svg:height="2.286cm" svg:x="10.814cm" svg:y="0.99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MPC§svg§600§FALSE§</svg:desc>
          <draw:polygon draw:style-name="gr1" draw:text-style-name="P1" draw:layer="layout" svg:width="2.597cm" svg:height="0.671cm" svg:x="11.068cm" svg:y="1.273cm" svg:viewBox="0 0 2598 672" draw:points="1299,672 0,672 0,0 2598,0 2598,672">
            <text:p/>
          </draw:polygon>
          <draw:path draw:style-name="gr2" draw:text-style-name="P2" draw:layer="layout" svg:width="0.987cm" svg:height="0.674cm" svg:x="11.11cm" svg:y="1.27cm" svg:viewBox="0 0 988 675" svg:d="M873 76c9-37 9-45 84-45 23 0 31 0 31-20 0-11-8-11-25-11h-132c-25 0-25 0-39 20l-358 563-78-561c-3-22-6-22-31-22h-135c-19 0-30 0-30 20 0 11 11 11 30 11 12 0 31 0 42 3 14 0 23 2 23 14 0 5-3 8-6 19l-126 505c-8 39-25 70-106 72-3 0-17 0-17 20 0 8 6 11 14 11 31 0 67-3 98-3 34 0 70 3 101 3 5 0 19 0 19-19 0-12-11-12-19-12-56 0-65-19-65-42 0-8 0-14 3-25l135-538 86 614c0 11 3 22 14 22 12 0 17-11 23-17l397-627-140 569c-11 36-11 44-89 44-17 0-28 0-28 20 0 11 11 11 14 11 28 0 95-3 123-3 39 0 84 3 123 3 6 0 20 0 20-19 0-12-9-12-28-12-37 0-65 0-65-16 0-6 0-6 6-26z">
            <text:p/>
          </draw:path>
          <draw:path draw:style-name="gr2" draw:text-style-name="P2" draw:layer="layout" svg:width="0.704cm" svg:height="0.674cm" svg:x="12.165cm" svg:y="1.27cm" svg:viewBox="0 0 705 675" svg:d="M260 364h168c140 0 277-103 277-216 0-75-64-148-195-148h-320c-19 0-28 0-28 20 0 11 9 11 28 11 12 0 31 0 42 3 17 0 23 2 23 14 0 5-3 8-6 19l-131 533c-12 36-12 44-90 44-17 0-28 0-28 20 0 11 11 11 14 11 28 0 98-3 126-3 22 0 42 0 64 0 20 0 42 3 65 3 5 0 19 0 19-19 0-12-8-12-28-12-36 0-64 0-64-16 0-6 3-12 3-17zM330 67c9-33 12-36 54-36h95c81 0 134 25 134 95 0 39-19 123-59 160-47 45-109 50-151 50h-140z">
            <text:p/>
          </draw:path>
          <draw:path draw:style-name="gr2" draw:text-style-name="P2" draw:layer="layout" svg:width="0.702cm" svg:height="0.719cm" svg:x="12.941cm" svg:y="1.248cm" svg:viewBox="0 0 703 720" svg:d="M703 11c0-5-3-11-12-11-2 0-5 0-16 11l-67 76c-12-14-56-87-166-87-221 0-442 219-442 448 0 163 118 272 269 272 84 0 159-42 213-87 92-81 109-171 109-174 0-8-11-8-14-8-6 0-9 0-11 8-9 28-31 99-101 157-67 56-129 73-182 73-87 0-193-53-193-207 0-56 22-216 120-331 59-70 151-120 241-120 101 0 159 75 159 190 0 40-2 42-2 51 0 11 11 11 14 11 14 0 14-3 16-20z">
            <text:p/>
          </draw:path>
        </draw:g>
        <draw:custom-shape draw:style-name="gr12" draw:text-style-name="P6" draw:layer="layout" svg:width="1.524cm" svg:height="1.27cm" svg:x="17.622cm" svg:y="4.57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$z^{-1}$§svg§600§FALSE§</svg:desc>
          <draw:polygon draw:style-name="gr1" draw:text-style-name="P1" draw:layer="layout" svg:width="1.441cm" svg:height="0.8cm" svg:x="17.704cm" svg:y="4.84cm" svg:viewBox="0 0 1442 801" draw:points="722,801 0,801 0,0 1442,0 1442,801">
            <text:p/>
          </draw:polygon>
          <draw:path draw:style-name="gr2" draw:text-style-name="P2" draw:layer="layout" svg:width="0.369cm" svg:height="0.425cm" svg:x="17.732cm" svg:y="5.215cm" svg:viewBox="0 0 370 426" svg:d="M358 31c9-11 9-14 9-17 0-14-6-14-25-14h-317l-11 160h25c6-101 25-138 135-138h112l-278 373c-8 11-8 14-8 20 0 11 6 11 25 11h328l17-185h-26c-8 117-28 162-142 162h-118z">
            <text:p/>
          </draw:path>
          <draw:path draw:style-name="gr2" draw:text-style-name="P2" draw:layer="layout" svg:width="0.467cm" svg:height="0.035cm" svg:x="18.214cm" svg:y="5.092cm" svg:viewBox="0 0 468 36" svg:d="M440 36c11 0 28 0 28-16 0-20-14-20-28-20h-412c-11 0-28 0-28 17 0 19 17 19 28 19z">
            <text:p/>
          </draw:path>
          <draw:path draw:style-name="gr2" draw:text-style-name="P2" draw:layer="layout" svg:width="0.254cm" svg:height="0.458cm" svg:x="18.827cm" svg:y="4.826cm" svg:viewBox="0 0 255 459" svg:d="M157 20c0-20 0-20-20-20-45 45-109 45-137 45v25c17 0 62 0 101-20v353c0 23 0 31-70 31h-25v25c11 0 98-2 123-2 22 0 109 2 126 2v-25h-28c-70 0-70-8-70-31z">
            <text:p/>
          </draw:path>
        </draw:g>
        <draw:g>
          <svg:title>TexMaths</svg:title>
          <svg:desc>28§display§$\Delta u(k)$§svg§600§FALSE§</svg:desc>
          <draw:polygon draw:style-name="gr1" draw:text-style-name="P1" draw:layer="layout" svg:width="2.684cm" svg:height="0.982cm" svg:x="14.209cm" svg:y="0.411cm" svg:viewBox="0 0 2685 983" draw:points="1341,983 0,983 0,0 2685,0 2685,983">
            <text:p/>
          </draw:polygon>
          <draw:path draw:style-name="gr2" draw:text-style-name="P2" draw:layer="layout" svg:width="0.727cm" svg:height="0.708cm" svg:x="14.257cm" svg:y="0.442cm" svg:viewBox="0 0 728 709" svg:d="M389 17c-5-11-8-17-25-17s-20 6-25 17l-333 672c-6 8-6 8-6 11 0 9 6 9 22 9h686c14 0 20 0 20-9 0-3 0-3-3-11zM333 98l266 535h-532z">
            <text:p/>
          </draw:path>
          <draw:path draw:style-name="gr2" draw:text-style-name="P2" draw:layer="layout" svg:width="0.509cm" svg:height="0.447cm" svg:x="15.055cm" svg:y="0.711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2" draw:text-style-name="P2" draw:layer="layout" svg:width="0.231cm" svg:height="0.985cm" svg:x="15.684cm" svg:y="0.40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447cm" svg:height="0.696cm" svg:x="16.023cm" svg:y="0.464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6-112 93z">
            <text:p/>
          </draw:path>
          <draw:path draw:style-name="gr2" draw:text-style-name="P2" draw:layer="layout" svg:width="0.231cm" svg:height="0.985cm" svg:x="16.566cm" svg:y="0.40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line draw:style-name="gr5" draw:text-style-name="P5" draw:layer="layout" svg:x1="14.116cm" svg:y1="2.032cm" svg:x2="16.531cm" svg:y2="2.032cm">
          <text:p/>
        </draw:line>
        <draw:line draw:style-name="gr5" draw:text-style-name="P5" draw:layer="layout" svg:x1="25.238cm" svg:y1="2.286cm" svg:x2="27.886cm" svg:y2="2.286cm">
          <text:p/>
        </draw:line>
        <draw:g>
          <svg:title>TexMaths</svg:title>
          <svg:desc>28§display§$y(k)$§svg§600§FALSE§</svg:desc>
          <draw:polygon draw:style-name="gr1" draw:text-style-name="P1" draw:layer="layout" svg:width="1.799cm" svg:height="0.982cm" svg:x="25.696cm" svg:y="1.049cm" svg:viewBox="0 0 1800 983" draw:points="899,983 0,983 0,0 1800,0 1800,983">
            <text:p/>
          </draw:polygon>
          <draw:path draw:style-name="gr2" draw:text-style-name="P2" draw:layer="layout" svg:width="0.483cm" svg:height="0.629cm" svg:x="25.716cm" svg:y="1.36cm" svg:viewBox="0 0 484 630" svg:d="M392 95c25-64 75-64 92-64v-31c-22 3-53 3-75 3-17 0-65-3-84-3v31c31 0 45 17 45 42 0 11 0 11-6 25l-101 241-109-266c-3-9-6-11-6-17 0-25 37-25 56-25v-31c-25 0-92 3-109 3-25 0-64 0-95-3v31c48 0 67 0 81 33l149 362c-6 14-20 45-26 59-22 53-50 123-112 123-5 0-28 0-47-20 31-3 39-25 39-39 0-28-20-42-42-42-20 0-42 11-42 42 0 45 42 81 92 81 62 0 101-59 126-115z">
            <text:p/>
          </draw:path>
          <draw:path draw:style-name="gr2" draw:text-style-name="P2" draw:layer="layout" svg:width="0.231cm" svg:height="0.985cm" svg:x="26.312cm" svg:y="1.04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478cm" svg:height="0.685cm" svg:x="26.623cm" svg:y="1.102cm" svg:viewBox="0 0 479 686" svg:d="M78 611c0 44-11 44-78 44v31c34 0 78-3 109-3 28 0 67 0 107 3v-31c-65 0-76 0-76-44v-101l62-56c78 106 120 162 120 179 0 20-17 22-36 22v31c28 0 86-3 106-3 28 0 59 0 87 3v-31c-37 0-59 0-98-53l-123-176c-3-3-9-9-9-11 0-3 73-62 81-70 62-51 104-54 126-54v-30c-30 2-42 2-70 2-36 0-98-2-112-2v30c20 0 31 12 31 26 0 19-14 30-22 36l-140 120v-473l-143 11v31c70 0 78 6 78 56z">
            <text:p/>
          </draw:path>
          <draw:path draw:style-name="gr2" draw:text-style-name="P2" draw:layer="layout" svg:width="0.231cm" svg:height="0.985cm" svg:x="27.168cm" svg:y="1.04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line draw:style-name="gr7" draw:text-style-name="P5" draw:layer="layout" svg:x1="8.086cm" svg:y1="2.032cm" svg:x2="10.914cm" svg:y2="2.032cm">
          <text:p/>
        </draw:line>
        <draw:frame draw:style-name="gr8" draw:text-style-name="P5" draw:layer="layout" svg:width="1.428cm" svg:height="1.507cm" svg:x="1.478cm" svg:y="1.241cm">
          <draw:image xlink:href="Pictures/100002010000003600000039DF2B2BF369C177C7.png" xlink:type="simple" xlink:show="embed" xlink:actuate="onLoad">
            <text:p/>
          </draw:image>
        </draw:frame>
        <draw:custom-shape draw:style-name="gr13" draw:text-style-name="P6" draw:layer="layout" svg:width="1.886cm" svg:height="1.632cm" draw:transform="rotate (-1.5707963267949) translate (5.442cm 1.162cm)">
          <text:p/>
          <draw:enhanced-geometry svg:viewBox="0 0 21600 21600" draw:glue-points="?f0 0 ?f1 10800 0 21600 10800 21600 21600 21600 ?f7 10800" draw:text-areas="?f1 10800 ?f2 18000 ?f3 7200 ?f4 21600" draw:type="isosceles-triangle" draw:modifiers="11120.272241127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20§display§$N_{\tilde x}$§svg§600§FALSE§</svg:desc>
          <draw:polygon draw:style-name="gr1" draw:text-style-name="P1" draw:layer="layout" svg:width="0.843cm" svg:height="0.585cm" svg:x="3.936cm" svg:y="1.822cm" svg:viewBox="0 0 844 586" draw:points="422,586 0,586 0,0 844,0 844,586">
            <text:p/>
          </draw:polygon>
          <draw:path draw:style-name="gr2" draw:text-style-name="P2" draw:layer="layout" svg:width="0.481cm" svg:height="0.481cm" svg:x="3.96cm" svg:y="1.82cm" svg:viewBox="0 0 482 482" svg:d="M140 10c-6-10-6-10-20-10h-120v22h20c12 0 26 0 36 2 16 2 16 2 16 16v368c0 20 0 52-72 52v22c24 0 60-2 82-2 24 0 58 2 84 2v-22c-74 0-74-32-74-52v-368c4 4 4 6 8 10l288 422c6 10 6 10 12 10 10 0 10-4 10-18v-390c0-18 0-52 72-52v-22c-24 0-60 2-82 2-24 0-58-2-84-2v22c74 0 74 34 74 52v302z">
            <text:p/>
          </draw:path>
          <draw:path draw:style-name="gr2" draw:text-style-name="P2" draw:layer="layout" svg:width="0.183cm" svg:height="0.051cm" svg:x="4.544cm" svg:y="2.074cm" svg:viewBox="0 0 184 52" svg:d="M174 0c-16 16-30 24-44 24-12 0-28-8-32-10-18-10-28-14-38-14-22 0-28 8-60 40l10 12c14-16 28-24 42-24s28 8 32 10c18 8 28 14 40 14 20 0 28-10 60-42z">
            <text:p/>
          </draw:path>
          <draw:path draw:style-name="gr2" draw:text-style-name="P2" draw:layer="layout" svg:width="0.265cm" svg:height="0.223cm" svg:x="4.484cm" svg:y="2.188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</draw:g>
        <draw:line draw:style-name="gr7" draw:text-style-name="P5" draw:layer="layout" svg:x1="5.442cm" svg:y1="2.032cm" svg:x2="6.658cm" svg:y2="2.032cm">
          <text:p/>
        </draw:line>
        <draw:line draw:style-name="gr5" draw:text-style-name="P5" draw:layer="layout" svg:x1="-0.146cm" svg:y1="2.032cm" svg:x2="1.632cm" svg:y2="2.032cm">
          <text:p/>
        </draw:line>
        <draw:line draw:style-name="gr5" draw:text-style-name="P5" draw:layer="layout" svg:x1="2.906cm" svg:y1="2.032cm" svg:x2="3.856cm" svg:y2="2.057cm">
          <text:p/>
        </draw:line>
        <draw:frame draw:style-name="gr14" draw:text-style-name="P7" draw:layer="layout" svg:width="3.542cm" svg:height="1.107cm" svg:x="11.349cm" svg:y="7.021cm">
          <draw:text-box>
            <text:p><text:span text:style-name="T1">Estimator</text:span></text:p>
          </draw:text-box>
        </draw:frame>
        <draw:g>
          <svg:title>TexMaths</svg:title>
          <svg:desc>28§display§(G_o)§svg§600§FALSE§</svg:desc>
          <draw:polygon draw:style-name="gr1" draw:text-style-name="P1" draw:layer="layout" svg:width="1.973cm" svg:height="0.982cm" svg:x="12.101cm" svg:y="8.007cm" svg:viewBox="0 0 1974 983" draw:points="986,983 0,983 0,0 1974,0 1974,983">
            <text:p/>
          </draw:polygon>
          <draw:path draw:style-name="gr2" draw:text-style-name="P2" draw:layer="layout" svg:width="0.231cm" svg:height="0.985cm" svg:x="12.199cm" svg:y="8.00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702cm" svg:height="0.719cm" svg:x="12.532cm" svg:y="8.049cm" svg:viewBox="0 0 703 720" svg:d="M703 11c0-5-3-11-11-11-3 0-6 0-17 11l-67 76c-12-14-56-87-166-87-221 0-442 218-442 448 0 157 109 272 269 272 45 0 89-11 123-25 50-20 70-40 87-59 8 22 33 59 45 59 5 0 5-3 5-3 3-3 14-39 17-62l20-75c5-17 8-34 14-51 11-45 11-45 67-47 5 0 17 0 17-20 0-6-6-11-14-11-23 0-82 3-104 3-31 0-106-3-137-3-9 0-23 0-23 19 0 12 9 12 31 12 0 0 28 0 53 2 26 3 31 6 31 20 0 8-11 53-22 90-28 109-157 120-191 120-95 0-198-59-198-210 0-28 11-193 114-322 54-67 149-126 247-126 101 0 159 75 159 190 0 40-2 42-2 51 0 11 11 11 14 11 14 0 14-3 16-20z">
            <text:p/>
          </draw:path>
          <draw:path draw:style-name="gr2" draw:text-style-name="P2" draw:layer="layout" svg:width="0.324cm" svg:height="0.313cm" svg:x="13.297cm" svg:y="8.587cm" svg:viewBox="0 0 325 314" svg:d="M325 120c0-75-56-120-126-120-101 0-199 98-199 193 0 68 50 121 126 121 101 0 199-93 199-194zM126 294c-34 0-67-22-67-78 0-28 11-96 39-135 31-45 70-61 101-61 39 0 70 25 70 78 0 14-9 84-39 132-26 42-68 64-104 64z">
            <text:p/>
          </draw:path>
          <draw:path draw:style-name="gr2" draw:text-style-name="P2" draw:layer="layout" svg:width="0.231cm" svg:height="0.985cm" svg:x="13.747cm" svg:y="8.00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draw:style-name="gr14" draw:text-style-name="P7" draw:layer="layout" svg:width="3.542cm" svg:height="1.107cm" svg:x="21.844cm" svg:y="1.179cm">
          <draw:text-box>
            <text:p><text:span text:style-name="T1">PLANT</text:span></text:p>
          </draw:text-box>
        </draw:frame>
        <draw:g>
          <svg:title>TexMaths</svg:title>
          <svg:desc>28§display§(G_p)§svg§600§FALSE§</svg:desc>
          <draw:polygon draw:style-name="gr1" draw:text-style-name="P1" draw:layer="layout" svg:width="1.99cm" svg:height="1.018cm" svg:x="22.136cm" svg:y="2.166cm" svg:viewBox="0 0 1991 1019" draw:points="997,1019 0,1019 0,0 1991,0 1991,1019">
            <text:p/>
          </draw:polygon>
          <draw:path draw:style-name="gr2" draw:text-style-name="P2" draw:layer="layout" svg:width="0.231cm" svg:height="0.985cm" svg:x="22.234cm" svg:y="2.16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2" draw:text-style-name="P2" draw:layer="layout" svg:width="0.702cm" svg:height="0.719cm" svg:x="22.567cm" svg:y="2.208cm" svg:viewBox="0 0 703 720" svg:d="M703 11c0-5-3-11-11-11-3 0-6 0-17 11l-67 76c-12-14-56-87-166-87-221 0-442 218-442 448 0 157 109 272 269 272 45 0 89-12 123-26 50-19 70-39 87-58 8 22 33 58 45 58 5 0 5-2 5-2 3-3 14-40 17-62l20-76c5-16 8-33 14-50 11-45 11-45 67-48 5 0 17 0 17-19 0-6-6-11-14-11-23 0-82 2-104 2-31 0-106-2-137-2-9 0-23 0-23 19 0 11 9 11 31 11 0 0 28 0 53 3 26 3 31 6 31 20 0 8-11 53-22 89-28 110-157 121-191 121-95 0-198-59-198-210 0-28 11-193 114-322 54-67 149-126 247-126 101 0 159 75 159 190 0 39-2 42-2 51 0 11 11 11 14 11 14 0 14-3 16-20z">
            <text:p/>
          </draw:path>
          <draw:path draw:style-name="gr2" draw:text-style-name="P2" draw:layer="layout" svg:width="0.385cm" svg:height="0.439cm" svg:x="23.287cm" svg:y="2.745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2" draw:text-style-name="P2" draw:layer="layout" svg:width="0.231cm" svg:height="0.985cm" svg:x="23.799cm" svg:y="2.16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\hat{x}(k)§svg§600§FALSE§</svg:desc>
          <draw:polygon draw:style-name="gr1" draw:text-style-name="P1" draw:layer="layout" svg:width="1.869cm" svg:height="0.982cm" svg:x="8.128cm" svg:y="6.308cm" svg:viewBox="0 0 1870 983" draw:points="935,983 0,983 0,0 1870,0 1870,983">
            <text:p/>
          </draw:polygon>
          <draw:polygon draw:style-name="gr2" draw:text-style-name="P2" draw:layer="layout" svg:width="0.265cm" svg:height="0.153cm" svg:x="8.304cm" svg:y="6.361cm" svg:viewBox="0 0 266 154" draw:points="134,0 0,137 17,154 134,53 246,154 266,137">
            <text:p/>
          </draw:polygon>
          <draw:path draw:style-name="gr2" draw:text-style-name="P2" draw:layer="layout" svg:width="0.492cm" svg:height="0.447cm" svg:x="8.156cm" svg:y="6.60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2" draw:text-style-name="P2" draw:layer="layout" svg:width="0.231cm" svg:height="0.985cm" svg:x="8.789cm" svg:y="6.30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447cm" svg:height="0.696cm" svg:x="9.125cm" svg:y="6.361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6-112 93z">
            <text:p/>
          </draw:path>
          <draw:path draw:style-name="gr2" draw:text-style-name="P2" draw:layer="layout" svg:width="0.231cm" svg:height="0.985cm" svg:x="9.668cm" svg:y="6.30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\hat{x}_o(k)§svg§600§FALSE§</svg:desc>
          <draw:polygon draw:style-name="gr1" draw:text-style-name="P1" draw:layer="layout" svg:width="2.306cm" svg:height="0.982cm" svg:x="3.419cm" svg:y="7.283cm" svg:viewBox="0 0 2307 983" draw:points="1154,983 0,983 0,0 2307,0 2307,983">
            <text:p/>
          </draw:polygon>
          <draw:polygon draw:style-name="gr2" draw:text-style-name="P2" draw:layer="layout" svg:width="0.265cm" svg:height="0.153cm" svg:x="3.595cm" svg:y="7.336cm" svg:viewBox="0 0 266 154" draw:points="134,0 0,137 17,154 134,53 246,154 266,137">
            <text:p/>
          </draw:polygon>
          <draw:path draw:style-name="gr2" draw:text-style-name="P2" draw:layer="layout" svg:width="0.492cm" svg:height="0.447cm" svg:x="3.447cm" svg:y="7.58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2" draw:text-style-name="P2" draw:layer="layout" svg:width="0.324cm" svg:height="0.313cm" svg:x="4.021cm" svg:y="7.863cm" svg:viewBox="0 0 325 314" svg:d="M325 120c0-75-56-120-126-120-101 0-199 98-199 193 0 68 50 121 126 121 101 0 199-93 199-194zM126 294c-34 0-67-22-67-78 0-28 11-96 39-135 31-45 70-61 101-61 39 0 70 25 70 78 0 14-9 84-39 132-26 42-68 64-104 64z">
            <text:p/>
          </draw:path>
          <draw:path draw:style-name="gr2" draw:text-style-name="P2" draw:layer="layout" svg:width="0.231cm" svg:height="0.985cm" svg:x="4.517cm" svg:y="7.2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447cm" svg:height="0.696cm" svg:x="4.855cm" svg:y="7.336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6-112 93z">
            <text:p/>
          </draw:path>
          <draw:path draw:style-name="gr2" draw:text-style-name="P2" draw:layer="layout" svg:width="0.231cm" svg:height="0.985cm" svg:x="5.398cm" svg:y="7.2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x_u(k)§svg§600§FALSE§</svg:desc>
          <draw:polygon draw:style-name="gr1" draw:text-style-name="P1" draw:layer="layout" svg:width="2.382cm" svg:height="0.982cm" svg:x="11.081cm" svg:y="4.143cm" svg:viewBox="0 0 2383 983" draw:points="1190,983 0,983 0,0 2383,0 2383,983">
            <text:p/>
          </draw:polygon>
          <draw:path draw:style-name="gr2" draw:text-style-name="P2" draw:layer="layout" svg:width="0.492cm" svg:height="0.447cm" svg:x="11.109cm" svg:y="4.44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2" draw:text-style-name="P2" draw:layer="layout" svg:width="0.402cm" svg:height="0.313cm" svg:x="11.675cm" svg:y="4.723cm" svg:viewBox="0 0 403 314" svg:d="M260 193c-2 14-8 42-11 42-14 23-39 59-84 59-47 0-47-45-47-59 0-39 19-89 39-140 5-14 8-25 8-36 0-37-28-59-64-59-70 0-101 95-101 106 0 9 8 9 11 9 11 0 11-3 14-11 17-56 48-84 73-84 11 0 17 8 17 25 0 14-6 31-11 45-37 98-37 117-37 134 0 14 0 45 25 67 20 17 48 23 70 23 45 0 68-23 90-45 17 42 62 45 70 45 25 0 42-14 56-37 14-28 25-67 25-70 0-8-11-8-11-8-11 0-11 3-17 19-8 34-19 76-50 76-17 0-23-17-23-33 0-12 6-37 12-57 2-16 11-47 14-61l16-62c3-17 12-47 12-53 0-14-12-22-23-22-25 0-31 22-36 44z">
            <text:p/>
          </draw:path>
          <draw:path draw:style-name="gr2" draw:text-style-name="P2" draw:layer="layout" svg:width="0.231cm" svg:height="0.985cm" svg:x="12.254cm" svg:y="4.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447cm" svg:height="0.696cm" svg:x="12.59cm" svg:y="4.196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6-112 93z">
            <text:p/>
          </draw:path>
          <draw:path draw:style-name="gr2" draw:text-style-name="P2" draw:layer="layout" svg:width="0.231cm" svg:height="0.985cm" svg:x="13.134cm" svg:y="4.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line draw:style-name="gr5" draw:text-style-name="P5" draw:layer="layout" svg:x1="17.18cm" svg:y1="5.269cm" svg:x2="17.18cm" svg:y2="2.802cm">
          <text:p/>
        </draw:line>
        <draw:g>
          <svg:title>TexMaths</svg:title>
          <svg:desc>28§display§+§svg§600§FALSE§</svg:desc>
          <draw:polygon draw:style-name="gr1" draw:text-style-name="P1" draw:layer="layout" svg:width="0.763cm" svg:height="0.654cm" svg:x="0.714cm" svg:y="1.123cm" svg:viewBox="0 0 764 655" draw:points="383,655 0,655 0,0 764,0 764,655">
            <text:p/>
          </draw:polygon>
          <draw:path draw:style-name="gr2" draw:text-style-name="P2" draw:layer="layout" svg:width="0.657cm" svg:height="0.657cm" svg:x="0.77cm" svg:y="1.12cm" svg:viewBox="0 0 658 658" svg:d="M350 350h274c14 0 34 0 34-20 0-22-20-22-34-22h-274v-274c0-14 0-34-20-34-22 0-22 20-22 34v274h-274c-14 0-34 0-34 22 0 20 20 20 34 20h274v274c0 14 0 34 22 34 20 0 20-20 20-34z">
            <text:p/>
          </draw:path>
        </draw:g>
        <draw:g>
          <svg:title>TexMaths</svg:title>
          <svg:desc>28§display§+§svg§600§FALSE§</svg:desc>
          <draw:polygon draw:style-name="gr1" draw:text-style-name="P1" draw:layer="layout" svg:width="0.763cm" svg:height="0.654cm" svg:x="7.872cm" svg:y="2.647cm" svg:viewBox="0 0 764 655" draw:points="383,655 0,655 0,0 764,0 764,655">
            <text:p/>
          </draw:polygon>
          <draw:path draw:style-name="gr2" draw:text-style-name="P2" draw:layer="layout" svg:width="0.657cm" svg:height="0.657cm" svg:x="7.928cm" svg:y="2.644cm" svg:viewBox="0 0 658 658" svg:d="M350 350h274c14 0 34 0 34-20 0-22-20-22-34-22h-274v-274c0-14 0-34-20-34-22 0-22 20-22 34v274h-274c-14 0-34 0-34 22 0 20 20 20 34 20h274v274c0 14 0 34 22 34 20 0 20-20 20-34z">
            <text:p/>
          </draw:path>
        </draw:g>
        <draw:g>
          <svg:title>TexMaths</svg:title>
          <svg:desc>28§display§+§svg§600§FALSE§</svg:desc>
          <draw:polygon draw:style-name="gr1" draw:text-style-name="P1" draw:layer="layout" svg:width="0.763cm" svg:height="0.654cm" svg:x="15.71cm" svg:y="2.347cm" svg:viewBox="0 0 764 655" draw:points="383,655 0,655 0,0 764,0 764,655">
            <text:p/>
          </draw:polygon>
          <draw:path draw:style-name="gr2" draw:text-style-name="P2" draw:layer="layout" svg:width="0.657cm" svg:height="0.657cm" svg:x="15.766cm" svg:y="2.344cm" svg:viewBox="0 0 658 658" svg:d="M350 350h274c14 0 34 0 34-20 0-22-20-22-34-22h-274v-274c0-14 0-34-20-34-22 0-22 20-22 34v274h-274c-14 0-34 0-34 22 0 20 20 20 34 20h274v274c0 14 0 34 22 34 20 0 20-20 20-34z">
            <text:p/>
          </draw:path>
        </draw:g>
        <draw:g>
          <svg:title>TexMaths</svg:title>
          <svg:desc>28§display§-§svg§600§FALSE§</svg:desc>
          <draw:polygon draw:style-name="gr1" draw:text-style-name="P1" draw:layer="layout" svg:width="0.763cm" svg:height="0.654cm" svg:x="2.386cm" svg:y="2.748cm" svg:viewBox="0 0 764 655" draw:points="383,655 0,655 0,0 764,0 764,655">
            <text:p/>
          </draw:polygon>
          <draw:path draw:style-name="gr2" draw:text-style-name="P2" draw:layer="layout" svg:width="0.603cm" svg:height="0.041cm" svg:x="2.467cm" svg:y="3.053cm" svg:viewBox="0 0 604 42" svg:d="M568 42c17 0 36 0 36-20 0-22-19-22-36-22h-534c-17 0-34 0-34 22 0 20 17 20 34 20z">
            <text:p/>
          </draw:path>
        </draw:g>
        <draw:g>
          <svg:title>TexMaths</svg:title>
          <svg:desc>28§display§-§svg§600§FALSE§</svg:desc>
          <draw:polygon draw:style-name="gr1" draw:text-style-name="P1" draw:layer="layout" svg:width="0.763cm" svg:height="0.654cm" svg:x="5.942cm" svg:y="1.169cm" svg:viewBox="0 0 764 655" draw:points="383,655 0,655 0,0 764,0 764,655">
            <text:p/>
          </draw:polygon>
          <draw:path draw:style-name="gr2" draw:text-style-name="P2" draw:layer="layout" svg:width="0.603cm" svg:height="0.041cm" svg:x="6.023cm" svg:y="1.474cm" svg:viewBox="0 0 604 42" svg:d="M568 42c17 0 36 0 36-20 0-22-19-22-36-22h-534c-17 0-34 0-34 22 0 20 17 20 34 20z">
            <text:p/>
          </draw:path>
        </draw:g>
        <draw:g>
          <svg:title>TexMaths</svg:title>
          <svg:desc>28§display§$y_r$§svg§600§FALSE§</svg:desc>
          <draw:polygon draw:style-name="gr1" draw:text-style-name="P1" draw:layer="layout" svg:width="0.903cm" svg:height="0.615cm" svg:x="0.166cm" svg:y="2.221cm" svg:viewBox="0 0 904 616" draw:points="453,616 0,616 0,0 904,0 904,616">
            <text:p/>
          </draw:polygon>
          <draw:path draw:style-name="gr2" draw:text-style-name="P2" draw:layer="layout" svg:width="0.483cm" svg:height="0.629cm" svg:x="0.186cm" svg:y="2.218cm" svg:viewBox="0 0 484 630" svg:d="M392 95c25-64 75-64 92-64v-31c-22 3-53 3-75 3-17 0-65-3-84-3v31c30 0 44 17 44 42 0 11 0 11-5 25l-101 241-109-266c-3-9-6-11-6-17 0-25 37-25 56-25v-31c-25 0-92 3-109 3-25 0-64 0-95-3v31c48 0 67 0 81 33l148 362c-5 14-19 44-25 58-22 54-50 124-112 124-5 0-28 0-47-20 31-3 39-25 39-39 0-28-20-42-42-42-20 0-42 11-42 42 0 45 42 81 92 81 62 0 101-59 126-115z">
            <text:p/>
          </draw:path>
          <draw:path draw:style-name="gr2" draw:text-style-name="P2" draw:layer="layout" svg:width="0.321cm" svg:height="0.313cm" svg:x="0.715cm" svg:y="2.487cm" svg:viewBox="0 0 322 314" svg:d="M132 165c0-3 16-67 16-70 3-5 23-39 45-56 6-5 25-19 56-19 6 0 25 0 36 8-19 8-28 28-28 39 0 17 12 25 28 25 14 0 37-11 37-42 0-36-37-50-73-50s-67 14-98 50c-11-44-56-50-70-50-28 0-45 17-56 36-17 26-25 68-25 70 0 9 8 9 11 9 11 0 11-3 17-20 8-42 22-75 50-75 17 0 23 14 23 33 0 14-6 39-11 59-6 17-12 48-14 62l-23 89c-3 9-8 25-8 28 0 14 14 23 25 23 8 0 22-6 28-20 3-6 8-36 14-53z">
            <text:p/>
          </draw:path>
        </draw:g>
        <draw:line draw:style-name="gr5" draw:text-style-name="P8" draw:layer="layout" svg:x1="20.158cm" svg:y1="5.285cm" svg:x2="19.146cm" svg:y2="5.285cm">
          <text:p/>
        </draw:line>
        <draw:g>
          <svg:title>TexMaths</svg:title>
          <svg:desc>28§latex§$\tilde{x}_e(k)$§svg§600§FALSE§</svg:desc>
          <draw:polygon draw:style-name="gr1" draw:text-style-name="P1" draw:layer="layout" svg:width="2.289cm" svg:height="0.982cm" svg:x="8.255cm" svg:y="0.563cm" svg:viewBox="0 0 2290 983" draw:points="1145,983 0,983 0,0 2290,0 2290,983">
            <text:p/>
          </draw:polygon>
          <draw:path draw:style-name="gr2" draw:text-style-name="P2" draw:layer="layout" svg:width="0.329cm" svg:height="0.094cm" svg:x="8.401cm" svg:y="0.641cm" svg:viewBox="0 0 330 95" svg:d="M330 14l-16-14c0 0-37 48-82 48-22 0-47-14-64-26-25-14-45-22-62-22-36 0-56 22-106 78l17 17c0-3 36-50 81-50 22 0 48 17 64 25 26 17 45 25 62 25 36 0 56-22 106-81z">
            <text:p/>
          </draw:path>
          <draw:path draw:style-name="gr2" draw:text-style-name="P2" draw:layer="layout" svg:width="0.492cm" svg:height="0.447cm" svg:x="8.283cm" svg:y="0.86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2" draw:text-style-name="P2" draw:layer="layout" svg:width="0.296cm" svg:height="0.313cm" svg:x="8.862cm" svg:y="1.143cm" svg:viewBox="0 0 297 314" svg:d="M109 148c20 0 76-2 112-14 51-19 62-53 62-72 0-40-39-62-87-62-84 0-196 64-196 182 0 70 45 132 126 132 118 0 171-70 171-79 0-5-6-11-11-11-3 0-6 0-12 6-53 64-134 64-148 64-42 0-70-28-70-84 0-11 0-22 8-62zM70 129c31-101 106-109 126-109 31 0 56 14 56 42 0 67-118 67-146 67z">
            <text:p/>
          </draw:path>
          <draw:path draw:style-name="gr2" draw:text-style-name="P2" draw:layer="layout" svg:width="0.231cm" svg:height="0.985cm" svg:x="9.338cm" svg:y="0.5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447cm" svg:height="0.696cm" svg:x="9.674cm" svg:y="0.616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6-112 93z">
            <text:p/>
          </draw:path>
          <draw:path draw:style-name="gr2" draw:text-style-name="P2" draw:layer="layout" svg:width="0.231cm" svg:height="0.985cm" svg:x="10.217cm" svg:y="0.5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(\tilde G)§svg§600§FALSE§</svg:desc>
          <draw:polygon draw:style-name="gr1" draw:text-style-name="P1" draw:layer="layout" svg:width="1.539cm" svg:height="1.15cm" svg:x="11.668cm" svg:y="2.071cm" svg:viewBox="0 0 1540 1151" draw:points="770,1151 0,1151 0,0 1540,0 1540,1151">
            <text:p/>
          </draw:polygon>
          <draw:path draw:style-name="gr2" draw:text-style-name="P2" draw:layer="layout" svg:width="0.231cm" svg:height="0.985cm" svg:x="11.766cm" svg:y="2.23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329cm" svg:height="0.094cm" svg:x="12.354cm" svg:y="2.068cm" svg:viewBox="0 0 330 95" svg:d="M330 14l-16-14c0 0-37 48-82 48-22 0-47-14-64-26-25-14-45-22-62-22-36 0-56 22-106 78l17 17c0-3 36-50 81-50 22 0 48 17 64 25 26 17 45 25 62 25 36 0 56-22 106-81z">
            <text:p/>
          </draw:path>
          <draw:path draw:style-name="gr2" draw:text-style-name="P2" draw:layer="layout" svg:width="0.702cm" svg:height="0.719cm" svg:x="12.099cm" svg:y="2.281cm" svg:viewBox="0 0 703 720" svg:d="M703 11c0-5-3-11-11-11-3 0-6 0-17 11l-67 76c-12-14-56-87-166-87-221 0-442 218-442 448 0 157 109 272 269 272 45 0 89-11 123-25 50-20 70-40 87-59 8 22 33 59 45 59 5 0 5-3 5-3 3-3 14-39 17-62l20-75c5-17 8-34 14-51 11-45 11-45 67-47 5 0 17 0 17-20 0-6-6-11-14-11-23 0-82 3-104 3-31 0-106-3-137-3-9 0-23 0-23 19 0 12 9 12 31 12 0 0 28 0 53 2 26 3 31 6 31 20 0 8-11 53-22 90-28 109-157 120-191 120-95 0-198-59-198-210 0-28 11-193 114-322 54-67 149-126 247-126 101 0 159 75 159 190 0 39-2 42-2 51 0 11 11 11 14 11 14 0 14-3 16-20z">
            <text:p/>
          </draw:path>
          <draw:path draw:style-name="gr2" draw:text-style-name="P2" draw:layer="layout" svg:width="0.231cm" svg:height="0.985cm" svg:x="12.88cm" svg:y="2.236cm" svg:viewBox="0 0 232 986" svg:d="M232 493c0-76-11-196-67-308-59-121-145-185-154-185-8 0-11 3-11 11 0 3 0 3 20 23 98 98 154 254 154 459 0 171-37 344-160 468-14 11-14 14-14 17 0 5 3 8 11 8 9 0 98-67 157-191 50-109 64-218 64-302z">
            <text:p/>
          </draw:path>
        </draw:g>
        <draw:g>
          <svg:title>TexMaths</svg:title>
          <svg:desc>28§latex§$u(k)$§svg§600§FALSE§</svg:desc>
          <draw:polygon draw:style-name="gr1" draw:text-style-name="P1" draw:layer="layout" svg:width="1.867cm" svg:height="0.982cm" svg:x="18.238cm" svg:y="1.02cm" svg:viewBox="0 0 1868 983" draw:points="935,983 0,983 0,0 1868,0 1868,983">
            <text:p/>
          </draw:polygon>
          <draw:path draw:style-name="gr2" draw:text-style-name="P2" draw:layer="layout" svg:width="0.509cm" svg:height="0.447cm" svg:x="18.266cm" svg:y="1.32cm" svg:viewBox="0 0 510 448" svg:d="M316 384c12 39 48 64 90 64 34 0 56-22 73-53 17-36 31-98 31-98 0-11-11-11-14-11-9 0-9 5-14 19-11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2" draw:text-style-name="P2" draw:layer="layout" svg:width="0.231cm" svg:height="0.985cm" svg:x="18.896cm" svg:y="1.01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447cm" svg:height="0.696cm" svg:x="19.235cm" svg:y="1.073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6-112 93z">
            <text:p/>
          </draw:path>
          <draw:path draw:style-name="gr2" draw:text-style-name="P2" draw:layer="layout" svg:width="0.231cm" svg:height="0.985cm" svg:x="19.778cm" svg:y="1.01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1T0">
        <draw:line draw:style-name="gr16" draw:text-style-name="P5" draw:layer="layout" svg:x1="14.82cm" svg:y1="3.81cm" svg:x2="15.836cm" svg:y2="3.81cm">
          <text:p/>
        </draw:line>
        <draw:custom-shape draw:style-name="gr17" draw:text-style-name="P6" draw:layer="layout" svg:width="1.27cm" svg:height="1.202cm" svg:x="10.214cm" svg:y="4.58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7.62cm" svg:height="0.762cm" svg:x="18.796cm" svg:y="2.032cm">
          <text:p/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20.948cm" svg:y1="3.81cm" svg:x2="21.964cm" svg:y2="3.81cm">
          <text:p/>
        </draw:line>
        <draw:custom-shape draw:style-name="gr19" draw:text-style-name="P6" draw:layer="layout" svg:width="1.524cm" svg:height="1.456cm" svg:x="24.384cm" svg:y="3.04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916cm" svg:height="2.286cm" svg:x="2.222cm" svg:y="2.586cm">
          <text:p/>
          <draw:enhanced-geometry svg:viewBox="0 0 21600 21600" draw:type="rectangle" draw:enhanced-path="M 0 0 L 21600 0 21600 21600 0 21600 0 0 Z N"/>
        </draw:custom-shape>
        <draw:g>
          <draw:custom-shape draw:style-name="gr21" draw:text-style-name="P6" draw:layer="layout" svg:width="1.27cm" svg:height="1.27cm" svg:x="8.998cm" svg:y="3.1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8§display§$\Sigma$§svg§600§FALSE§</svg:desc>
            <draw:polygon draw:style-name="gr1" draw:text-style-name="P1" draw:layer="layout" svg:width="0.71cm" svg:height="0.671cm" svg:x="9.303cm" svg:y="3.505cm" svg:viewBox="0 0 711 672" draw:points="356,672 0,672 0,0 711,0 711,672">
              <text:p/>
            </draw:polygon>
            <draw:path draw:style-name="gr2" draw:text-style-name="P2" draw:layer="layout" svg:width="0.601cm" svg:height="0.674cm" svg:x="9.359cm" svg:y="3.502cm" svg:viewBox="0 0 602 675" svg:d="M314 353c8-11 8-14 8-17s-6-8-8-14l-202-291h227c168 0 218 36 238 190h25l-28-221h-549c-22 0-25 0-25 22l246 359-235 269c-11 8-11 11-11 14 0 11 11 11 25 11h549l28-232h-25c-17 165-84 190-241 190h-272z">
              <text:p/>
            </draw:path>
          </draw:g>
        </draw:g>
        <draw:line draw:style-name="gr16" draw:text-style-name="P5" draw:layer="layout" svg:x1="17.245cm" svg:y1="3.788cm" svg:x2="19.258cm" svg:y2="3.788cm">
          <text:p/>
        </draw:line>
        <draw:line draw:style-name="gr16" draw:text-style-name="P5" draw:layer="layout" svg:x1="0.263cm" svg:y1="3.302cm" svg:x2="2.305cm" svg:y2="3.302cm">
          <text:p/>
        </draw:line>
        <draw:g>
          <svg:title>TexMaths</svg:title>
          <svg:desc>28§display§$G$§svg§600§FALSE§</svg:desc>
          <draw:polygon draw:style-name="gr1" draw:text-style-name="P1" draw:layer="layout" svg:width="0.772cm" svg:height="0.671cm" svg:x="24.673cm" svg:y="3.427cm" svg:viewBox="0 0 773 672" draw:points="387,672 0,672 0,0 773,0 773,672">
            <text:p/>
          </draw:polygon>
          <draw:path draw:style-name="gr2" draw:text-style-name="P2" draw:layer="layout" svg:width="0.671cm" svg:height="0.719cm" svg:x="24.729cm" svg:y="3.402cm" svg:viewBox="0 0 672 720" svg:d="M532 636c11 20 51 59 62 59 8 0 8-6 8-23v-171c0-39 6-44 70-44v-31c-36 3-92 3-120 3-42 0-126 0-160-3v31h31c90 0 92 11 92 47v65c0 109-126 120-154 120-64 0-260-36-260-330 0-295 196-328 255-328 106 0 196 89 215 235 3 11 3 17 17 17s14-6 14-25v-236c0-16 0-22-11-22-3 0-6 0-14 11l-50 73c-31-31-84-84-183-84-184 0-344 157-344 359 0 201 157 361 347 361 70 0 152-28 185-84z">
            <text:p/>
          </draw:path>
        </draw:g>
        <draw:g>
          <svg:title>TexMaths</svg:title>
          <svg:desc>28§display§$r$§svg§600§FALSE§</svg:desc>
          <draw:polygon draw:style-name="gr1" draw:text-style-name="P1" draw:layer="layout" svg:width="0.385cm" svg:height="0.425cm" svg:x="0.639cm" svg:y="2.808cm" svg:viewBox="0 0 386 426" draw:points="193,426 0,426 0,0 386,0 386,426">
            <text:p/>
          </draw:polygon>
          <draw:path draw:style-name="gr2" draw:text-style-name="P2" draw:layer="layout" svg:width="0.332cm" svg:height="0.436cm" svg:x="0.667cm" svg:y="2.794cm" svg:viewBox="0 0 333 437" svg:d="M137 109v-109l-137 11v31c70 0 78 6 78 56v264c0 44-11 44-78 44v31c39 0 84-3 112-3 42 0 87 0 126 3v-31h-20c-73 0-75-11-75-44v-155c0-98 42-185 117-185 6 0 9 0 11 0-2 0-22 14-22 40 0 28 20 42 42 42 17 0 42-12 42-42 0-34-31-62-73-62-73 0-109 67-123 109z">
            <text:p/>
          </draw:path>
        </draw:g>
        <draw:g>
          <svg:title>TexMaths</svg:title>
          <svg:desc>28§display§$Y$§svg§600§FALSE§</svg:desc>
          <draw:polygon draw:style-name="gr1" draw:text-style-name="P1" draw:layer="layout" svg:width="0.761cm" svg:height="0.671cm" svg:x="26.67cm" svg:y="2.63cm" svg:viewBox="0 0 762 672" draw:points="381,672 0,672 0,0 762,0 762,672">
            <text:p/>
          </draw:polygon>
          <draw:path draw:style-name="gr2" draw:text-style-name="P2" draw:layer="layout" svg:width="0.719cm" svg:height="0.674cm" svg:x="26.681cm" svg:y="2.627cm" svg:viewBox="0 0 720 675" svg:d="M591 95c37-61 95-64 129-64v-31c-31 3-73 3-98 3-31 0-87-3-115-3v31c42 0 56 19 56 39 0 11-6 22-8 28l-163 266-179-291c-8-11-8-11-8-17 0-22 25-25 70-25v-31c-37 3-107 3-146 3-42 0-87 0-129-3v31h17c67 0 75 11 92 36l208 339v193c0 34-3 45-79 45h-22v31c33-3 103-3 143-3 39 0 109 0 145 3v-31h-25c-76 0-78-8-78-47v-191z">
            <text:p/>
          </draw:path>
        </draw:g>
        <draw:g>
          <svg:title>TexMaths</svg:title>
          <svg:desc>28§display§$u_k$§svg§600§FALSE§</svg:desc>
          <draw:polygon draw:style-name="gr1" draw:text-style-name="P1" draw:layer="layout" svg:width="0.979cm" svg:height="0.571cm" svg:x="10.668cm" svg:y="3.062cm" svg:viewBox="0 0 980 572" draw:points="490,572 0,572 0,0 980,0 980,572">
            <text:p/>
          </draw:polygon>
          <draw:path draw:style-name="gr2" draw:text-style-name="P2" draw:layer="layout" svg:width="0.497cm" svg:height="0.447cm" svg:x="10.699cm" svg:y="3.048cm" svg:viewBox="0 0 498 448" svg:d="M356 359v89l142-11v-31c-70 0-78-5-78-53v-353l-146 11v31c70 0 79 6 79 56v177c0 84-48 151-121 151-84 0-86-45-86-98v-328l-146 11v31c78 0 78 3 78 90v148c0 79 0 168 149 168 56 0 101-28 129-89z">
            <text:p/>
          </draw:path>
          <draw:path draw:style-name="gr2" draw:text-style-name="P2" draw:layer="layout" svg:width="0.341cm" svg:height="0.487cm" svg:x="11.264cm" svg:y="3.154cm" svg:viewBox="0 0 342 488" svg:d="M165 20c0 0 3-9 3-12 0-2-3-8-11-8-14 0-70 6-90 6-5 2-14 2-14 16 0 12 9 12 17 12 34 0 34 2 34 8s0 11-3 17l-98 392c-3 11-3 14-3 14 0 11 8 23 22 23 20 0 28-14 34-28 0-3 31-127 34-135 50 6 89 20 89 56 0 3 0 8-3 14-2 11-2 14-2 22 0 48 42 71 75 71 67 0 87-104 87-107 0-8-8-8-11-8-9 0-11 2-14 16-9 31-28 79-62 79-17 0-22-17-22-37 0-11 0-11 3-30 0 0 2-14 2-20 0-62-81-73-112-76 20-11 48-33 59-44 34-34 70-65 109-65 9 0 17 0 23 9-31 2-37 28-37 39 0 14 12 25 28 25 20 0 40-17 40-45 0-22-17-47-54-47-39 0-75 28-112 58-28 28-50 51-81 62z">
            <text:p/>
          </draw:path>
        </draw:g>
        <draw:line draw:style-name="gr16" draw:text-style-name="P5" draw:layer="layout" svg:x1="25.908cm" svg:y1="3.71cm" svg:x2="27.686cm" svg:y2="3.71cm">
          <text:p/>
        </draw:line>
        <draw:custom-shape draw:style-name="gr19" draw:text-style-name="P6" draw:layer="layout" svg:width="1.524cm" svg:height="1.456cm" svg:x="21.844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$G_{d}$§svg§600§FALSE§</svg:desc>
          <draw:polygon draw:style-name="gr1" draw:text-style-name="P1" draw:layer="layout" svg:width="1.181cm" svg:height="0.819cm" svg:x="22.033cm" svg:y="3.428cm" svg:viewBox="0 0 1182 820" draw:points="591,820 0,820 0,0 1182,0 1182,820">
            <text:p/>
          </draw:polygon>
          <draw:path draw:style-name="gr2" draw:text-style-name="P2" draw:layer="layout" svg:width="0.671cm" svg:height="0.718cm" svg:x="22.089cm" svg:y="3.403cm" svg:viewBox="0 0 672 719" svg:d="M532 635c11 20 51 59 62 59 8 0 8-5 8-22v-171c0-39 6-45 70-45v-30c-36 2-92 2-120 2-42 0-126 0-160-2v30h31c90 0 92 11 92 48v64c0 109-126 121-154 121-64 0-260-37-260-331s196-327 255-327c106 0 196 89 215 235 3 11 3 17 17 17s14-6 14-25v-236c0-16 0-22-11-22-3 0-6 0-14 11l-50 73c-31-31-84-84-182-84-185 0-345 157-345 358 0 202 157 361 347 361 70 0 152-28 185-84z">
            <text:p/>
          </draw:path>
          <draw:path draw:style-name="gr2" draw:text-style-name="P2" draw:layer="layout" svg:width="0.355cm" svg:height="0.486cm" svg:x="22.845cm" svg:y="3.767cm" svg:viewBox="0 0 356 487" svg:d="M353 20c3 0 3-9 3-12 0-2-3-8-11-8-12 0-71 6-87 6-6 2-17 2-17 16 0 12 11 12 19 12 34 0 34 2 34 8s-3 11-3 17l-39 157c-17-23-39-40-73-40-89 0-179 96-179 196 0 67 45 115 104 115 39 0 72-20 100-48 12 42 54 48 70 48 26 0 43-14 57-36 14-28 22-67 22-70 0-9-8-9-11-9-9 0-9 3-14 23-9 33-23 72-51 72-19 0-22-14-22-33 0-14 0-20 3-28zM207 395c-5 19-22 33-36 44-6 6-34 28-65 28-25 0-50-16-50-67 0-36 20-112 36-140 31-56 68-64 87-64 48 0 62 50 62 59 0 3 0 8-3 11z">
            <text:p/>
          </draw:path>
        </draw:g>
        <draw:line draw:style-name="gr16" draw:text-style-name="P5" draw:layer="layout" svg:x1="23.368cm" svg:y1="3.81cm" svg:x2="24.384cm" svg:y2="3.81cm">
          <text:p/>
        </draw:line>
        <draw:custom-shape draw:style-name="gr22" draw:text-style-name="P6" draw:layer="layout" svg:width="1.778cm" svg:height="1.456cm" svg:x="19.258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$\mathcal{H}[\cdot]$§svg§600§TRUE§</svg:desc>
          <draw:polygon draw:style-name="gr23" draw:text-style-name="P12" draw:layer="layout" svg:width="1.553cm" svg:height="0.982cm" svg:x="19.366cm" svg:y="3.305cm" svg:viewBox="0 0 1554 983" draw:points="778,983 0,983 0,0 1554,0 1554,983">
            <text:p/>
          </draw:polygon>
          <draw:path draw:style-name="gr2" draw:text-style-name="P2" draw:layer="layout" svg:width="0.674cm" svg:height="0.674cm" svg:x="19.4cm" svg:y="3.369cm" svg:viewBox="0 0 675 675" svg:d="M574 78c0-36 0-47 78-47h23v-31c-34 3-107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3c-78 0-78-11-78-45z">
            <text:p/>
          </draw:path>
          <draw:polygon draw:style-name="gr2" draw:text-style-name="P2" draw:layer="layout" svg:width="0.136cm" svg:height="0.985cm" svg:x="20.217cm" svg:y="3.302cm" svg:viewBox="0 0 137 986" draw:points="137,986 137,947 39,947 39,39 137,39 137,0 0,0 0,986">
            <text:p/>
          </draw:polygon>
          <draw:path draw:style-name="gr2" draw:text-style-name="P2" draw:layer="layout" svg:width="0.105cm" svg:height="0.105cm" svg:x="20.458cm" svg:y="3.742cm" svg:viewBox="0 0 106 106" svg:d="M106 53c0-28-22-53-53-53-28 0-53 25-53 53 0 31 25 53 53 53 31 0 53-22 53-53z">
            <text:p/>
          </draw:path>
          <draw:polygon draw:style-name="gr2" draw:text-style-name="P2" draw:layer="layout" svg:width="0.136cm" svg:height="0.985cm" svg:x="20.668cm" svg:y="3.302cm" svg:viewBox="0 0 137 986" draw:points="137,0 0,0 0,39 98,39 98,947 0,947 0,986 137,986">
            <text:p/>
          </draw:polygon>
        </draw:g>
        <draw:line draw:style-name="gr24" draw:text-style-name="P5" draw:layer="layout" svg:x1="18.796cm" svg:y1="2.794cm" svg:x2="26.416cm" svg:y2="2.794cm">
          <text:p/>
        </draw:line>
        <draw:frame draw:style-name="gr25" draw:text-style-name="P13" draw:layer="layout" svg:width="2.547cm" svg:height="2.215cm" svg:x="21.336cm" svg:y="0.833cm">
          <draw:text-box>
            <text:p><text:span text:style-name="T2">PLANT</text:span></text:p>
          </draw:text-box>
        </draw:frame>
        <draw:custom-shape draw:style-name="gr26" draw:text-style-name="P11" draw:layer="layout" svg:width="7.62cm" svg:height="3.048cm" svg:x="18.796cm" svg:y="2.032cm">
          <text:p/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0.268cm" svg:y1="3.81cm" svg:x2="13.026cm" svg:y2="3.81cm">
          <text:p/>
        </draw:line>
        <draw:custom-shape draw:style-name="gr27" draw:text-style-name="P6" draw:layer="layout" svg:width="1.901cm" svg:height="1.456cm" svg:x="13.036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$z^{-1}$§svg§600§TRUE§</svg:desc>
          <draw:polygon draw:style-name="gr23" draw:text-style-name="P12" draw:layer="layout" svg:width="1.132cm" svg:height="0.628cm" svg:x="10.351cm" svg:y="4.805cm" svg:viewBox="0 0 1133 629" draw:points="568,629 0,629 0,0 1133,0 1133,629">
            <text:p/>
          </draw:polygon>
          <draw:path draw:style-name="gr2" draw:text-style-name="P2" draw:layer="layout" svg:width="0.289cm" svg:height="0.333cm" svg:x="10.373cm" svg:y="5.1cm" svg:viewBox="0 0 290 334" svg:d="M282 24c6-9 6-11 6-13 0-11-4-11-20-11h-248l-9 125h20c4-79 20-107 105-107h88l-217 292c-7 9-7 11-7 15 0 9 4 9 20 9h257l13-145h-19c-7 93-22 128-113 128h-92z">
            <text:p/>
          </draw:path>
          <draw:path draw:style-name="gr2" draw:text-style-name="P2" draw:layer="layout" svg:width="0.366cm" svg:height="0.028cm" svg:x="10.751cm" svg:y="5.003cm" svg:viewBox="0 0 367 29" svg:d="M345 29c9 0 22 0 22-14 0-15-11-15-22-15h-323c-9 0-22 0-22 13 0 16 13 16 22 16z">
            <text:p/>
          </draw:path>
          <draw:path draw:style-name="gr2" draw:text-style-name="P2" draw:layer="layout" svg:width="0.199cm" svg:height="0.36cm" svg:x="11.233cm" svg:y="4.794cm" svg:viewBox="0 0 200 361" svg:d="M123 15c0-15 0-15-15-15-35 35-86 35-108 35v20c13 0 48 0 79-15v277c0 17 0 24-55 24h-20v20c9 0 77-3 97-3 18 0 86 3 99 3v-20h-22c-55 0-55-7-55-24z">
            <text:p/>
          </draw:path>
        </draw:g>
        <draw:custom-shape draw:style-name="gr28" draw:text-style-name="P6" draw:layer="layout" svg:width="2.032cm" svg:height="1.456cm" svg:x="15.74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$\mathcal{H}^{-1}$§svg§600§TRUE§</svg:desc>
          <draw:polygon draw:style-name="gr23" draw:text-style-name="P12" draw:layer="layout" svg:width="1.741cm" svg:height="0.8cm" svg:x="16.003cm" svg:y="3.318cm" svg:viewBox="0 0 1742 801" draw:points="871,801 0,801 0,0 1742,0 1742,801">
            <text:p/>
          </draw:polygon>
          <draw:path draw:style-name="gr2" draw:text-style-name="P2" draw:layer="layout" svg:width="0.674cm" svg:height="0.674cm" svg:x="16.037cm" svg:y="3.444cm" svg:viewBox="0 0 675 675" svg:d="M574 78c0-36 0-47 79-47h22v-31c-34 3-106 3-146 3-36 0-112 0-145-3v31h22c79 0 79 11 79 47v230h-295v-230c0-36 0-47 79-47h22v-31c-33 3-106 3-145 3-37 0-112 0-146-3v31h22c79 0 79 11 79 47v521c0 34 0 45-79 45h-22v31c34-3 106-3 146-3 36 0 112 0 145 3v-31h-22c-79 0-79-11-79-45v-260h295v260c0 34 0 45-79 45h-22v31c33-3 106-3 145-3 37 0 112 0 146 3v-31h-22c-79 0-79-11-79-45z">
            <text:p/>
          </draw:path>
          <draw:path draw:style-name="gr2" draw:text-style-name="P2" draw:layer="layout" svg:width="0.467cm" svg:height="0.035cm" svg:x="16.812cm" svg:y="3.57cm" svg:viewBox="0 0 468 36" svg:d="M440 36c11 0 28 0 28-16 0-20-14-20-28-20h-412c-11 0-28 0-28 17 0 19 17 19 28 19z">
            <text:p/>
          </draw:path>
          <draw:path draw:style-name="gr2" draw:text-style-name="P2" draw:layer="layout" svg:width="0.254cm" svg:height="0.458cm" svg:x="17.426cm" svg:y="3.304cm" svg:viewBox="0 0 255 459" svg:d="M157 20c0-20 0-20-20-20-45 45-109 45-137 45v25c17 0 62 0 101-20v353c0 23 0 31-70 31h-25v25c11 0 98-2 123-2 22 0 109 2 126 2v-25h-28c-70 0-70-8-70-31z">
            <text:p/>
          </draw:path>
        </draw:g>
        <draw:line draw:style-name="gr29" draw:text-style-name="P5" draw:layer="layout" svg:x1="11.484cm" svg:y1="5.18cm" svg:x2="12.138cm" svg:y2="5.18cm">
          <text:p/>
        </draw:line>
        <draw:line draw:style-name="gr30" draw:text-style-name="P5" draw:layer="layout" svg:x1="12.138cm" svg:y1="5.18cm" svg:x2="12.138cm" svg:y2="3.81cm">
          <text:p/>
        </draw:line>
        <draw:line draw:style-name="gr30" draw:text-style-name="P5" draw:layer="layout" svg:x1="10.414cm" svg:y1="5.18cm" svg:x2="9.652cm" svg:y2="5.18cm">
          <text:p/>
        </draw:line>
        <draw:line draw:style-name="gr16" draw:text-style-name="P5" draw:layer="layout" svg:x1="9.652cm" svg:y1="5.18cm" svg:x2="9.652cm" svg:y2="4.418cm">
          <text:p/>
        </draw:line>
        <draw:g>
          <svg:title>TexMaths</svg:title>
          <svg:desc>28§display§$G^{-1}_{d}$§svg§600§TRUE§</svg:desc>
          <draw:polygon draw:style-name="gr23" draw:text-style-name="P12" draw:layer="layout" svg:width="1.774cm" svg:height="1.161cm" svg:x="13.064cm" svg:y="3.216cm" svg:viewBox="0 0 1775 1162" draw:points="888,1162 0,1162 0,0 1775,0 1775,1162">
            <text:p/>
          </draw:polygon>
          <draw:path draw:style-name="gr2" draw:text-style-name="P2" draw:layer="layout" svg:width="0.671cm" svg:height="0.718cm" svg:x="13.12cm" svg:y="3.387cm" svg:viewBox="0 0 672 719" svg:d="M532 635c11 20 50 59 62 59 8 0 8-5 8-22v-171c0-39 6-45 70-45v-31c-36 3-92 3-120 3-42 0-126 0-160-3v31h31c89 0 92 11 92 48v64c0 109-126 121-154 121-64 0-260-37-260-331s196-327 255-327c106 0 196 89 215 235 3 11 3 17 17 17s14-6 14-25v-236c0-16 0-22-11-22-3 0-6 0-14 11l-51 73c-30-31-84-84-182-84-184 0-344 157-344 358 0 202 157 361 347 361 70 0 151-28 185-84z">
            <text:p/>
          </draw:path>
          <draw:path draw:style-name="gr2" draw:text-style-name="P2" draw:layer="layout" svg:width="0.467cm" svg:height="0.035cm" svg:x="13.907cm" svg:y="3.468cm" svg:viewBox="0 0 468 36" svg:d="M440 36c11 0 28 0 28-16 0-20-14-20-28-20h-412c-11 0-28 0-28 17 0 19 17 19 28 19z">
            <text:p/>
          </draw:path>
          <draw:path draw:style-name="gr2" draw:text-style-name="P2" draw:layer="layout" svg:width="0.254cm" svg:height="0.458cm" svg:x="14.52cm" svg:y="3.202cm" svg:viewBox="0 0 255 459" svg:d="M157 20c0-20 0-20-20-20-45 45-109 45-137 45v25c17 0 62 0 101-20v353c0 22 0 31-70 31h-25v25c11 0 98-3 123-3 22 0 109 3 126 3v-25h-28c-70 0-70-9-70-31z">
            <text:p/>
          </draw:path>
          <draw:path draw:style-name="gr2" draw:text-style-name="P2" draw:layer="layout" svg:width="0.355cm" svg:height="0.486cm" svg:x="13.876cm" svg:y="3.899cm" svg:viewBox="0 0 356 487" svg:d="M353 20c3 0 3-9 3-12 0-2-3-8-12-8-11 0-70 6-86 6-6 2-17 2-17 16 0 12 11 12 19 12 34 0 34 2 34 8s-3 11-3 17l-39 157c-17-23-39-40-73-40-89 0-179 96-179 196 0 67 45 115 104 115 39 0 72-20 100-48 12 42 54 48 70 48 26 0 42-14 56-36 14-28 23-68 23-70 0-9-9-9-11-9-9 0-9 3-14 23-9 33-23 72-51 72-19 0-22-14-22-33 0-14 0-20 3-28zM207 395c-5 19-22 33-36 44-6 6-34 28-65 28-25 0-50-16-50-67 0-36 20-112 36-140 31-56 68-64 87-64 48 0 62 50 62 59 0 3 0 8-3 11z">
            <text:p/>
          </draw:path>
        </draw:g>
        <draw:line draw:style-name="gr16" draw:text-style-name="P5" draw:layer="layout" svg:x1="7.138cm" svg:y1="3.81cm" svg:x2="8.998cm" svg:y2="3.81cm">
          <text:p/>
        </draw:line>
        <draw:g>
          <svg:title>TexMaths</svg:title>
          <svg:desc>28§display§$\Delta u_k$§svg§600§TRUE§</svg:desc>
          <draw:polygon draw:style-name="gr23" draw:text-style-name="P12" draw:layer="layout" svg:width="1.813cm" svg:height="0.82cm" svg:x="7.184cm" svg:y="2.73cm" svg:viewBox="0 0 1814 821" draw:points="907,821 0,821 0,0 1814,0 1814,821">
            <text:p/>
          </draw:polygon>
          <draw:path draw:style-name="gr2" draw:text-style-name="P2" draw:layer="layout" svg:width="0.727cm" svg:height="0.708cm" svg:x="7.232cm" svg:y="2.696cm" svg:viewBox="0 0 728 709" svg:d="M389 17c-5-11-8-17-25-17s-20 6-25 17l-333 672c-6 9-6 9-6 11 0 9 6 9 22 9h686c14 0 20 0 20-9 0-2 0-2-3-11zM333 98l266 535h-532z">
            <text:p/>
          </draw:path>
          <draw:path draw:style-name="gr2" draw:text-style-name="P2" draw:layer="layout" svg:width="0.508cm" svg:height="0.447cm" svg:x="8.029cm" svg:y="2.965cm" svg:viewBox="0 0 509 448" svg:d="M316 384c12 39 48 64 90 64 34 0 56-22 73-53 16-36 30-98 30-98 0-11-11-11-14-11-8 0-8 5-14 19-11 54-30 121-72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2" draw:text-style-name="P2" draw:layer="layout" svg:width="0.341cm" svg:height="0.486cm" svg:x="8.614cm" svg:y="3.069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7 0 87-103 87-106 0-8-8-8-11-8-9 0-11 2-14 16-9 31-28 79-62 79-17 0-22-17-22-37 0-11 0-11 3-30 0 0 2-14 2-20 0-62-81-73-112-76 20-11 48-33 59-44 34-34 70-65 109-65 9 0 17 0 23 8-31 3-37 29-37 40 0 14 12 25 28 25 20 0 40-17 40-45 0-22-17-48-54-48-39 0-75 28-112 59-28 28-50 51-81 62z">
            <text:p/>
          </draw:path>
        </draw:g>
        <draw:frame draw:style-name="gr31" draw:text-style-name="P15" draw:layer="layout" svg:width="4.833cm" svg:height="3.197cm" svg:x="2.305cm" svg:y="1.575cm">
          <draw:text-box>
            <text:p text:style-name="P14"><text:span text:style-name="T2">Observer + </text:span></text:p>
            <text:p text:style-name="P14"><text:span text:style-name="T2">MPC/Lin. Fdbk </text:span></text:p>
          </draw:text-box>
        </draw:frame>
        <draw:line draw:style-name="gr16" draw:text-style-name="P5" draw:layer="layout" svg:x1="0.762cm" svg:y1="4.318cm" svg:x2="2.222cm" svg:y2="4.318cm">
          <text:p/>
        </draw:line>
        <draw:line draw:style-name="gr32" draw:text-style-name="P5" draw:layer="layout" svg:x1="0.762cm" svg:y1="4.318cm" svg:x2="0.762cm" svg:y2="6.696cm">
          <text:p/>
        </draw:line>
        <draw:line draw:style-name="gr30" draw:text-style-name="P5" draw:layer="layout" svg:x1="0.762cm" svg:y1="6.696cm" svg:x2="26.924cm" svg:y2="6.696cm">
          <text:p/>
        </draw:line>
        <draw:line draw:style-name="gr33" draw:text-style-name="P5" draw:layer="layout" svg:x1="26.924cm" svg:y1="3.71cm" svg:x2="26.924cm" svg:y2="6.696cm">
          <text:p/>
        </draw:line>
        <presentation:notes draw:style-name="dp2">
          <draw:page-thumbnail draw:style-name="gr15" draw:layer="layout" svg:width="13.968cm" svg:height="10.476cm" svg:x="3.8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draw:custom-shape draw:style-name="gr34" draw:text-style-name="P6" draw:layer="layout" svg:width="2.924cm" svg:height="1.964cm" svg:x="14.126cm" svg:y="1.81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6" draw:layer="layout" svg:width="2.654cm" svg:height="1.964cm" svg:x="5.866cm" svg:y="1.908cm">
          <text:p/>
          <draw:enhanced-geometry svg:viewBox="0 0 21600 21600" draw:type="rectangle" draw:enhanced-path="M 0 0 L 21600 0 21600 21600 0 21600 0 0 Z N"/>
        </draw:custom-shape>
        <draw:line draw:style-name="gr36" draw:text-style-name="P5" draw:layer="layout" svg:x1="2.564cm" svg:y1="2.91cm" svg:x2="5.866cm" svg:y2="2.91cm">
          <text:p/>
        </draw:line>
        <draw:g>
          <svg:title>TexMaths</svg:title>
          <svg:desc>28§display§$\mathcal{H}[\cdot]$§svg§600§TRUE§</svg:desc>
          <draw:polygon draw:style-name="gr37" draw:text-style-name="P17" draw:layer="layout" svg:width="1.553cm" svg:height="0.982cm" svg:x="6.412cm" svg:y="2.349cm" svg:viewBox="0 0 1554 983" draw:points="778,983 0,983 0,0 1554,0 1554,983">
            <text:p/>
          </draw:polygon>
          <draw:path draw:style-name="gr38" draw:text-style-name="P18" draw:layer="layout" svg:width="0.674cm" svg:height="0.674cm" svg:x="6.446cm" svg:y="2.413cm" svg:viewBox="0 0 675 675" svg:d="M574 78c0-36 0-47 78-47h23v-31c-34 3-107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3c-78 0-78-11-78-45z">
            <text:p/>
          </draw:path>
          <draw:polygon draw:style-name="gr38" draw:text-style-name="P18" draw:layer="layout" svg:width="0.136cm" svg:height="0.985cm" svg:x="7.263cm" svg:y="2.346cm" svg:viewBox="0 0 137 986" draw:points="137,986 137,947 39,947 39,39 137,39 137,0 0,0 0,986">
            <text:p/>
          </draw:polygon>
          <draw:path draw:style-name="gr38" draw:text-style-name="P18" draw:layer="layout" svg:width="0.105cm" svg:height="0.105cm" svg:x="7.504cm" svg:y="2.786cm" svg:viewBox="0 0 106 106" svg:d="M106 53c0-28-22-53-53-53-28 0-53 25-53 53 0 31 25 53 53 53 31 0 53-22 53-53z">
            <text:p/>
          </draw:path>
          <draw:polygon draw:style-name="gr38" draw:text-style-name="P18" draw:layer="layout" svg:width="0.136cm" svg:height="0.985cm" svg:x="7.714cm" svg:y="2.346cm" svg:viewBox="0 0 137 986" draw:points="137,0 0,0 0,39 98,39 98,947 0,947 0,986 137,986">
            <text:p/>
          </draw:polygon>
        </draw:g>
        <draw:g>
          <svg:title>TexMaths</svg:title>
          <svg:desc>28§display§$G_{vib}$§svg§600§TRUE§</svg:desc>
          <draw:polygon draw:style-name="gr39" draw:text-style-name="P19" draw:layer="layout" svg:width="1.811cm" svg:height="0.819cm" svg:x="14.764cm" svg:y="2.368cm" svg:viewBox="0 0 1812 820" draw:points="905,820 0,820 0,0 1812,0 1812,820">
            <text:p/>
          </draw:polygon>
          <draw:path draw:style-name="gr40" draw:text-style-name="P20" draw:layer="layout" svg:width="0.671cm" svg:height="0.719cm" svg:x="14.82cm" svg:y="2.343cm" svg:viewBox="0 0 672 720" svg:d="M532 636c11 19 51 58 62 58 8 0 8-5 8-22v-171c0-39 6-45 70-45v-30c-36 2-92 2-120 2-42 0-126 0-160-2v30h31c90 0 92 12 92 48v64c0 110-126 121-154 121-64 0-260-37-260-331s196-327 255-327c106 0 196 89 215 235 3 11 3 17 17 17s14-6 14-25v-236c0-16 0-22-11-22-3 0-6 0-14 11l-50 73c-31-31-85-84-183-84-184 0-344 157-344 358 0 202 157 362 347 362 70 0 152-28 185-84z">
            <text:p/>
          </draw:path>
          <draw:path draw:style-name="gr40" draw:text-style-name="P20" draw:layer="layout" svg:width="0.338cm" svg:height="0.313cm" svg:x="15.565cm" svg:y="2.881cm" svg:viewBox="0 0 339 314" svg:d="M339 56c0-56-34-56-37-56-16 0-36 20-36 36 0 12 6 17 11 23 11 8 25 28 25 56 0 31-44 179-126 179-58 0-58-50-58-62 0-30 14-70 39-134 5-14 11-25 11-36 0-37-31-62-67-62-70 0-101 95-101 106 0 9 8 9 11 9 11 0 11-3 14-11 17-56 45-84 73-84 11 0 17 8 17 25s-6 31-11 47c-31 76-37 107-37 132 0 67 53 90 107 90 114 0 165-202 165-258z">
            <text:p/>
          </draw:path>
          <draw:path draw:style-name="gr40" draw:text-style-name="P20" draw:layer="layout" svg:width="0.212cm" svg:height="0.467cm" svg:x="15.982cm" svg:y="2.72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0" draw:text-style-name="P20" draw:layer="layout" svg:width="0.282cm" svg:height="0.486cm" svg:x="16.274cm" svg:y="2.707cm" svg:viewBox="0 0 283 487" svg:d="M137 20c0 0 3-9 3-12 0-2-3-8-11-8-14 0-70 6-90 6-5 2-14 2-14 16 0 12 9 12 17 12 34 0 34 2 34 8s-6 34-12 50l-14 62c-8 25-44 176-47 185-3 17-3 25-3 33 0 70 45 115 104 115 86 0 179-92 179-196 0-81-56-115-107-115-36 0-64 20-86 37zM104 468c-34 0-54-28-54-70 0-26 6-51 26-126 2-14 2-17 16-31 26-31 59-45 84-45 26 0 51 20 51 67 0 28-17 98-37 137-16 34-53 68-86 68z">
            <text:p/>
          </draw:path>
        </draw:g>
        <draw:g>
          <svg:title>TexMaths</svg:title>
          <svg:desc>28§display§$u(k)$§svg§600§FALSE§</svg:desc>
          <draw:polygon draw:style-name="gr1" draw:text-style-name="P1" draw:layer="layout" svg:width="1.827cm" svg:height="0.982cm" svg:x="3.036cm" svg:y="1.811cm" svg:viewBox="0 0 1828 983" draw:points="913,983 0,983 0,0 1828,0 1828,983">
            <text:p/>
          </draw:polygon>
          <draw:path draw:style-name="gr2" draw:text-style-name="P2" draw:layer="layout" svg:width="0.497cm" svg:height="0.447cm" svg:x="3.067cm" svg:y="2.111cm" svg:viewBox="0 0 498 448" svg:d="M356 359v89l142-11v-31c-70 0-78-5-78-53v-353l-146 11v31c70 0 79 6 79 56v177c0 84-48 151-121 151-84 0-86-45-86-98v-328l-146 11v31c78 0 78 3 78 90v148c0 79 0 168 149 168 56 0 101-28 129-89z">
            <text:p/>
          </draw:path>
          <draw:path draw:style-name="gr2" draw:text-style-name="P2" draw:layer="layout" svg:width="0.231cm" svg:height="0.985cm" svg:x="3.677cm" svg:y="1.80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478cm" svg:height="0.685cm" svg:x="3.991cm" svg:y="1.864cm" svg:viewBox="0 0 479 686" svg:d="M78 611c0 44-11 44-78 44v31c34 0 78-3 109-3 28 0 67 0 107 3v-31c-65 0-76 0-76-44v-101l62-56c78 106 120 162 120 179 0 20-17 22-36 22v31c28 0 86-3 106-3 28 0 59 0 87 3v-31c-37 0-59 0-98-53l-123-176c-3-3-9-9-9-11 0-3 73-62 81-70 62-51 104-54 126-54v-30c-30 2-42 2-70 2-36 0-98-2-112-2v30c20 0 31 12 31 26 0 19-14 30-22 36l-140 120v-473l-143 11v31c70 0 78 6 78 56z">
            <text:p/>
          </draw:path>
          <draw:path draw:style-name="gr2" draw:text-style-name="P2" draw:layer="layout" svg:width="0.231cm" svg:height="0.985cm" svg:x="4.536cm" svg:y="1.80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$y(k)$§svg§600§FALSE§</svg:desc>
          <draw:polygon draw:style-name="gr1" draw:text-style-name="P1" draw:layer="layout" svg:width="1.799cm" svg:height="0.982cm" svg:x="18.158cm" svg:y="1.554cm" svg:viewBox="0 0 1800 983" draw:points="899,983 0,983 0,0 1800,0 1800,983">
            <text:p/>
          </draw:polygon>
          <draw:path draw:style-name="gr2" draw:text-style-name="P2" draw:layer="layout" svg:width="0.483cm" svg:height="0.629cm" svg:x="18.178cm" svg:y="1.865cm" svg:viewBox="0 0 484 630" svg:d="M392 95c25-64 75-64 92-64v-31c-22 3-53 3-75 3-17 0-65-3-84-3v31c31 0 45 17 45 42 0 11 0 11-6 25l-101 241-109-266c-3-9-6-11-6-17 0-25 37-25 56-25v-31c-25 0-92 3-109 3-25 0-64 0-95-3v31c48 0 67 0 81 33l149 362c-6 14-20 45-26 59-22 53-50 123-112 123-5 0-28 0-47-20 31-3 39-25 39-39 0-28-20-42-42-42-20 0-42 11-42 42 0 45 42 81 92 81 62 0 101-59 126-115z">
            <text:p/>
          </draw:path>
          <draw:path draw:style-name="gr2" draw:text-style-name="P2" draw:layer="layout" svg:width="0.231cm" svg:height="0.985cm" svg:x="18.774cm" svg:y="1.55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478cm" svg:height="0.685cm" svg:x="19.085cm" svg:y="1.607cm" svg:viewBox="0 0 479 686" svg:d="M78 611c0 44-11 44-78 44v31c34 0 78-3 109-3 28 0 67 0 107 3v-31c-65 0-76 0-76-44v-101l62-56c78 106 120 162 120 179 0 20-17 22-36 22v31c28 0 86-3 106-3 28 0 59 0 87 3v-31c-37 0-59 0-98-53l-123-176c-3-3-9-9-9-11 0-3 73-62 81-70 62-51 104-54 126-54v-30c-30 2-42 2-70 2-36 0-98-2-112-2v30c20 0 31 12 31 26 0 19-14 30-22 36l-140 120v-473l-143 11v31c70 0 78 6 78 56z">
            <text:p/>
          </draw:path>
          <draw:path draw:style-name="gr2" draw:text-style-name="P2" draw:layer="layout" svg:width="0.231cm" svg:height="0.985cm" svg:x="19.63cm" svg:y="1.55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custom-shape draw:style-name="gr41" draw:text-style-name="P6" draw:layer="layout" svg:width="2.316cm" svg:height="1.964cm" svg:x="10.13cm" svg:y="1.87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$G_{d}$§svg§600§TRUE§</svg:desc>
          <draw:polygon draw:style-name="gr39" draw:text-style-name="P19" draw:layer="layout" svg:width="1.181cm" svg:height="0.819cm" svg:x="10.698cm" svg:y="2.336cm" svg:viewBox="0 0 1182 820" draw:points="591,820 0,820 0,0 1182,0 1182,820">
            <text:p/>
          </draw:polygon>
          <draw:path draw:style-name="gr40" draw:text-style-name="P20" draw:layer="layout" svg:width="0.671cm" svg:height="0.718cm" svg:x="10.754cm" svg:y="2.311cm" svg:viewBox="0 0 672 719" svg:d="M532 635c11 20 51 59 62 59 8 0 8-5 8-22v-171c0-39 6-45 70-45v-30c-36 2-92 2-120 2-42 0-126 0-160-2v30h31c90 0 92 11 92 48v64c0 109-126 121-154 121-64 0-260-37-260-331s196-327 255-327c106 0 196 89 215 235 3 11 3 17 17 17s14-6 14-25v-236c0-16 0-22-11-22-3 0-6 0-14 11l-50 73c-31-31-84-84-182-84-185 0-345 157-345 358 0 202 157 361 347 361 70 0 152-28 185-84z">
            <text:p/>
          </draw:path>
          <draw:path draw:style-name="gr40" draw:text-style-name="P20" draw:layer="layout" svg:width="0.355cm" svg:height="0.486cm" svg:x="11.51cm" svg:y="2.675cm" svg:viewBox="0 0 356 487" svg:d="M353 20c3 0 3-9 3-12 0-2-3-8-11-8-12 0-71 6-87 6-6 2-17 2-17 16 0 12 11 12 19 12 34 0 34 2 34 8s-3 11-3 17l-39 157c-17-23-39-40-73-40-89 0-179 96-179 196 0 67 45 115 104 115 39 0 72-20 100-48 12 42 54 48 70 48 26 0 43-14 57-36 14-28 22-67 22-70 0-9-8-9-11-9-9 0-9 3-14 23-9 33-23 72-51 72-19 0-22-14-22-33 0-14 0-20 3-28zM207 395c-5 19-22 33-36 44-6 6-34 28-65 28-25 0-50-16-50-67 0-36 20-112 36-140 31-56 68-64 87-64 48 0 62 50 62 59 0 3 0 8-3 11z">
            <text:p/>
          </draw:path>
        </draw:g>
        <draw:line draw:style-name="gr36" draw:text-style-name="P5" draw:layer="layout" svg:x1="8.507cm" svg:y1="2.824cm" svg:x2="10.13cm" svg:y2="2.824cm">
          <text:p/>
        </draw:line>
        <draw:line draw:style-name="gr42" draw:text-style-name="P5" draw:layer="layout" svg:x1="12.478cm" svg:y1="2.824cm" svg:x2="14.101cm" svg:y2="2.824cm">
          <text:p/>
        </draw:line>
        <draw:line draw:style-name="gr36" draw:text-style-name="P5" draw:layer="layout" svg:x1="17.05cm" svg:y1="2.824cm" svg:x2="19.89cm" svg:y2="2.824cm">
          <text:p/>
        </draw:line>
        <draw:custom-shape draw:style-name="gr43" draw:text-style-name="P21" draw:layer="layout" svg:width="12.954cm" svg:height="4.348cm" svg:x="5.08cm" svg:y="1.024cm">
          <text:p/>
          <draw:enhanced-geometry svg:viewBox="0 0 21600 21600" draw:type="rectangle" draw:enhanced-path="M 0 0 L 21600 0 21600 21600 0 21600 0 0 Z N"/>
        </draw:custom-shape>
        <draw:line draw:style-name="gr44" draw:text-style-name="P5" draw:layer="layout" svg:x1="5.08cm" svg:y1="4.372cm" svg:x2="18.034cm" svg:y2="4.372cm">
          <text:p/>
        </draw:line>
        <draw:frame draw:style-name="gr25" draw:text-style-name="P22" draw:layer="layout" svg:width="2.547cm" svg:height="2.215cm" svg:x="10.661cm" svg:y="3.302cm">
          <draw:text-box>
            <text:p><text:span text:style-name="T3">PLANT</text:span></text:p>
          </draw:text-box>
        </draw:frame>
        <presentation:notes draw:style-name="dp2">
          <draw:page-thumbnail draw:style-name="gr15" draw:layer="layout" svg:width="13.968cm" svg:height="10.476cm" svg:x="3.81cm" svg:y="2.123cm" draw:page-number="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5f_" presentation:presentation-page-layout-name="AL1T0">
        <draw:g>
          <svg:title>TexMaths</svg:title>
          <svg:desc>10§display§-§svg§600§TRUE§</svg:desc>
          <draw:polygon draw:style-name="gr45" draw:text-style-name="P12" draw:layer="layout" svg:width="0.244cm" svg:height="0.095cm" svg:x="1.08cm" svg:y="1.232cm" svg:viewBox="0 0 245 96" draw:points="123,96 0,96 0,0 245,0 245,96">
            <text:p/>
          </draw:polygon>
          <draw:path draw:style-name="gr46" draw:text-style-name="P2" draw:layer="layout" svg:width="0.214cm" svg:height="0.014cm" svg:x="1.109cm" svg:y="1.232cm" svg:viewBox="0 0 215 15" svg:d="M203 15c6 0 12 0 12-8 0-7-6-7-12-7h-191c-6 0-12 0-12 7 0 8 6 8 12 8z">
            <text:p/>
          </draw:path>
        </draw:g>
        <draw:g>
          <svg:title>TexMaths</svg:title>
          <svg:desc>10§display§-§svg§600§TRUE§</svg:desc>
          <draw:polygon draw:style-name="gr45" draw:text-style-name="P12" draw:layer="layout" svg:width="0.244cm" svg:height="0.095cm" svg:x="2.946cm" svg:y="1.067cm" svg:viewBox="0 0 245 96" draw:points="123,96 0,96 0,0 245,0 245,96">
            <text:p/>
          </draw:polygon>
          <draw:path draw:style-name="gr46" draw:text-style-name="P2" draw:layer="layout" svg:width="0.214cm" svg:height="0.014cm" svg:x="2.975cm" svg:y="1.067cm" svg:viewBox="0 0 215 15" svg:d="M203 15c6 0 12 0 12-8 0-7-6-7-12-7h-191c-6 0-12 0-12 7 0 8 6 8 12 8z">
            <text:p/>
          </draw:path>
        </draw:g>
        <draw:polyline draw:style-name="gr47" draw:text-style-name="P3" draw:layer="layout" svg:width="7.123cm" svg:height="3.108cm" draw:transform="rotate (2.73178934522152) translate (6.26153762378118cm 6.87280205128488cm)" svg:viewBox="0 0 7124 3109" draw:points="0,2509 5775,0 7124,3109">
          <text:p/>
        </draw:polyline>
        <draw:custom-shape draw:style-name="gr48" draw:text-style-name="P4" draw:layer="layout" svg:width="1.346cm" svg:height="0.076cm" svg:x="2.851cm" svg:y="2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49" draw:text-style-name="P5" draw:layer="layout" svg:width="5.537cm" svg:height="0.685cm" draw:transform="rotate (3.06148204092325) translate (9.46177163449276cm 3.47680542489696cm)" svg:viewBox="0 0 5538 686" draw:points="0,440 5483,0 5507,297 5538,686">
          <text:p/>
        </draw:polyline>
        <draw:polyline draw:style-name="gr49" draw:text-style-name="P5" draw:layer="layout" svg:width="4.476cm" svg:height="1.46cm" draw:transform="rotate (2.79078147393893) translate (6.75894845886297cm 5.18192031525722cm)" svg:viewBox="0 0 4477 1461" draw:points="0,1461 3992,0 4477,1377">
          <text:p/>
        </draw:polyline>
        <draw:line draw:style-name="gr50" draw:text-style-name="P5" draw:layer="layout" svg:x1="3.505cm" svg:y1="2.255cm" svg:x2="3.505cm" svg:y2="1.191cm">
          <text:p/>
        </draw:line>
        <draw:custom-shape draw:style-name="gr51" draw:text-style-name="P6" draw:layer="layout" svg:width="2.607cm" svg:height="1.024cm" svg:x="7.261cm" svg:y="3.688cm">
          <text:p/>
          <draw:enhanced-geometry svg:viewBox="0 0 21600 21600" draw:type="rectangle" draw:enhanced-path="M 0 0 L 21600 0 21600 21600 0 21600 0 0 Z N"/>
        </draw:custom-shape>
        <draw:polyline draw:style-name="gr49" draw:text-style-name="P5" draw:layer="layout" svg:width="11.412cm" svg:height="5.014cm" draw:transform="skewX (6.50862675001703E-017) rotate (-2.6778586713349) translate (22.3197603248423cm 3.95298619507317cm)" svg:viewBox="0 0 11413 5015" draw:points="0,2767 1384,0 11413,5015">
          <text:p/>
        </draw:polyline>
        <draw:line draw:style-name="gr52" draw:text-style-name="P5" draw:layer="layout" svg:x1="9.616cm" svg:y1="0.896cm" svg:x2="10.8cm" svg:y2="0.896cm">
          <text:p/>
        </draw:line>
        <draw:polyline draw:style-name="gr49" draw:text-style-name="P5" draw:layer="layout" svg:width="2.934cm" svg:height="1.786cm" draw:transform="rotate (-2.21813894635959) translate (12.2398661247192cm 1.95598292811051cm)" svg:viewBox="0 0 2935 1787" draw:points="0,1787 2364,0 2935,755">
          <text:p/>
        </draw:polyline>
        <draw:custom-shape draw:style-name="gr53" draw:text-style-name="P23" draw:layer="layout" svg:width="1.53cm" svg:height="1.146cm" svg:x="4.566cm" svg:y="0.28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0.749cm" svg:height="0.508cm" svg:x="9.497cm" svg:y="2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0§display§$z^{-1}$§svg§600§FALSE§</svg:desc>
          <draw:polygon draw:style-name="gr55" draw:text-style-name="P1" draw:layer="layout" svg:width="0.492cm" svg:height="0.291cm" svg:x="9.613cm" svg:y="2.852cm" svg:viewBox="0 0 493 292" draw:points="247,292 0,292 0,0 493,0 493,292">
            <text:p/>
          </draw:polygon>
          <draw:path draw:style-name="gr46" draw:text-style-name="P2" draw:layer="layout" svg:width="0.131cm" svg:height="0.151cm" svg:x="9.623cm" svg:y="2.991cm" svg:viewBox="0 0 132 152" svg:d="M128 10c3-4 3-4 3-5 0-5-3-5-9-5h-113l-4 57h9c2-36 8-49 48-49h40l-99 133c-3 4-3 5-3 6 0 5 2 5 9 5h117l6-66h-9c-3 42-10 57-52 57h-41z">
            <text:p/>
          </draw:path>
          <draw:path draw:style-name="gr46" draw:text-style-name="P2" draw:layer="layout" svg:width="0.166cm" svg:height="0.012cm" svg:x="9.795cm" svg:y="2.948cm" svg:viewBox="0 0 167 13" svg:d="M158 13c3 0 9 0 9-7 0-6-5-6-9-6h-148c-4 0-10 0-10 6 0 7 6 7 10 7z">
            <text:p/>
          </draw:path>
          <draw:path draw:style-name="gr46" draw:text-style-name="P2" draw:layer="layout" svg:width="0.089cm" svg:height="0.163cm" svg:x="10.016cm" svg:y="2.852cm" svg:viewBox="0 0 90 164" svg:d="M56 7c0-7 0-7-7-7-16 15-39 16-49 16v9c6 0 22 0 36-7v126c0 8 0 11-25 11h-9v9c4 0 35-1 44-1 8 0 39 1 44 1v-9h-9c-25 0-25-3-25-11z">
            <text:p/>
          </draw:path>
        </draw:g>
        <draw:g>
          <svg:title>TexMaths</svg:title>
          <svg:desc>10§display§$\Delta u_k$§svg§600§FALSE§</svg:desc>
          <draw:polygon draw:style-name="gr55" draw:text-style-name="P1" draw:layer="layout" svg:width="0.633cm" svg:height="0.307cm" svg:x="8.066cm" svg:y="0.424cm" svg:viewBox="0 0 634 308" draw:points="317,308 0,308 0,0 634,0 634,308">
            <text:p/>
          </draw:polygon>
          <draw:path draw:style-name="gr46" draw:text-style-name="P2" draw:layer="layout" svg:width="0.259cm" svg:height="0.252cm" svg:x="8.083cm" svg:y="0.424cm" svg:viewBox="0 0 260 253" svg:d="M139 6c-2-4-3-6-9-6s-7 2-9 6l-119 240c-2 3-2 4-2 4 0 3 2 3 8 3h245c5 0 7 0 7-3 0 0 0-1-2-4zM119 35l94 191h-189z">
            <text:p/>
          </draw:path>
          <draw:path draw:style-name="gr46" draw:text-style-name="P2" draw:layer="layout" svg:width="0.18cm" svg:height="0.159cm" svg:x="8.369cm" svg:y="0.52cm" svg:viewBox="0 0 181 160" svg:d="M114 136c4 15 16 24 31 24 12 0 20-8 26-19 6-13 10-35 10-35 0-4-3-4-4-4-4 0-4 1-5 7-5 19-11 43-26 43-8 0-11-4-11-16 0-8 4-24 7-37l10-38c1-5 4-19 6-24 1-8 5-22 5-23 0-7-5-10-10-10-2 0-11 0-14 12-7 26-22 88-26 106-1 2-15 30-41 30-18 0-22-16-22-29 0-20 10-48 20-72 4-10 5-15 5-22 0-16-11-29-29-29-33 0-46 51-46 54 0 4 3 4 4 4 4 0 4 0 6-7 8-30 22-43 36-43 3 0 8 0 8 11 0 9-4 19-6 24-13 35-20 57-20 75 0 33 24 42 43 42 23 0 36-16 43-24z">
            <text:p/>
          </draw:path>
          <draw:path draw:style-name="gr46" draw:text-style-name="P2" draw:layer="layout" svg:width="0.121cm" svg:height="0.173cm" svg:x="8.578cm" svg:y="0.558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7 0-8-6-8-13 0-4 0-4 1-11 0-1 1-5 1-8 0-21-29-25-40-25 7-5 16-13 21-17 12-12 25-23 38-23 4 0 7 0 8 3-10 1-12 9-12 13 0 6 4 10 10 10s14-6 14-16c0-8-6-18-20-18-13 0-26 11-39 22-10 10-18 18-29 22z">
            <text:p/>
          </draw:path>
        </draw:g>
        <draw:line draw:style-name="gr56" draw:text-style-name="P5" draw:layer="layout" svg:x1="20.638cm" svg:y1="1.478cm" svg:x2="21.624cm" svg:y2="1.478cm">
          <text:p/>
        </draw:line>
        <draw:g>
          <svg:title>TexMaths</svg:title>
          <svg:desc>10§display§$y_k$§svg§600§FALSE§</svg:desc>
          <draw:polygon draw:style-name="gr55" draw:text-style-name="P1" draw:layer="layout" svg:width="0.325cm" svg:height="0.223cm" svg:x="20.994cm" svg:y="1.117cm" svg:viewBox="0 0 326 224" draw:points="163,224 0,224 0,0 326,0 326,224">
            <text:p/>
          </draw:polygon>
          <draw:path draw:style-name="gr46" draw:text-style-name="P2" draw:layer="layout" svg:width="0.172cm" svg:height="0.223cm" svg:x="21cm" svg:y="1.117cm" svg:viewBox="0 0 173 224" svg:d="M140 34c9-23 27-23 33-23v-11c-8 1-18 1-26 1-7 0-24-1-32-1v11c12 0 17 7 17 15 0 4 0 4-2 8l-35 88-40-96c-1-3-2-4-2-6 0-9 13-9 20-9v-11c-10 0-33 1-39 1-9 0-24 0-34-1v11c17 0 24 0 29 12l53 129c-2 5-7 16-9 21-8 19-18 44-40 44-3 0-11 0-17-7 11-1 14-9 14-15 0-9-7-14-15-14-7 0-15 4-15 15 0 16 15 28 33 28 21 0 37-20 45-40z">
            <text:p/>
          </draw:path>
          <draw:path draw:style-name="gr46" draw:text-style-name="P2" draw:layer="layout" svg:width="0.121cm" svg:height="0.173cm" svg:x="21.198cm" svg:y="1.151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6 0-8-6-8-13 0-4 0-4 1-11 1-1 1-5 1-8 0-21-29-25-40-25 7-5 16-13 21-17 12-12 25-23 39-23 3 0 6 0 8 3-11 1-13 9-13 13 0 6 5 10 10 10 7 0 14-6 14-16 0-8-6-18-19-18-14 0-27 11-40 22-10 10-18 18-29 22z">
            <text:p/>
          </draw:path>
        </draw:g>
        <draw:line draw:style-name="gr50" draw:text-style-name="P5" draw:layer="layout" svg:x1="3.777cm" svg:y1="0.878cm" svg:x2="4.572cm" svg:y2="0.878cm">
          <text:p/>
        </draw:line>
        <draw:custom-shape draw:style-name="gr57" draw:text-style-name="P6" draw:layer="layout" svg:width="1.016cm" svg:height="0.762cm" draw:transform="rotate (-1.5707963267949) translate (2.667cm 0.37cm)">
          <text:p/>
          <draw:enhanced-geometry svg:viewBox="0 0 21600 21600" draw:glue-points="?f0 0 ?f1 10800 0 21600 10800 21600 21600 21600 ?f7 10800" draw:text-areas="?f1 10800 ?f2 18000 ?f3 7200 ?f4 21600" draw:type="isosceles-triangle" draw:modifiers="11120.272241127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0§display§$N_{\bar x}$§svg§600§FALSE§</svg:desc>
          <draw:polygon draw:style-name="gr55" draw:text-style-name="P1" draw:layer="layout" svg:width="0.407cm" svg:height="0.295cm" svg:x="1.948cm" svg:y="0.762cm" svg:viewBox="0 0 408 296" draw:points="204,296 0,296 0,0 408,0 408,296">
            <text:p/>
          </draw:polygon>
          <draw:path draw:style-name="gr46" draw:text-style-name="P2" draw:layer="layout" svg:width="0.24cm" svg:height="0.24cm" svg:x="1.959cm" svg:y="0.762cm" svg:viewBox="0 0 241 241" svg:d="M70 5c-3-5-4-5-10-5h-60v11h10c5 0 12 0 18 1 8 1 8 1 8 8v184c0 10 0 26-36 26v11c12 0 30-1 42-1 11 0 28 1 40 1v-11c-36 0-36-16-36-26v-183c2 1 2 1 4 4l144 211c3 5 3 5 5 5 6 0 6-3 6-9v-195c0-10 0-26 36-26v-11c-12 0-30 1-42 1-11 0-29-1-41-1v11c36 0 36 16 36 26v150z">
            <text:p/>
          </draw:path>
          <draw:polygon draw:style-name="gr46" draw:text-style-name="P2" draw:layer="layout" svg:width="0.097cm" svg:height="0.009cm" svg:x="2.25cm" svg:y="0.908cm" svg:viewBox="0 0 98 10" draw:points="98,10 98,0 0,0 0,10">
            <text:p/>
          </draw:polygon>
          <draw:path draw:style-name="gr46" draw:text-style-name="P2" draw:layer="layout" svg:width="0.132cm" svg:height="0.111cm" svg:x="2.223cm" svg:y="0.946cm" svg:viewBox="0 0 133 112" svg:d="M50 83c-3 8-11 22-24 22 0 0-8 0-13-3 10-4 11-12 11-14 0-6-4-10-10-10-7 0-14 7-14 16 0 12 14 18 26 18s21-7 28-18c6 13 20 18 29 18 29 0 43-31 43-38 0-4-3-4-4-4-3 0-3 2-4 5-5 17-20 30-34 30-10 0-15-7-15-16 0-7 6-29 13-57 5-19 16-25 24-25 0 0 8 0 13 3-7 3-10 9-10 14 0 6 4 10 9 10 6 0 15-5 15-16 0-14-16-18-27-18-12 0-21 8-27 18-5-11-16-18-29-18-28 0-44 30-44 38 0 3 3 3 4 3 3 0 4-1 4-4 7-19 22-30 35-30 8 0 14 4 14 16 0 5-3 18-5 26z">
            <text:p/>
          </draw:path>
        </draw:g>
        <draw:line draw:style-name="gr50" draw:text-style-name="P5" draw:layer="layout" svg:x1="2.667cm" svg:y1="0.889cm" svg:x2="3.226cm" svg:y2="0.889cm">
          <text:p/>
        </draw:line>
        <draw:line draw:style-name="gr49" draw:text-style-name="P5" draw:layer="layout" svg:x1="0.108cm" svg:y1="0.878cm" svg:x2="0.743cm" svg:y2="0.878cm">
          <text:p/>
        </draw:line>
        <draw:line draw:style-name="gr49" draw:text-style-name="P5" draw:layer="layout" svg:x1="1.273cm" svg:y1="0.878cm" svg:x2="1.908cm" svg:y2="0.878cm">
          <text:p/>
        </draw:line>
        <draw:frame draw:style-name="gr58" draw:text-style-name="P24" draw:layer="layout" svg:width="3.771cm" svg:height="1.963cm" svg:x="7.475cm" svg:y="3.842cm">
          <draw:text-box>
            <text:p><text:span text:style-name="T4">Estimator</text:span></text:p>
          </draw:text-box>
        </draw:frame>
        <draw:g>
          <svg:title>TexMaths</svg:title>
          <svg:desc>10§display§\hat{x}_k§svg§600§FALSE§</svg:desc>
          <draw:polygon draw:style-name="gr55" draw:text-style-name="P1" draw:layer="layout" svg:width="0.34cm" svg:height="0.299cm" svg:x="5.506cm" svg:y="3.435cm" svg:viewBox="0 0 341 300" draw:points="171,300 0,300 0,0 341,0 341,300">
            <text:p/>
          </draw:polygon>
          <draw:polygon draw:style-name="gr46" draw:text-style-name="P2" draw:layer="layout" svg:width="0.093cm" svg:height="0.054cm" svg:x="5.569cm" svg:y="3.435cm" svg:viewBox="0 0 94 55" draw:points="47,0 0,49 6,55 47,18 88,55 94,49">
            <text:p/>
          </draw:polygon>
          <draw:path draw:style-name="gr46" draw:text-style-name="P2" draw:layer="layout" svg:width="0.175cm" svg:height="0.159cm" svg:x="5.516cm" svg:y="3.524cm" svg:viewBox="0 0 176 160" svg:d="M108 50c2-10 10-42 34-42 3 0 11 0 18 4-10 2-17 11-17 19 0 6 4 13 14 13 8 0 19-6 19-21 0-18-21-23-33-23-21 0-33 18-37 27-9-24-28-27-38-27-37 0-57 46-57 54 0 4 3 4 4 4 3 0 4 0 5-4 12-37 35-46 47-46 7 0 19 3 19 23 0 11-6 35-19 84-5 23-18 37-33 37-3 0-11 0-18-4 9-2 17-10 17-19 0-10-8-13-14-13-10 0-19 10-19 21 0 16 18 23 33 23 24 0 37-25 37-27 4 13 17 27 38 27 37 0 57-46 57-54 0-4-3-4-4-4-3 0-4 1-5 4-11 38-36 46-47 46-14 0-19-11-19-23 0-8 2-15 6-31z">
            <text:p/>
          </draw:path>
          <draw:path draw:style-name="gr46" draw:text-style-name="P2" draw:layer="layout" svg:width="0.121cm" svg:height="0.173cm" svg:x="5.725cm" svg:y="3.561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7 0-8-6-8-13 0-4 0-4 1-11 0-1 1-5 1-8 0-21-29-25-40-25 7-5 16-13 21-17 12-12 25-23 38-23 4 0 7 0 8 3-10 1-12 9-12 13 0 6 4 10 10 10s14-6 14-16c0-8-6-18-20-18-13 0-26 11-39 22-10 10-18 18-29 22z">
            <text:p/>
          </draw:path>
        </draw:g>
        <draw:g>
          <svg:title>TexMaths</svg:title>
          <svg:desc>10§display§\hat{d}_k§svg§600§TRUE§</svg:desc>
          <draw:polygon draw:style-name="gr45" draw:text-style-name="P12" draw:layer="layout" svg:width="0.322cm" svg:height="0.392cm" svg:x="2.12cm" svg:y="4.057cm" svg:viewBox="0 0 323 393" draw:points="162,393 0,393 0,0 323,0 323,393">
            <text:p/>
          </draw:polygon>
          <draw:polygon draw:style-name="gr46" draw:text-style-name="P2" draw:layer="layout" svg:width="0.093cm" svg:height="0.054cm" svg:x="2.223cm" svg:y="4.057cm" svg:viewBox="0 0 94 55" draw:points="47,0 0,49 6,55 47,18 88,55 94,49">
            <text:p/>
          </draw:polygon>
          <draw:path draw:style-name="gr46" draw:text-style-name="P2" draw:layer="layout" svg:width="0.167cm" svg:height="0.248cm" svg:x="2.134cm" svg:y="4.15cm" svg:viewBox="0 0 168 249" svg:d="M168 4c0-1 0-4-5-4s-38 3-45 4c-2 0-4 2-4 6 0 5 3 5 8 5 17 0 18 3 18 6l-2 7-20 83c-7-13-17-22-33-22-41 0-85 52-85 103 0 34 19 57 47 57 7 0 25-2 46-26 3 14 15 26 32 26 13 0 21-8 26-20 6-12 11-34 11-35 0-4-4-4-4-4-4 0-4 2-5 7-7 23-13 44-27 44-10 0-11-9-11-16 0-9 1-11 3-17zM94 203c-1 6-1 7-7 13-15 19-29 25-39 25-18 0-23-19-23-33 0-18 11-62 20-78 10-20 26-33 41-33 23 0 28 29 28 31s-1 4-2 6z">
            <text:p/>
          </draw:path>
          <draw:path draw:style-name="gr46" draw:text-style-name="P2" draw:layer="layout" svg:width="0.121cm" svg:height="0.173cm" svg:x="2.321cm" svg:y="4.276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7 0-8-6-8-13 0-4 0-4 1-11 0-1 1-5 1-8 0-21-29-25-40-25 7-5 16-13 21-17 12-12 25-23 38-23 4 0 7 0 8 3-10 1-12 9-12 13 0 6 4 10 10 10s14-6 14-16c0-8-6-18-20-18-13 0-26 11-39 22-10 10-18 18-29 22z">
            <text:p/>
          </draw:path>
        </draw:g>
        <draw:g>
          <svg:title>TexMaths</svg:title>
          <svg:desc>10§display§x_{u_k}§svg§600§FALSE§</svg:desc>
          <draw:polygon draw:style-name="gr55" draw:text-style-name="P1" draw:layer="layout" svg:width="0.485cm" svg:height="0.247cm" svg:x="7.832cm" svg:y="2.751cm" svg:viewBox="0 0 486 248" draw:points="243,248 0,248 0,0 486,0 486,248">
            <text:p/>
          </draw:polygon>
          <draw:path draw:style-name="gr46" draw:text-style-name="P2" draw:layer="layout" svg:width="0.175cm" svg:height="0.159cm" svg:x="7.842cm" svg:y="2.751cm" svg:viewBox="0 0 176 160" svg:d="M108 50c2-10 10-42 35-42 2 0 10 0 17 4-9 2-17 11-17 19 0 6 4 13 14 13 8 0 19-6 19-21 0-18-21-23-33-23-20 0-33 18-37 27-9-24-28-27-38-27-37 0-57 46-57 54 0 4 3 4 4 4 3 0 4 0 5-4 12-37 35-46 47-46 7 0 19 3 19 23 0 11-6 35-19 84-5 23-18 37-33 37-3 0-11 0-18-4 9-2 17-10 17-19 0-10-8-13-14-13-10 0-19 10-19 21 0 16 18 23 33 23 24 0 37-25 37-27 4 13 17 27 38 27 37 0 57-46 57-54 0-4-3-4-4-4-3 0-4 1-5 4-11 38-36 46-47 46-14 0-19-11-19-23 0-8 2-15 6-31z">
            <text:p/>
          </draw:path>
          <draw:path draw:style-name="gr46" draw:text-style-name="P2" draw:layer="layout" svg:width="0.143cm" svg:height="0.111cm" svg:x="8.045cm" svg:y="2.85cm" svg:viewBox="0 0 144 112" svg:d="M93 69c-1 5-3 14-4 15-5 7-15 21-30 21-17 0-17-16-17-21 0-14 7-32 14-50 2-5 3-8 3-12 0-13-10-22-23-22-25 0-36 34-36 38 0 3 3 3 4 3 4 0 4-1 5-4 5-20 17-30 26-30 4 0 7 3 7 9s-3 10-5 16c-14 34-14 42-14 48 0 5 0 16 10 24 7 6 17 8 25 8 16 0 24-9 32-17 6 16 22 17 25 17 9 0 16-6 20-14 5-9 9-24 9-24 0-4-4-4-5-4-3 0-3 2-4 8-4 12-8 27-19 27-6 0-8-6-8-12 0-4 2-14 3-20 3-7 5-17 6-23l6-21c1-7 4-17 4-19 0-4-4-8-9-8-8 0-10 8-12 16z">
            <text:p/>
          </draw:path>
          <draw:path draw:style-name="gr46" draw:text-style-name="P2" draw:layer="layout" svg:width="0.096cm" svg:height="0.124cm" svg:x="8.221cm" svg:y="2.874cm" svg:viewBox="0 0 97 125" svg:d="M43 6c1-2 1-2 1-3 0-3-2-3-6-3l-21 2c-3 0-3 0-4 0-1 1-2 4-2 4 0 4 3 4 6 4 0 0 3 0 5 0 4 0 4 1 4 3 0 0 0 1-1 4l-24 97c-1 3-1 3-1 4 0 4 3 7 6 7 8 0 9-7 10-10l8-32c5 0 26 2 26 14 0 1 0 2 0 4s0 4 0 5c0 12 11 19 21 19 19 0 26-26 26-28 0-3-3-3-4-3-3 0-3 1-4 4-3 7-7 20-17 20-6 0-7-6-7-10 0 0 0-2 1-6 0-2 0-4 0-5 0-16-20-19-31-19 5-4 12-9 15-12 10-8 20-16 30-16 4 0 6 1 6 3h-1c-8 3-8 10-8 11 0 2 2 7 8 7 3 0 11-3 11-13 0-8-7-13-15-13-12 0-23 8-36 18-6 5-12 9-19 12z">
            <text:p/>
          </draw:path>
        </draw:g>
        <draw:line draw:style-name="gr49" draw:text-style-name="P5" draw:layer="layout" svg:x1="9.296cm" svg:y1="3.038cm" svg:x2="9.296cm" svg:y2="1.183cm">
          <text:p/>
        </draw:line>
        <draw:g>
          <svg:title>TexMaths</svg:title>
          <svg:desc>10§display§+§svg§600§TRUE§</svg:desc>
          <draw:polygon draw:style-name="gr45" draw:text-style-name="P12" draw:layer="layout" svg:width="0.253cm" svg:height="0.234cm" svg:x="3.626cm" svg:y="1.165cm" svg:viewBox="0 0 254 235" draw:points="127,235 0,235 0,0 254,0 254,235">
            <text:p/>
          </draw:polygon>
          <draw:path draw:style-name="gr46" draw:text-style-name="P2" draw:layer="layout" svg:width="0.233cm" svg:height="0.234cm" svg:x="3.646cm" svg:y="1.165cm" svg:viewBox="0 0 234 235" svg:d="M125 125h98c5 0 11 0 11-7 0-8-6-8-11-8h-98v-98c0-6 0-12-8-12-7 0-7 6-7 12v98h-98c-6 0-12 0-12 8 0 7 6 7 12 7h98v98c0 5 0 12 7 12 8 0 8-7 8-12z">
            <text:p/>
          </draw:path>
        </draw:g>
        <draw:g>
          <svg:title>TexMaths</svg:title>
          <svg:desc>10§display§$r_k$§svg§600§TRUE§</svg:desc>
          <draw:polygon draw:style-name="gr45" draw:text-style-name="P12" draw:layer="layout" svg:width="0.277cm" svg:height="0.21cm" svg:x="0.154cm" svg:y="0.572cm" svg:viewBox="0 0 278 211" draw:points="139,211 0,211 0,0 278,0 278,211">
            <text:p/>
          </draw:polygon>
          <draw:path draw:style-name="gr46" draw:text-style-name="P2" draw:layer="layout" svg:width="0.118cm" svg:height="0.155cm" svg:x="0.164cm" svg:y="0.572cm" svg:viewBox="0 0 119 156" svg:d="M49 39v-39l-49 4v11c25 0 27 3 27 19v96c0 15-3 15-27 15v11c14 0 30-1 40-1 14 0 31 0 46 1v-11h-8c-26 0-27-3-27-16v-55c0-35 15-66 42-66 2 0 3 0 4 0-2 1-8 5-8 14 0 10 7 15 15 15 7 0 15-4 15-15 0-12-11-22-26-22-26 0-39 24-44 39z">
            <text:p/>
          </draw:path>
          <draw:path draw:style-name="gr46" draw:text-style-name="P2" draw:layer="layout" svg:width="0.121cm" svg:height="0.173cm" svg:x="0.31cm" svg:y="0.61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6 0-8-6-8-13 0-4 0-4 1-11 1-1 1-5 1-8 0-21-29-25-40-25 7-5 16-13 21-17 12-12 25-23 39-23 3 0 6 0 8 3-11 1-13 9-13 13 0 6 5 10 10 10 7 0 14-6 14-16 0-8-6-18-19-18-14 0-27 11-40 22-10 10-18 18-29 22z">
            <text:p/>
          </draw:path>
        </draw:g>
        <draw:g>
          <svg:title>TexMaths</svg:title>
          <svg:desc>10§latex§$u_k$§svg§600§FALSE§</svg:desc>
          <draw:polygon draw:style-name="gr55" draw:text-style-name="P1" draw:layer="layout" svg:width="0.341cm" svg:height="0.21cm" svg:x="10.162cm" svg:y="0.616cm" svg:viewBox="0 0 342 211" draw:points="171,211 0,211 0,0 342,0 342,211">
            <text:p/>
          </draw:polygon>
          <draw:path draw:style-name="gr46" draw:text-style-name="P2" draw:layer="layout" svg:width="0.181cm" svg:height="0.159cm" svg:x="10.172cm" svg:y="0.616cm" svg:viewBox="0 0 182 160" svg:d="M114 136c4 15 16 24 31 24 12 0 21-8 26-19 6-13 11-35 11-35 0-4-3-4-4-4-4 0-4 1-6 7-5 19-11 43-26 43-7 0-11-4-11-16 0-8 4-24 7-37l10-38c1-5 4-19 6-24 1-8 5-22 5-23 0-7-4-10-10-10-2 0-11 0-14 12-7 26-22 88-26 106-1 2-14 30-41 30-18 0-22-16-22-29 0-20 10-48 20-72 4-10 5-15 5-22 0-16-11-29-29-29-33 0-46 51-46 54 0 4 3 4 4 4 4 0 4 0 6-7 8-30 22-43 36-43 3 0 8 0 8 11 0 9-4 19-6 24-13 35-20 57-20 75 0 33 24 42 43 42 24 0 36-16 43-24z">
            <text:p/>
          </draw:path>
          <draw:path draw:style-name="gr46" draw:text-style-name="P2" draw:layer="layout" svg:width="0.121cm" svg:height="0.173cm" svg:x="10.382cm" svg:y="0.654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7 0-8-6-8-13 0-4 0-4 1-11 0-1 1-5 1-8 0-21-29-25-40-25 7-5 16-13 21-17 12-12 25-23 39-23 3 0 6 0 8 3-11 1-13 9-13 13 0 6 5 10 10 10 7 0 14-6 14-16 0-8-6-18-19-18-14 0-27 11-40 22-10 10-18 18-29 22z">
            <text:p/>
          </draw:path>
        </draw:g>
        <draw:line draw:style-name="gr59" draw:text-style-name="P5" draw:layer="layout" svg:x1="13.767cm" svg:y1="1.503cm" svg:x2="14.275cm" svg:y2="1.503cm">
          <text:p/>
        </draw:line>
        <draw:custom-shape draw:style-name="gr60" draw:text-style-name="P10" draw:layer="layout" svg:width="4.832cm" svg:height="0.554cm" svg:x="15.976cm" svg:y="0.208cm">
          <text:p/>
          <draw:enhanced-geometry svg:viewBox="0 0 21600 21600" draw:type="rectangle" draw:enhanced-path="M 0 0 L 21600 0 21600 21600 0 21600 0 0 Z N"/>
        </draw:custom-shape>
        <draw:line draw:style-name="gr49" draw:text-style-name="P5" draw:layer="layout" svg:x1="16.952cm" svg:y1="1.51cm" svg:x2="17.423cm" svg:y2="1.51cm">
          <text:p/>
        </draw:line>
        <draw:line draw:style-name="gr59" draw:text-style-name="P5" draw:layer="layout" svg:x1="15.162cm" svg:y1="1.503cm" svg:x2="15.997cm" svg:y2="1.503cm">
          <text:p/>
        </draw:line>
        <draw:g>
          <svg:title>TexMaths</svg:title>
          <svg:desc>10§display§$G_{vib}$§svg§600§TRUE§</svg:desc>
          <draw:polygon draw:style-name="gr45" draw:text-style-name="P12" draw:layer="layout" svg:width="0.641cm" svg:height="0.303cm" svg:x="19.92cm" svg:y="1.407cm" svg:viewBox="0 0 642 304" draw:points="321,304 0,304 0,0 642,0 642,304">
            <text:p/>
          </draw:polygon>
          <draw:path draw:style-name="gr46" draw:text-style-name="P2" draw:layer="layout" svg:width="0.238cm" svg:height="0.255cm" svg:x="19.94cm" svg:y="1.407cm" svg:viewBox="0 0 239 256" svg:d="M190 226c4 8 18 22 22 22 3 0 3-2 3-8v-62c0-13 2-15 24-15v-11c-12 1-32 2-42 2-14 0-45 0-57-2v11h11c32 0 33 4 33 17v22c0 40-45 44-55 44-23 0-93-13-93-118 0-106 70-117 91-117 38 0 70 31 77 83 1 5 1 7 6 7s5-2 5-9v-83c0-7 0-9-4-9-1 0-2 0-5 4l-18 26c-11-11-30-30-66-30-65 0-122 56-122 128s57 128 123 128c26 0 55-9 67-30z">
            <text:p/>
          </draw:path>
          <draw:path draw:style-name="gr46" draw:text-style-name="P2" draw:layer="layout" svg:width="0.12cm" svg:height="0.111cm" svg:x="20.207cm" svg:y="1.599cm" svg:viewBox="0 0 121 112" svg:d="M121 19c0-19-12-19-13-19-6 0-13 6-13 13 0 5 3 6 4 8 4 3 9 9 9 20s-16 64-46 64c-20 0-20-18-20-22 0-11 5-25 14-49 2-4 3-8 3-12 0-13-10-22-23-22-25 0-36 34-36 38s3 4 4 4c4 0 4-2 5-4 5-21 17-31 26-31 4 0 7 3 7 9s-3 10-5 17c-11 27-14 37-14 46 0 25 20 33 39 33 41 0 59-72 59-93z">
            <text:p/>
          </draw:path>
          <draw:path draw:style-name="gr46" draw:text-style-name="P2" draw:layer="layout" svg:width="0.074cm" svg:height="0.165cm" svg:x="20.357cm" svg:y="1.545cm" svg:viewBox="0 0 75 166" svg:d="M69 10c0-4-3-10-10-10s-14 6-14 14c0 4 3 9 10 9s14-7 14-13zM18 135c-1 3-2 6-2 11 0 11 10 20 23 20 26 0 36-34 36-37s-3-3-4-3c-3 0-3 1-5 4-5 20-16 29-26 29-5 0-6-3-6-9 0-5 2-9 4-15 3-7 5-13 8-20 2-5 11-29 12-31s2-6 2-8c0-12-10-21-24-21-25 0-36 34-36 38 0 3 3 3 4 3 4 0 4-2 5-4 6-22 17-30 26-30 4 0 7 2 7 8s-2 10-8 25z">
            <text:p/>
          </draw:path>
          <draw:path draw:style-name="gr46" draw:text-style-name="P2" draw:layer="layout" svg:width="0.1cm" svg:height="0.173cm" svg:x="20.461cm" svg:y="1.537cm" svg:viewBox="0 0 101 174" svg:d="M49 7c1 0 1-3 1-4s-1-3-4-3c-5 0-25 2-32 2-2 0-5 1-5 6 0 4 3 4 6 4 12 0 12 2 12 3 0 2-2 12-4 18l-5 22c-3 9-16 63-16 66-2 6-2 9-2 13 0 24 16 40 37 40 30 0 64-34 64-70 0-29-21-42-38-42-13 0-24 8-31 14zM37 167c-12 0-19-10-19-25 0-9 2-18 8-46 2-4 2-5 7-10 9-11 21-16 29-16 10 0 19 7 19 24 0 9-6 35-13 49-6 12-18 24-31 24z">
            <text:p/>
          </draw:path>
        </draw:g>
        <draw:g>
          <svg:title>TexMaths</svg:title>
          <svg:desc>10§display§$G_{d}$§svg§600§TRUE§</svg:desc>
          <draw:polygon draw:style-name="gr45" draw:text-style-name="P12" draw:layer="layout" svg:width="0.417cm" svg:height="0.303cm" svg:x="18.816cm" svg:y="1.401cm" svg:viewBox="0 0 418 304" draw:points="209,304 0,304 0,0 418,0 418,304">
            <text:p/>
          </draw:polygon>
          <draw:path draw:style-name="gr46" draw:text-style-name="P2" draw:layer="layout" svg:width="0.238cm" svg:height="0.255cm" svg:x="18.836cm" svg:y="1.401cm" svg:viewBox="0 0 239 256" svg:d="M189 226c4 8 19 22 23 22 3 0 3-2 3-8v-62c0-13 2-15 24-15v-11c-13 1-32 2-42 2-15 0-45 0-57-2v11h11c31 0 33 4 33 17v22c0 40-45 44-55 44-23 0-93-13-93-118 0-106 69-117 91-117 38 0 70 31 77 83 1 5 1 7 5 7 6 0 6-2 6-9v-83c0-7 0-9-4-9-2 0-2 0-6 4l-17 26c-11-11-31-30-66-30-65 0-122 56-122 128s57 128 123 128c26 0 54-9 66-30z">
            <text:p/>
          </draw:path>
          <draw:path draw:style-name="gr46" draw:text-style-name="P2" draw:layer="layout" svg:width="0.126cm" svg:height="0.173cm" svg:x="19.107cm" svg:y="1.531cm" svg:viewBox="0 0 127 174" svg:d="M126 7c0 0 1-3 1-4s-1-3-4-3c-5 0-25 2-31 2-2 0-6 1-6 6 0 4 4 4 7 4 12 0 12 2 12 3 0 2-1 3-2 6l-13 56c-6-8-14-15-26-15-32 0-64 36-64 71 0 24 16 41 38 41 12 0 24-8 35-17 5 14 19 17 25 17 9 0 15-5 19-13 6-10 9-24 9-25 0-3-3-3-4-3-3 0-4 1-5 8-4 12-8 26-19 26-6 0-8-5-8-12 0-5 1-7 2-10zM74 141c-2 6-8 12-13 16-3 2-12 10-23 10-9 0-18-6-18-24 0-13 7-40 13-50 11-20 24-23 31-23 18 0 22 18 22 21 0 1 0 3-1 3z">
            <text:p/>
          </draw:path>
        </draw:g>
        <draw:g>
          <svg:title>TexMaths</svg:title>
          <svg:desc>10§display§$\mathbf{S}[\cdot]$§svg§600§TRUE§</svg:desc>
          <draw:polygon draw:style-name="gr45" draw:text-style-name="P12" draw:layer="layout" svg:width="0.446cm" svg:height="0.351cm" svg:x="16.297cm" svg:y="1.364cm" svg:viewBox="0 0 447 352" draw:points="223,352 0,352 0,0 447,0 447,352">
            <text:p/>
          </draw:polygon>
          <draw:path draw:style-name="gr46" draw:text-style-name="P2" draw:layer="layout" svg:width="0.156cm" svg:height="0.255cm" svg:x="16.317cm" svg:y="1.38cm" svg:viewBox="0 0 157 256" svg:d="M103 112l-45-11c-22-6-36-24-36-45 0-25 20-46 48-46 58 0 66 58 68 73 0 3 0 5 4 5 5 0 5-2 5-9v-70c0-7 0-9-4-9-2 0-3 0-5 5l-12 20c-11-11-26-25-57-25-39 0-69 31-69 68 0 30 18 55 46 65 4 1 22 5 47 12 9 2 20 5 30 17 7 10 11 21 11 33 0 25-18 51-48 51-10 0-36-2-56-20-20-19-21-41-21-54 0-3-3-3-4-3-5 0-5 2-5 9v70c0 6 0 8 4 8 2 0 2 0 5-4 0-1 1-2 13-20 11 12 33 24 65 24 41 0 70-34 70-73 0-35-24-64-54-71z">
            <text:p/>
          </draw:path>
          <draw:polygon draw:style-name="gr46" draw:text-style-name="P2" draw:layer="layout" svg:width="0.048cm" svg:height="0.351cm" svg:x="16.534cm" svg:y="1.364cm" svg:viewBox="0 0 49 352" draw:points="49,352 49,338 14,338 14,14 49,14 49,0 0,0 0,352">
            <text:p/>
          </draw:polygon>
          <draw:path draw:style-name="gr46" draw:text-style-name="P2" draw:layer="layout" svg:width="0.037cm" svg:height="0.037cm" svg:x="16.62cm" svg:y="1.521cm" svg:viewBox="0 0 38 38" svg:d="M38 19c0-10-8-19-19-19-10 0-19 9-19 19 0 11 9 19 19 19 11 0 19-8 19-19z">
            <text:p/>
          </draw:path>
          <draw:polygon draw:style-name="gr46" draw:text-style-name="P2" draw:layer="layout" svg:width="0.048cm" svg:height="0.351cm" svg:x="16.695cm" svg:y="1.364cm" svg:viewBox="0 0 49 352" draw:points="49,0 0,0 0,14 34,14 34,338 0,338 0,352 49,352">
            <text:p/>
          </draw:polygon>
        </draw:g>
        <draw:line draw:style-name="gr61" draw:text-style-name="P5" draw:layer="layout" svg:x1="15.976cm" svg:y1="0.762cm" svg:x2="20.808cm" svg:y2="0.762cm">
          <text:p/>
        </draw:line>
        <draw:custom-shape draw:style-name="gr62" draw:text-style-name="P11" draw:layer="layout" svg:width="4.832cm" svg:height="2.216cm" svg:x="15.976cm" svg:y="0.208cm">
          <text:p/>
          <draw:enhanced-geometry svg:viewBox="0 0 21600 21600" draw:type="rectangle" draw:enhanced-path="M 0 0 L 21600 0 21600 21600 0 21600 0 0 Z N"/>
        </draw:custom-shape>
        <draw:frame draw:style-name="gr63" draw:text-style-name="P25" draw:layer="layout" svg:width="2.547cm" svg:height="2.054cm" svg:x="17.937cm" svg:y="-0.384cm">
          <draw:text-box>
            <text:p><text:span text:style-name="T5">PLANT</text:span></text:p>
          </draw:text-box>
        </draw:frame>
        <draw:frame draw:style-name="gr64" draw:text-style-name="P26" draw:layer="layout" svg:width="2.181cm" svg:height="1.883cm" svg:x="4.363cm" svg:y="-0.4cm">
          <draw:text-box>
            <text:p text:style-name="P14"><text:span text:style-name="T5">MPC/</text:span></text:p>
            <text:p text:style-name="P14"><text:span text:style-name="T5">state fdbk</text:span></text:p>
          </draw:text-box>
        </draw:frame>
        <draw:custom-shape draw:style-name="gr65" draw:text-style-name="P23" draw:layer="layout" svg:width="1.27cm" svg:height="1.07cm" svg:x="6.731cm" svg:y="0.295cm">
          <text:p/>
          <draw:enhanced-geometry svg:viewBox="0 0 21600 21600" draw:type="rectangle" draw:enhanced-path="M 0 0 L 21600 0 21600 21600 0 21600 0 0 Z N"/>
        </draw:custom-shape>
        <draw:g>
          <draw:line draw:style-name="gr66" draw:text-style-name="P5" draw:layer="layout" svg:x1="6.752cm" svg:y1="1.211cm" svg:x2="7.157cm" svg:y2="1.211cm">
            <text:p/>
          </draw:line>
          <draw:line draw:style-name="gr66" draw:text-style-name="P5" draw:layer="layout" svg:x1="7.563cm" svg:y1="0.549cm" svg:x2="7.968cm" svg:y2="0.549cm">
            <text:p/>
          </draw:line>
          <draw:line draw:style-name="gr66" draw:text-style-name="P5" draw:layer="layout" svg:x1="7.157cm" svg:y1="1.211cm" svg:x2="7.562cm" svg:y2="0.549cm">
            <text:p/>
          </draw:line>
        </draw:g>
        <draw:line draw:style-name="gr49" draw:text-style-name="P5" draw:layer="layout" svg:x1="8.001cm" svg:y1="0.878cm" svg:x2="9.017cm" svg:y2="0.878cm">
          <text:p/>
        </draw:line>
        <draw:line draw:style-name="gr67" draw:text-style-name="P5" draw:layer="layout" svg:x1="6.091cm" svg:y1="0.857cm" svg:x2="6.726cm" svg:y2="0.857cm">
          <text:p/>
        </draw:line>
        <draw:custom-shape draw:style-name="gr68" draw:text-style-name="P10" draw:layer="layout" svg:width="4.369cm" svg:height="0.554cm" svg:x="10.946cm" svg:y="0.208cm">
          <text:p/>
          <draw:enhanced-geometry svg:viewBox="0 0 21600 21600" draw:type="rectangle" draw:enhanced-path="M 0 0 L 21600 0 21600 21600 0 21600 0 0 Z N"/>
        </draw:custom-shape>
        <draw:line draw:style-name="gr61" draw:text-style-name="P5" draw:layer="layout" svg:x1="10.946cm" svg:y1="0.762cm" svg:x2="15.315cm" svg:y2="0.762cm">
          <text:p/>
        </draw:line>
        <draw:custom-shape draw:style-name="gr69" draw:text-style-name="P11" draw:layer="layout" svg:width="4.369cm" svg:height="2.216cm" svg:x="10.946cm" svg:y="0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25" draw:layer="layout" svg:width="5.564cm" svg:height="1.339cm" svg:x="11.364cm" svg:y="-0.4cm">
          <draw:text-box>
            <text:p><text:span text:style-name="T5">Inverse compensation</text:span></text:p>
          </draw:text-box>
        </draw:frame>
        <draw:g>
          <draw:custom-shape draw:style-name="gr71" draw:text-style-name="P11" draw:layer="layout" svg:width="0.54cm" svg:height="0.54cm" svg:x="0.721cm" svg:y="0.6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\Sigma§svg§600§FALSE§</svg:desc>
            <draw:polygon draw:style-name="gr1" draw:text-style-name="P1" draw:layer="layout" svg:width="0.269cm" svg:height="0.254cm" svg:x="0.856cm" svg:y="0.776cm" svg:viewBox="0 0 270 255" draw:points="135,255 0,255 0,0 270,0 270,255">
              <text:p/>
            </draw:polygon>
            <draw:path draw:style-name="gr2" draw:text-style-name="P2" draw:layer="layout" svg:width="0.228cm" svg:height="0.255cm" svg:x="0.877cm" svg:y="0.775cm" svg:viewBox="0 0 229 256" svg:d="M119 134c3-4 3-6 3-6 0-2-2-3-3-6l-76-111h86c64 0 83 15 90 73h10l-11-84h-208c-9 0-10 0-10 8l93 136-88 102c-5 4-5 5-5 5 0 5 5 5 10 5h208l11-88h-10c-6 62-31 72-91 72h-104z">
              <text:p/>
            </draw:path>
          </draw:g>
        </draw:g>
        <draw:line draw:style-name="gr49" draw:text-style-name="P5" draw:layer="layout" svg:x1="10.8cm" svg:y1="3.013cm" svg:x2="10.246cm" svg:y2="3.013cm">
          <text:p/>
        </draw:line>
        <draw:g>
          <svg:title>TexMaths</svg:title>
          <svg:desc>10§display§+§svg§600§TRUE§</svg:desc>
          <draw:polygon draw:style-name="gr45" draw:text-style-name="P12" draw:layer="layout" svg:width="0.253cm" svg:height="0.234cm" svg:x="0.539cm" svg:y="1.059cm" svg:viewBox="0 0 254 235" draw:points="127,235 0,235 0,0 254,0 254,235">
            <text:p/>
          </draw:polygon>
          <draw:path draw:style-name="gr46" draw:text-style-name="P2" draw:layer="layout" svg:width="0.233cm" svg:height="0.234cm" svg:x="0.559cm" svg:y="1.059cm" svg:viewBox="0 0 234 235" svg:d="M125 125h98c5 0 11 0 11-7 0-8-6-8-11-8h-98v-98c0-6 0-12-8-12-7 0-7 6-7 12v98h-98c-6 0-12 0-12 8 0 7 6 7 12 7h98v98c0 5 0 12 7 12 8 0 8-7 8-12z">
            <text:p/>
          </draw:path>
        </draw:g>
        <draw:g>
          <svg:title>TexMaths</svg:title>
          <svg:desc>10§display§+§svg§600§FALSE§</svg:desc>
          <draw:polygon draw:style-name="gr55" draw:text-style-name="P1" draw:layer="layout" svg:width="0.253cm" svg:height="0.234cm" svg:x="8.763cm" svg:y="1.033cm" svg:viewBox="0 0 254 235" draw:points="127,235 0,235 0,0 254,0 254,235">
            <text:p/>
          </draw:polygon>
          <draw:path draw:style-name="gr46" draw:text-style-name="P2" draw:layer="layout" svg:width="0.233cm" svg:height="0.234cm" svg:x="8.783cm" svg:y="1.033cm" svg:viewBox="0 0 234 235" svg:d="M125 125h98c5 0 11 0 11-7 0-8-6-8-11-8h-98v-98c0-6 0-12-8-12-7 0-7 6-7 12v98h-98c-6 0-12 0-12 8 0 7 6 7 12 7h98v98c0 5 0 12 7 12 8 0 8-7 8-12z">
            <text:p/>
          </draw:path>
        </draw:g>
        <draw:g>
          <svg:title>TexMaths</svg:title>
          <svg:desc>10§display§+§svg§600§TRUE§</svg:desc>
          <draw:polygon draw:style-name="gr45" draw:text-style-name="P12" draw:layer="layout" svg:width="0.253cm" svg:height="0.234cm" svg:x="9.398cm" svg:y="1.171cm" svg:viewBox="0 0 254 235" draw:points="127,235 0,235 0,0 254,0 254,235">
            <text:p/>
          </draw:polygon>
          <draw:path draw:style-name="gr46" draw:text-style-name="P2" draw:layer="layout" svg:width="0.233cm" svg:height="0.234cm" svg:x="9.418cm" svg:y="1.171cm" svg:viewBox="0 0 234 235" svg:d="M125 125h98c5 0 11 0 11-7 0-8-6-8-11-8h-98v-98c0-6 0-12-8-12-7 0-7 6-7 12v98h-98c-6 0-12 0-12 8 0 7 6 7 12 7h98v98c0 5 0 12 7 12 8 0 8-7 8-12z">
            <text:p/>
          </draw:path>
        </draw:g>
        <draw:g>
          <svg:title>TexMaths</svg:title>
          <svg:desc>10§display§\bar{x}_{e_k}§svg§600§FALSE§</svg:desc>
          <draw:polygon draw:style-name="gr55" draw:text-style-name="P1" draw:layer="layout" svg:width="0.452cm" svg:height="0.299cm" svg:x="3.897cm" svg:y="0.405cm" svg:viewBox="0 0 453 300" draw:points="227,300 0,300 0,0 453,0 453,300">
            <text:p/>
          </draw:polygon>
          <draw:polygon draw:style-name="gr46" draw:text-style-name="P2" draw:layer="layout" svg:width="0.127cm" svg:height="0.011cm" svg:x="3.943cm" svg:y="0.405cm" svg:viewBox="0 0 128 12" draw:points="128,12 128,0 0,0 0,12">
            <text:p/>
          </draw:polygon>
          <draw:path draw:style-name="gr46" draw:text-style-name="P2" draw:layer="layout" svg:width="0.175cm" svg:height="0.159cm" svg:x="3.907cm" svg:y="0.457cm" svg:viewBox="0 0 176 160" svg:d="M108 50c2-10 10-42 34-42 3 0 11 0 18 4-10 2-17 11-17 19 0 6 4 13 14 13 8 0 19-6 19-21 0-18-21-23-33-23-21 0-33 18-37 27-9-24-28-27-38-27-37 0-57 46-57 54 0 4 3 4 4 4 3 0 4 0 5-4 12-37 35-46 47-46 7 0 19 3 19 23 0 11-6 35-19 84-5 23-18 37-33 37-3 0-11 0-18-4 9-2 17-10 17-19 0-10-8-13-14-13-10 0-19 10-19 21 0 16 18 23 33 23 24 0 37-25 37-27 4 13 17 27 38 27 37 0 57-46 57-54 0-4-3-4-4-4-3 0-4 1-5 4-11 38-36 46-47 46-14 0-19-11-19-23 0-8 2-15 6-31z">
            <text:p/>
          </draw:path>
          <draw:path draw:style-name="gr46" draw:text-style-name="P2" draw:layer="layout" svg:width="0.105cm" svg:height="0.111cm" svg:x="4.115cm" svg:y="0.556cm" svg:viewBox="0 0 106 112" svg:d="M39 53c7 0 27-1 40-6 18-6 22-17 22-25 0-14-14-22-31-22-30 0-70 22-70 65 0 25 16 47 45 47 41 0 61-25 61-28 0-2-2-5-4-5s-2 1-4 3c-20 23-48 23-53 23-15 0-25-10-25-30 0-4 0-9 3-22zM26 46c9-36 37-39 44-39 11 0 20 5 20 15 0 24-42 24-52 24z">
            <text:p/>
          </draw:path>
          <draw:path draw:style-name="gr46" draw:text-style-name="P2" draw:layer="layout" svg:width="0.096cm" svg:height="0.124cm" svg:x="4.253cm" svg:y="0.58cm" svg:viewBox="0 0 97 125" svg:d="M43 6c1-2 1-2 1-3 0-3-2-3-6-3l-21 2c-3 0-3 0-4 0-1 1-2 4-2 4 0 4 3 4 6 4 0 0 3 0 5 0 4 0 4 1 4 3 0 0 0 1-1 4l-24 97c-1 3-1 3-1 4 0 4 3 7 6 7 8 0 9-7 10-10l8-32c5 0 26 2 26 14 0 1 0 2 0 4s0 4 0 5c0 12 11 19 21 19 19 0 26-26 26-28 0-3-3-3-4-3-3 0-3 1-4 4-3 7-7 20-17 20-6 0-7-6-7-10 0 0 0-2 1-6 0-2 0-4 0-5 0-16-20-19-31-19 5-4 12-9 15-12 10-8 20-16 30-16 4 0 6 1 6 3h-1c-8 3-8 10-8 11 0 2 2 7 8 7 3 0 11-3 11-13 0-8-7-13-15-13-12 0-23 8-36 18-6 5-12 9-19 12z">
            <text:p/>
          </draw:path>
        </draw:g>
        <draw:g>
          <draw:custom-shape draw:style-name="gr71" draw:text-style-name="P11" draw:layer="layout" svg:width="0.54cm" svg:height="0.54cm" svg:x="3.243cm" svg:y="0.6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\Sigma§svg§600§FALSE§</svg:desc>
            <draw:polygon draw:style-name="gr1" draw:text-style-name="P1" draw:layer="layout" svg:width="0.269cm" svg:height="0.254cm" svg:x="3.378cm" svg:y="0.779cm" svg:viewBox="0 0 270 255" draw:points="135,255 0,255 0,0 270,0 270,255">
              <text:p/>
            </draw:polygon>
            <draw:path draw:style-name="gr2" draw:text-style-name="P2" draw:layer="layout" svg:width="0.228cm" svg:height="0.255cm" svg:x="3.399cm" svg:y="0.778cm" svg:viewBox="0 0 229 256" svg:d="M119 134c3-4 3-6 3-6 0-2-2-3-3-6l-76-111h86c64 0 83 15 90 73h10l-11-84h-208c-9 0-10 0-10 8l93 136-88 102c-5 4-5 5-5 5 0 5 5 5 10 5h208l11-88h-10c-6 62-31 72-91 72h-104z">
              <text:p/>
            </draw:path>
          </draw:g>
        </draw:g>
        <draw:g>
          <draw:custom-shape draw:style-name="gr71" draw:text-style-name="P11" draw:layer="layout" svg:width="0.54cm" svg:height="0.54cm" svg:x="9.044cm" svg:y="0.6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\Sigma§svg§600§FALSE§</svg:desc>
            <draw:polygon draw:style-name="gr1" draw:text-style-name="P1" draw:layer="layout" svg:width="0.269cm" svg:height="0.254cm" svg:x="9.179cm" svg:y="0.779cm" svg:viewBox="0 0 270 255" draw:points="135,255 0,255 0,0 270,0 270,255">
              <text:p/>
            </draw:polygon>
            <draw:path draw:style-name="gr2" draw:text-style-name="P2" draw:layer="layout" svg:width="0.228cm" svg:height="0.255cm" svg:x="9.2cm" svg:y="0.778cm" svg:viewBox="0 0 229 256" svg:d="M119 134c3-4 3-6 3-6 0-2-2-3-3-6l-76-111h86c64 0 83 15 90 73h10l-11-84h-208c-9 0-10 0-10 8l93 136-88 102c-5 4-5 5-5 5 0 5 5 5 10 5h208l11-88h-10c-6 62-31 72-91 72h-104z">
              <text:p/>
            </draw:path>
          </draw:g>
        </draw:g>
        <draw:custom-shape draw:style-name="gr72" draw:text-style-name="P11" draw:layer="layout" svg:width="0.799cm" svg:height="0.711cm" svg:x="16.153cm" svg:y="1.15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1" draw:layer="layout" svg:width="0.762cm" svg:height="0.7cm" svg:x="18.676cm" svg:y="1.16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$\mathbf{H}[\cdot]$§svg§600§TRUE§</svg:desc>
          <draw:polygon draw:style-name="gr45" draw:text-style-name="P12" draw:layer="layout" svg:width="0.514cm" svg:height="0.351cm" svg:x="17.568cm" svg:y="1.364cm" svg:viewBox="0 0 515 352" draw:points="258,352 0,352 0,0 515,0 515,352">
            <text:p/>
          </draw:polygon>
          <draw:path draw:style-name="gr46" draw:text-style-name="P2" draw:layer="layout" svg:width="0.24cm" svg:height="0.24cm" svg:x="17.579cm" svg:y="1.387cm" svg:viewBox="0 0 241 241" svg:d="M205 27c0-12 1-16 27-16h9v-11c-12 1-39 1-52 1s-40 0-52-1v11h9c27 0 27 4 27 16v83h-105v-83c0-12 1-16 27-16h9v-11c-12 1-38 1-52 1s-40 0-52-1v11h9c27 0 27 4 27 16v187c0 12 0 16-27 16h-9v11c12-1 38-1 52-1s40 0 52 1v-11h-9c-26 0-27-4-27-16v-93h105v93c0 12 0 16-27 16h-9v11c12-1 38-1 52-1 13 0 40 0 52 1v-11h-9c-26 0-27-4-27-16z">
            <text:p/>
          </draw:path>
          <draw:polygon draw:style-name="gr46" draw:text-style-name="P2" draw:layer="layout" svg:width="0.048cm" svg:height="0.351cm" svg:x="17.873cm" svg:y="1.364cm" svg:viewBox="0 0 49 352" draw:points="49,352 49,338 14,338 14,14 49,14 49,0 0,0 0,352">
            <text:p/>
          </draw:polygon>
          <draw:path draw:style-name="gr46" draw:text-style-name="P2" draw:layer="layout" svg:width="0.037cm" svg:height="0.037cm" svg:x="17.959cm" svg:y="1.521cm" svg:viewBox="0 0 38 38" svg:d="M38 19c0-10-8-19-19-19-10 0-19 9-19 19 0 11 9 19 19 19 11 0 19-8 19-19z">
            <text:p/>
          </draw:path>
          <draw:polygon draw:style-name="gr46" draw:text-style-name="P2" draw:layer="layout" svg:width="0.048cm" svg:height="0.351cm" svg:x="18.034cm" svg:y="1.364cm" svg:viewBox="0 0 49 352" draw:points="49,0 0,0 0,14 34,14 34,338 0,338 0,352 49,352">
            <text:p/>
          </draw:polygon>
        </draw:g>
        <draw:custom-shape draw:style-name="gr72" draw:text-style-name="P11" draw:layer="layout" svg:width="0.799cm" svg:height="0.711cm" svg:x="17.423cm" svg:y="1.153cm">
          <text:p/>
          <draw:enhanced-geometry svg:viewBox="0 0 21600 21600" draw:type="rectangle" draw:enhanced-path="M 0 0 L 21600 0 21600 21600 0 21600 0 0 Z N"/>
        </draw:custom-shape>
        <draw:line draw:style-name="gr49" draw:text-style-name="P5" draw:layer="layout" svg:x1="18.244cm" svg:y1="1.51cm" svg:x2="18.715cm" svg:y2="1.51cm">
          <text:p/>
        </draw:line>
        <draw:line draw:style-name="gr49" draw:text-style-name="P5" draw:layer="layout" svg:x1="19.436cm" svg:y1="1.51cm" svg:x2="19.907cm" svg:y2="1.51cm">
          <text:p/>
        </draw:line>
        <draw:custom-shape draw:style-name="gr73" draw:text-style-name="P11" draw:layer="layout" svg:width="0.762cm" svg:height="0.7cm" svg:x="19.876cm" svg:y="1.16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$\mathbf{S}{\raisebox{1.15ex}{$\scriptscriptstyle-\-1}[\cdot]$§svg§600§TRUE§</svg:desc>
          <draw:polygon draw:style-name="gr45" draw:text-style-name="P12" draw:layer="layout" svg:width="0.756cm" svg:height="0.379cm" svg:x="14.35cm" svg:y="1.365cm" svg:viewBox="0 0 757 380" draw:points="379,380 0,380 0,0 757,0 757,380">
            <text:p/>
          </draw:polygon>
          <draw:path draw:style-name="gr46" draw:text-style-name="P2" draw:layer="layout" svg:width="0.156cm" svg:height="0.255cm" svg:x="14.37cm" svg:y="1.408cm" svg:viewBox="0 0 157 256" svg:d="M103 112l-45-11c-22-6-36-24-36-45 0-25 20-46 48-46 58 0 66 58 68 73 0 3 0 5 4 5 5 0 5-2 5-9v-70c0-7 0-9-4-9-2 0-3 0-5 5l-12 20c-11-11-26-25-57-25-39 0-69 31-69 68 0 30 18 55 46 65 4 1 22 5 47 12 9 2 20 5 30 17 7 10 11 21 11 33 0 25-18 51-48 51-10 0-36-2-56-20-20-19-21-41-21-54 0-3-3-3-4-3-5 0-5 2-5 9v70c0 6 0 8 4 8 2 0 2 0 5-4 0-1 1-2 13-20 11 12 33 24 65 24 41 0 70-34 70-73 0-35-24-64-54-71z">
            <text:p/>
          </draw:path>
          <draw:path draw:style-name="gr46" draw:text-style-name="P2" draw:layer="layout" svg:width="0.134cm" svg:height="0.009cm" svg:x="14.573cm" svg:y="1.433cm" svg:viewBox="0 0 135 10" svg:d="M127 10c3 0 8 0 8-4 0-6-5-6-8-6h-119c-3 0-8 0-8 6 0 4 5 4 8 4z">
            <text:p/>
          </draw:path>
          <draw:path draw:style-name="gr46" draw:text-style-name="P2" draw:layer="layout" svg:width="0.072cm" svg:height="0.117cm" svg:x="14.761cm" svg:y="1.365cm" svg:viewBox="0 0 73 118" svg:d="M46 6c0-6-1-6-7-6-13 11-33 11-36 11h-3v8h3c4 0 15-1 26-5v88c0 6 0 8-19 8h-8v8c9-1 25-1 35-1s26 0 36 1v-8h-9c-18 0-18-2-18-8z">
            <text:p/>
          </draw:path>
          <draw:polygon draw:style-name="gr46" draw:text-style-name="P2" draw:layer="layout" svg:width="0.048cm" svg:height="0.351cm" svg:x="14.897cm" svg:y="1.392cm" svg:viewBox="0 0 49 352" draw:points="49,352 49,338 14,338 14,14 49,14 49,0 0,0 0,352">
            <text:p/>
          </draw:polygon>
          <draw:path draw:style-name="gr46" draw:text-style-name="P2" draw:layer="layout" svg:width="0.037cm" svg:height="0.037cm" svg:x="14.983cm" svg:y="1.55cm" svg:viewBox="0 0 38 38" svg:d="M38 19c0-10-8-19-19-19-10 0-19 9-19 19 0 11 9 19 19 19 11 0 19-8 19-19z">
            <text:p/>
          </draw:path>
          <draw:polygon draw:style-name="gr46" draw:text-style-name="P2" draw:layer="layout" svg:width="0.048cm" svg:height="0.351cm" svg:x="15.058cm" svg:y="1.392cm" svg:viewBox="0 0 49 352" draw:points="49,0 0,0 0,14 34,14 34,338 0,338 0,352 49,352">
            <text:p/>
          </draw:polygon>
        </draw:g>
        <draw:custom-shape draw:style-name="gr74" draw:text-style-name="P11" draw:layer="layout" svg:width="0.889cm" svg:height="0.711cm" svg:x="14.3cm" svg:y="1.15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$\mathbf{H}{\raisebox{1.15ex}{$\scriptscriptstyle-\-1}[\cdot]$§svg§600§TRUE§</svg:desc>
          <draw:polygon draw:style-name="gr45" draw:text-style-name="P12" draw:layer="layout" svg:width="0.825cm" svg:height="0.379cm" svg:x="12.895cm" svg:y="1.365cm" svg:viewBox="0 0 826 380" draw:points="413,380 0,380 0,0 826,0 826,380">
            <text:p/>
          </draw:polygon>
          <draw:path draw:style-name="gr46" draw:text-style-name="P2" draw:layer="layout" svg:width="0.24cm" svg:height="0.24cm" svg:x="12.906cm" svg:y="1.416cm" svg:viewBox="0 0 241 241" svg:d="M205 27c0-12 1-16 27-16h9v-11c-12 1-39 1-52 1s-40 0-52-1v11h9c27 0 27 4 27 16v83h-105v-83c0-12 1-16 27-16h9v-11c-12 1-38 1-52 1s-40 0-52-1v11h9c27 0 27 4 27 16v187c0 12 0 16-27 16h-9v11c12-1 38-1 52-1s40 0 52 1v-11h-9c-26 0-27-4-27-16v-93h105v93c0 12 0 16-27 16h-9v11c12-1 38-1 52-1 13 0 40 0 52 1v-11h-9c-26 0-27-4-27-16z">
            <text:p/>
          </draw:path>
          <draw:path draw:style-name="gr46" draw:text-style-name="P2" draw:layer="layout" svg:width="0.134cm" svg:height="0.009cm" svg:x="13.187cm" svg:y="1.433cm" svg:viewBox="0 0 135 10" svg:d="M127 10c3 0 8 0 8-4 0-6-5-6-8-6h-119c-3 0-8 0-8 6 0 4 5 4 8 4z">
            <text:p/>
          </draw:path>
          <draw:path draw:style-name="gr46" draw:text-style-name="P2" draw:layer="layout" svg:width="0.072cm" svg:height="0.117cm" svg:x="13.374cm" svg:y="1.365cm" svg:viewBox="0 0 73 118" svg:d="M46 6c0-6-1-6-7-6-13 11-33 11-36 11h-3v8h3c4 0 15-1 26-5v88c0 6 0 8-19 8h-8v8c9-1 25-1 35-1s26 0 36 1v-8h-9c-18 0-18-2-18-8z">
            <text:p/>
          </draw:path>
          <draw:polygon draw:style-name="gr46" draw:text-style-name="P2" draw:layer="layout" svg:width="0.048cm" svg:height="0.351cm" svg:x="13.51cm" svg:y="1.392cm" svg:viewBox="0 0 49 352" draw:points="49,352 49,338 14,338 14,14 49,14 49,0 0,0 0,352">
            <text:p/>
          </draw:polygon>
          <draw:path draw:style-name="gr46" draw:text-style-name="P2" draw:layer="layout" svg:width="0.037cm" svg:height="0.037cm" svg:x="13.597cm" svg:y="1.55cm" svg:viewBox="0 0 38 38" svg:d="M38 19c0-10-8-19-19-19-10 0-19 9-19 19 0 11 9 19 19 19 11 0 19-8 19-19z">
            <text:p/>
          </draw:path>
          <draw:polygon draw:style-name="gr46" draw:text-style-name="P2" draw:layer="layout" svg:width="0.048cm" svg:height="0.351cm" svg:x="13.672cm" svg:y="1.392cm" svg:viewBox="0 0 49 352" draw:points="49,0 0,0 0,14 34,14 34,338 0,338 0,352 49,352">
            <text:p/>
          </draw:polygon>
        </draw:g>
        <draw:custom-shape draw:style-name="gr75" draw:text-style-name="P11" draw:layer="layout" svg:width="0.94cm" svg:height="0.711cm" svg:x="12.853cm" svg:y="1.15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$G_d{\raisebox{1.15ex}{$\scriptscriptstyle-\-1}$§svg§600§TRUE§</svg:desc>
          <draw:polygon draw:style-name="gr45" draw:text-style-name="P12" draw:layer="layout" svg:width="0.727cm" svg:height="0.346cm" svg:x="11.5cm" svg:y="1.366cm" svg:viewBox="0 0 728 347" draw:points="364,347 0,347 0,0 728,0 728,347">
            <text:p/>
          </draw:polygon>
          <draw:path draw:style-name="gr46" draw:text-style-name="P2" draw:layer="layout" svg:width="0.238cm" svg:height="0.255cm" svg:x="11.52cm" svg:y="1.409cm" svg:viewBox="0 0 239 256" svg:d="M190 226c4 8 18 22 22 22 3 0 3-3 3-8v-62c0-13 2-15 24-15v-11c-13 1-32 2-42 2-15 0-45 0-57-2v11h11c31 0 33 4 33 17v22c0 40-45 43-55 43-23 0-93-12-93-117 0-106 70-117 91-117 38 0 70 31 77 83 1 5 1 7 6 7s5-2 5-9v-83c0-7 0-9-4-9-1 0-2 0-5 4l-18 26c-11-11-30-30-66-30-65 0-122 56-122 128s57 128 123 128c26 0 55-9 67-30z">
            <text:p/>
          </draw:path>
          <draw:path draw:style-name="gr46" draw:text-style-name="P2" draw:layer="layout" svg:width="0.126cm" svg:height="0.173cm" svg:x="11.791cm" svg:y="1.539cm" svg:viewBox="0 0 127 174" svg:d="M126 7c0 0 1-3 1-4s-1-3-4-3c-5 0-25 2-31 2-2 0-6 1-6 6 0 4 4 4 7 4 12 0 12 2 12 3 0 2-1 3-2 6l-13 56c-6-8-14-15-26-15-32 0-64 36-64 71 0 24 16 41 38 41 12 0 24-8 35-17 5 14 19 17 25 17 9 0 15-5 20-13 5-10 8-24 8-25 0-3-3-3-4-3-3 0-4 1-5 8-3 12-8 26-19 26-6 0-8-5-8-12 0-5 1-7 2-10zM74 141c-2 6-8 12-13 16-3 2-12 10-23 10-9 0-18-6-18-24 0-13 7-40 13-50 11-20 24-23 31-23 18 0 22 18 22 21 0 1 0 3-1 3z">
            <text:p/>
          </draw:path>
          <draw:path draw:style-name="gr46" draw:text-style-name="P2" draw:layer="layout" svg:width="0.134cm" svg:height="0.009cm" svg:x="11.968cm" svg:y="1.434cm" svg:viewBox="0 0 135 10" svg:d="M127 10c3 0 8 0 8-4 0-6-5-6-8-6h-119c-3 0-8 0-8 6 0 4 5 4 8 4z">
            <text:p/>
          </draw:path>
          <draw:path draw:style-name="gr46" draw:text-style-name="P2" draw:layer="layout" svg:width="0.072cm" svg:height="0.117cm" svg:x="12.155cm" svg:y="1.366cm" svg:viewBox="0 0 73 118" svg:d="M46 6c0-6-1-6-7-6-13 11-33 11-36 11h-3v8h3c4 0 15-1 26-5v88c0 6 0 8-19 8h-8v8c9-1 25-1 35-1s26 0 36 1v-8h-9c-18 0-18-2-18-8z">
            <text:p/>
          </draw:path>
        </draw:g>
        <draw:custom-shape draw:style-name="gr76" draw:text-style-name="P11" draw:layer="layout" svg:width="0.864cm" svg:height="0.711cm" svg:x="11.458cm" svg:y="1.153cm">
          <text:p/>
          <draw:enhanced-geometry svg:viewBox="0 0 21600 21600" draw:type="rectangle" draw:enhanced-path="M 0 0 L 21600 0 21600 21600 0 21600 0 0 Z N"/>
        </draw:custom-shape>
        <draw:line draw:style-name="gr59" draw:text-style-name="P5" draw:layer="layout" svg:x1="12.343cm" svg:y1="1.503cm" svg:x2="12.851cm" svg:y2="1.503cm">
          <text:p/>
        </draw:line>
        <draw:line draw:style-name="gr49" draw:text-style-name="P5" draw:layer="layout" svg:x1="10.8cm" svg:y1="1.508cm" svg:x2="11.5cm" svg:y2="1.508cm">
          <text:p/>
        </draw:line>
        <draw:g>
          <svg:title>TexMaths</svg:title>
          <svg:desc>10§display§$u_{X_k}$§svg§600§TRUE§</svg:desc>
          <draw:polygon draw:style-name="gr45" draw:text-style-name="P12" draw:layer="layout" svg:width="0.543cm" svg:height="0.247cm" svg:x="15.367cm" svg:y="1.122cm" svg:viewBox="0 0 544 248" draw:points="272,248 0,248 0,0 544,0 544,248">
            <text:p/>
          </draw:polygon>
          <draw:path draw:style-name="gr46" draw:text-style-name="P2" draw:layer="layout" svg:width="0.177cm" svg:height="0.159cm" svg:x="15.378cm" svg:y="1.122cm" svg:viewBox="0 0 178 160" svg:d="M126 128v32l52-4v-11c-25 0-28-3-28-19v-126l-52 4v11c25 0 28 3 28 19v64c0 30-17 54-43 54-29 0-31-16-31-34v-118l-52 4v11c27 0 27 1 27 32v53c0 28 0 60 55 60 19 0 35-10 44-32z">
            <text:p/>
          </draw:path>
          <draw:path draw:style-name="gr46" draw:text-style-name="P2" draw:layer="layout" svg:width="0.217cm" svg:height="0.168cm" svg:x="15.574cm" svg:y="1.162cm" svg:viewBox="0 0 218 169" svg:d="M125 74l24-23c31-31 41-41 63-42 3 0 6 0 6-5 0-3-3-4-4-4-7 0-16 1-23 1-6 0-22-1-29-1-1 0-4 1-4 6 0 0 0 3 4 3 2 0 8 1 8 6 0 3-4 7-6 11-2 1-34 32-42 41l-26-49c0 0-1-2-1-3s5-5 13-6c2 0 6 0 6-6 0 0-1-3-5-3-5 0-11 1-16 1-6 0-11 0-16 0s-11 0-15 0-9-1-13-1c-2 0-6 0-6 6 0 3 3 3 7 3 15 0 16 2 19 7l34 69-13 13c-5 5-17 16-21 20-31 31-41 41-63 42-4 0-6 0-6 6 0 0 1 3 3 3 7 0 16-1 23-1 4 0 11 0 15 0 5 0 10 1 14 1 1 0 5 0 5-5 0-4-2-4-4-4s-8-1-8-6c0-4 3-8 9-13l50-49 30 58c1 3 1 4 1 4 0 1-4 5-13 6-2 0-5 0-5 6 0 0 0 3 4 3 5 0 11-1 17-1 5 0 10 0 16 0 4 0 9 0 14 0 4 0 10 1 14 1 1 0 5 0 5-6 0-3-4-3-8-3-14 0-15-2-17-7z">
            <text:p/>
          </draw:path>
          <draw:path draw:style-name="gr46" draw:text-style-name="P2" draw:layer="layout" svg:width="0.096cm" svg:height="0.124cm" svg:x="15.814cm" svg:y="1.245cm" svg:viewBox="0 0 97 125" svg:d="M43 6c1-2 1-2 1-3 0-3-2-3-6-3l-21 2c-3 0-3 0-4 0-1 1-2 4-2 4 0 4 3 4 6 4 0 0 3 0 5 0 4 0 4 1 4 3 0 0 0 1-1 4l-24 97c-1 3-1 3-1 4 0 4 3 7 6 7 8 0 9-7 10-10l8-32c5 0 26 2 26 14 0 1 0 2 0 4s0 4 0 5c0 12 11 19 21 19 19 0 26-26 26-28 0-3-3-3-4-3-3 0-3 1-4 4-3 7-7 20-17 20-6 0-7-6-7-10 0 0 0-2 1-6 0-2 0-4 0-5 0-16-20-19-31-19 5-4 12-9 15-12 10-8 20-16 30-16 4 0 6 1 6 3h-1c-8 3-8 10-8 11 0 2 2 7 8 7 3 0 11-3 11-13 0-8-7-13-15-13-12 0-23 8-36 18-6 5-12 9-19 12z">
            <text:p/>
          </draw:path>
        </draw:g>
        <presentation:notes draw:style-name="dp2">
          <draw:page-thumbnail draw:style-name="gr15" draw:layer="layout" svg:width="13.968cm" svg:height="10.476cm" svg:x="3.81cm" svg:y="2.123cm" draw:page-number="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1T0">
        <draw:g>
          <svg:title>TexMaths</svg:title>
          <svg:desc>10§display§-§svg§600§TRUE§</svg:desc>
          <draw:polygon draw:style-name="gr45" draw:text-style-name="P12" draw:layer="layout" svg:width="0.244cm" svg:height="0.095cm" svg:x="1.08cm" svg:y="1.232cm" svg:viewBox="0 0 245 96" draw:points="123,96 0,96 0,0 245,0 245,96">
            <text:p/>
          </draw:polygon>
          <draw:path draw:style-name="gr46" draw:text-style-name="P2" draw:layer="layout" svg:width="0.214cm" svg:height="0.014cm" svg:x="1.109cm" svg:y="1.232cm" svg:viewBox="0 0 215 15" svg:d="M203 15c6 0 12 0 12-8 0-7-6-7-12-7h-191c-6 0-12 0-12 7 0 8 6 8 12 8z">
            <text:p/>
          </draw:path>
        </draw:g>
        <draw:g>
          <svg:title>TexMaths</svg:title>
          <svg:desc>10§display§-§svg§600§TRUE§</svg:desc>
          <draw:polygon draw:style-name="gr45" draw:text-style-name="P12" draw:layer="layout" svg:width="0.244cm" svg:height="0.095cm" svg:x="2.546cm" svg:y="0.967cm" svg:viewBox="0 0 245 96" draw:points="123,96 0,96 0,0 245,0 245,96">
            <text:p/>
          </draw:polygon>
          <draw:path draw:style-name="gr46" draw:text-style-name="P2" draw:layer="layout" svg:width="0.214cm" svg:height="0.014cm" svg:x="2.575cm" svg:y="0.967cm" svg:viewBox="0 0 215 15" svg:d="M203 15c6 0 12 0 12-8 0-7-6-7-12-7h-191c-6 0-12 0-12 7 0 8 6 8 12 8z">
            <text:p/>
          </draw:path>
        </draw:g>
        <draw:polyline draw:style-name="gr47" draw:text-style-name="P3" draw:layer="layout" svg:width="7.123cm" svg:height="3.108cm" draw:transform="rotate (2.73178934522152) translate (6.26153762378118cm 6.77280205128488cm)" svg:viewBox="0 0 7124 3109" draw:points="0,2509 5775,0 7124,3109">
          <text:p/>
        </draw:polyline>
        <draw:custom-shape draw:style-name="gr77" draw:text-style-name="P4" draw:layer="layout" svg:width="0.762cm" svg:height="0.076cm" svg:x="2.724cm" svg:y="2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49" draw:text-style-name="P5" draw:layer="layout" svg:width="4.472cm" svg:height="0.685cm" draw:transform="rotate (3.06148204092325) translate (7.69961750301252cm 3.29153311091501cm)" svg:viewBox="0 0 4473 686" draw:points="0,355 4418,0 4442,297 4473,686">
          <text:p/>
        </draw:polyline>
        <draw:polyline draw:style-name="gr49" draw:text-style-name="P5" draw:layer="layout" svg:width="4.219cm" svg:height="1.37cm" draw:transform="rotate (2.79078147393893) translate (6.39343423868229cm 4.98768349284954cm)" svg:viewBox="0 0 4220 1371" draw:points="0,1361 3718,0 4220,1371">
          <text:p/>
        </draw:polyline>
        <draw:line draw:style-name="gr50" draw:text-style-name="P5" draw:layer="layout" svg:x1="3.105cm" svg:y1="2.155cm" svg:x2="3.105cm" svg:y2="1.091cm">
          <text:p/>
        </draw:line>
        <draw:custom-shape draw:style-name="gr51" draw:text-style-name="P6" draw:layer="layout" svg:width="2.607cm" svg:height="1.024cm" svg:x="4.861cm" svg:y="3.588cm">
          <text:p/>
          <draw:enhanced-geometry svg:viewBox="0 0 21600 21600" draw:type="rectangle" draw:enhanced-path="M 0 0 L 21600 0 21600 21600 0 21600 0 0 Z N"/>
        </draw:custom-shape>
        <draw:polyline draw:style-name="gr49" draw:text-style-name="P5" draw:layer="layout" svg:width="8.464cm" svg:height="4.19cm" draw:transform="skewX (0.0588175957922089) rotate (-2.64923527160219) translate (16.6918505731803cm 4.22704178530888cm)" svg:viewBox="0 0 8465 4191" draw:points="0,850 406,0 8465,4191">
          <text:p/>
        </draw:polyline>
        <draw:line draw:style-name="gr52" draw:text-style-name="P5" draw:layer="layout" svg:x1="7.884cm" svg:y1="0.796cm" svg:x2="8.414cm" svg:y2="0.796cm">
          <text:p/>
        </draw:line>
        <draw:polyline draw:style-name="gr49" draw:text-style-name="P5" draw:layer="layout" svg:width="2.934cm" svg:height="1.786cm" draw:transform="rotate (-2.21813894635959) translate (9.8398661247192cm 1.85598292811051cm)" svg:viewBox="0 0 2935 1787" draw:points="0,1787 2364,0 2935,755">
          <text:p/>
        </draw:polyline>
        <draw:custom-shape draw:style-name="gr78" draw:text-style-name="P23" draw:layer="layout" svg:width="1.016cm" svg:height="1.146cm" svg:x="3.926cm" svg:y="0.18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0.749cm" svg:height="0.508cm" svg:x="7.097cm" svg:y="2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0§display§$z^{-1}$§svg§600§FALSE§</svg:desc>
          <draw:polygon draw:style-name="gr55" draw:text-style-name="P1" draw:layer="layout" svg:width="0.492cm" svg:height="0.291cm" svg:x="7.235cm" svg:y="2.756cm" svg:viewBox="0 0 493 292" draw:points="247,292 0,292 0,0 493,0 493,292">
            <text:p/>
          </draw:polygon>
          <draw:path draw:style-name="gr46" draw:text-style-name="P2" draw:layer="layout" svg:width="0.131cm" svg:height="0.151cm" svg:x="7.245cm" svg:y="2.895cm" svg:viewBox="0 0 132 152" svg:d="M128 10c3-4 3-4 3-5 0-5-3-5-9-5h-113l-4 57h9c2-36 8-49 48-49h40l-99 133c-3 4-3 5-3 6 0 5 2 5 9 5h117l6-66h-9c-3 42-10 57-52 57h-41z">
            <text:p/>
          </draw:path>
          <draw:path draw:style-name="gr46" draw:text-style-name="P2" draw:layer="layout" svg:width="0.166cm" svg:height="0.012cm" svg:x="7.417cm" svg:y="2.852cm" svg:viewBox="0 0 167 13" svg:d="M158 13c3 0 9 0 9-7 0-6-5-6-9-6h-148c-4 0-10 0-10 6 0 7 6 7 10 7z">
            <text:p/>
          </draw:path>
          <draw:path draw:style-name="gr46" draw:text-style-name="P2" draw:layer="layout" svg:width="0.089cm" svg:height="0.163cm" svg:x="7.638cm" svg:y="2.756cm" svg:viewBox="0 0 90 164" svg:d="M56 7c0-7 0-7-7-7-16 15-39 16-49 16v9c6 0 22 0 36-7v126c0 8 0 11-25 11h-9v9c4 0 35-1 44-1 8 0 39 1 44 1v-9h-9c-25 0-25-3-25-11z">
            <text:p/>
          </draw:path>
        </draw:g>
        <draw:g>
          <svg:title>TexMaths</svg:title>
          <svg:desc>10§display§$\Delta u_k$§svg§600§FALSE§</svg:desc>
          <draw:polygon draw:style-name="gr55" draw:text-style-name="P1" draw:layer="layout" svg:width="0.633cm" svg:height="0.307cm" svg:x="6.409cm" svg:y="0.324cm" svg:viewBox="0 0 634 308" draw:points="317,308 0,308 0,0 634,0 634,308">
            <text:p/>
          </draw:polygon>
          <draw:path draw:style-name="gr46" draw:text-style-name="P2" draw:layer="layout" svg:width="0.259cm" svg:height="0.252cm" svg:x="6.426cm" svg:y="0.324cm" svg:viewBox="0 0 260 253" svg:d="M139 6c-2-4-3-6-9-6s-7 2-9 6l-119 240c-2 3-2 4-2 4 0 3 2 3 8 3h245c5 0 7 0 7-3 0 0 0-1-2-4zM119 35l94 191h-189z">
            <text:p/>
          </draw:path>
          <draw:path draw:style-name="gr46" draw:text-style-name="P2" draw:layer="layout" svg:width="0.18cm" svg:height="0.159cm" svg:x="6.712cm" svg:y="0.42cm" svg:viewBox="0 0 181 160" svg:d="M114 136c4 15 16 24 31 24 12 0 20-8 26-19 6-13 10-35 10-35 0-4-3-4-4-4-4 0-4 1-5 7-5 19-11 43-26 43-8 0-11-4-11-16 0-8 4-24 7-37l10-38c1-5 4-19 6-24 1-8 5-22 5-23 0-7-5-10-10-10-2 0-11 0-14 12-7 26-22 88-26 106-1 2-15 30-41 30-18 0-22-16-22-29 0-20 10-48 20-72 4-10 5-15 5-22 0-16-11-29-29-29-33 0-46 51-46 54 0 4 3 4 4 4 4 0 4 0 6-7 8-30 22-43 36-43 3 0 8 0 8 11 0 9-4 19-6 24-13 35-20 57-20 75 0 33 24 42 43 42 23 0 36-16 43-24z">
            <text:p/>
          </draw:path>
          <draw:path draw:style-name="gr46" draw:text-style-name="P2" draw:layer="layout" svg:width="0.121cm" svg:height="0.173cm" svg:x="6.921cm" svg:y="0.458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7 0-8-6-8-13 0-4 0-4 1-11 0-1 1-5 1-8 0-21-29-25-40-25 7-5 16-13 21-17 12-12 25-23 38-23 4 0 7 0 8 3-10 1-12 9-12 13 0 6 4 10 10 10s14-6 14-16c0-8-6-18-20-18-13 0-26 11-39 22-10 10-18 18-29 22z">
            <text:p/>
          </draw:path>
        </draw:g>
        <draw:g>
          <svg:title>TexMaths</svg:title>
          <svg:desc>10§inline§y_k§svg§600§TRUE§</svg:desc>
          <draw:polygon draw:style-name="gr45" draw:text-style-name="P12" draw:layer="layout" svg:width="0.312cm" svg:height="0.227cm" svg:x="15.343cm" svg:y="4.102cm" svg:viewBox="0 0 313 228" draw:points="156,228 0,228 0,0 313,0 313,228">
            <text:p/>
          </draw:polygon>
          <draw:path draw:style-name="gr46" draw:text-style-name="P2" draw:layer="layout" svg:width="0.162cm" svg:height="0.227cm" svg:x="15.353cm" svg:y="4.102cm" svg:viewBox="0 0 163 228" svg:d="M162 22c1-5 1-6 1-8 0-7-5-10-10-10-4 0-10 2-13 7-1 2-3 13-5 19-2 9-5 19-7 28l-16 64c-1 5-16 30-39 30-19 0-23-15-23-29 0-16 7-37 19-69 5-14 6-18 6-25 0-16-11-29-29-29-33 0-46 51-46 54 0 4 3 4 4 4 4 0 4-1 6-7 9-33 24-43 36-43 2 0 8 0 8 11 0 9-3 18-6 25-14 37-20 58-20 74 0 31 22 42 43 42 14 0 26-6 35-16-4 18-8 35-22 54-10 12-23 23-39 23-5 0-21-2-27-15 6 0 10 0 15-4 4-4 7-8 7-15 0-11-10-13-13-13-8 0-20 6-20 24 0 17 16 30 38 30 37 0 73-32 82-72z">
            <text:p/>
          </draw:path>
          <draw:path draw:style-name="gr46" draw:text-style-name="P2" draw:layer="layout" svg:width="0.121cm" svg:height="0.173cm" svg:x="15.534cm" svg:y="4.14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7 0-8-6-8-13 0-4 0-4 1-11 0-1 1-5 1-8 0-21-29-25-40-25 7-5 16-13 21-17 12-12 25-23 38-23 4 0 7 0 8 3-10 1-12 9-12 13 0 6 4 10 10 10s14-6 14-16c0-8-6-18-20-18-13 0-26 11-39 22-10 10-18 18-29 22z">
            <text:p/>
          </draw:path>
        </draw:g>
        <draw:line draw:style-name="gr50" draw:text-style-name="P5" draw:layer="layout" svg:x1="3.377cm" svg:y1="0.778cm" svg:x2="3.918cm" svg:y2="0.778cm">
          <text:p/>
        </draw:line>
        <draw:custom-shape draw:style-name="gr57" draw:text-style-name="P6" draw:layer="layout" svg:width="1.016cm" svg:height="0.762cm" draw:transform="rotate (-1.5707963267949) translate (2.44cm 0.27cm)">
          <text:p/>
          <draw:enhanced-geometry svg:viewBox="0 0 21600 21600" draw:glue-points="?f0 0 ?f1 10800 0 21600 10800 21600 21600 21600 ?f7 10800" draw:text-areas="?f1 10800 ?f2 18000 ?f3 7200 ?f4 21600" draw:type="isosceles-triangle" draw:modifiers="11120.272241127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0§display§$N_{\bar x}$§svg§600§FALSE§</svg:desc>
          <draw:polygon draw:style-name="gr55" draw:text-style-name="P1" draw:layer="layout" svg:width="0.407cm" svg:height="0.295cm" svg:x="1.721cm" svg:y="0.662cm" svg:viewBox="0 0 408 296" draw:points="204,296 0,296 0,0 408,0 408,296">
            <text:p/>
          </draw:polygon>
          <draw:path draw:style-name="gr46" draw:text-style-name="P2" draw:layer="layout" svg:width="0.24cm" svg:height="0.24cm" svg:x="1.732cm" svg:y="0.662cm" svg:viewBox="0 0 241 241" svg:d="M70 5c-3-5-4-5-10-5h-60v11h10c5 0 12 0 18 1 8 1 8 1 8 8v184c0 10 0 26-36 26v11c12 0 30-1 42-1 11 0 28 1 40 1v-11c-36 0-36-16-36-26v-183c2 1 2 1 4 4l144 211c3 5 3 5 5 5 6 0 6-3 6-9v-195c0-10 0-26 36-26v-11c-12 0-30 1-42 1-11 0-29-1-41-1v11c36 0 36 16 36 26v150z">
            <text:p/>
          </draw:path>
          <draw:polygon draw:style-name="gr46" draw:text-style-name="P2" draw:layer="layout" svg:width="0.097cm" svg:height="0.009cm" svg:x="2.023cm" svg:y="0.808cm" svg:viewBox="0 0 98 10" draw:points="98,10 98,0 0,0 0,10">
            <text:p/>
          </draw:polygon>
          <draw:path draw:style-name="gr46" draw:text-style-name="P2" draw:layer="layout" svg:width="0.132cm" svg:height="0.111cm" svg:x="1.996cm" svg:y="0.846cm" svg:viewBox="0 0 133 112" svg:d="M50 83c-3 8-11 22-24 22 0 0-8 0-13-3 10-4 11-12 11-14 0-6-4-10-10-10-7 0-14 7-14 16 0 12 14 18 26 18s21-7 28-18c6 13 20 18 29 18 29 0 43-31 43-38 0-4-3-4-4-4-3 0-3 2-4 5-5 17-20 30-34 30-10 0-15-7-15-16 0-7 6-29 13-57 5-19 16-25 24-25 0 0 8 0 13 3-7 3-10 9-10 14 0 6 4 10 9 10 6 0 15-5 15-16 0-14-16-18-27-18-12 0-21 8-27 18-5-11-16-18-29-18-28 0-44 30-44 38 0 3 3 3 4 3 3 0 4-1 4-4 7-19 22-30 35-30 8 0 14 4 14 16 0 5-3 18-5 26z">
            <text:p/>
          </draw:path>
        </draw:g>
        <draw:line draw:style-name="gr50" draw:text-style-name="P5" draw:layer="layout" svg:x1="2.44cm" svg:y1="0.789cm" svg:x2="2.846cm" svg:y2="0.789cm">
          <text:p/>
        </draw:line>
        <draw:line draw:style-name="gr49" draw:text-style-name="P5" draw:layer="layout" svg:x1="0.108cm" svg:y1="0.778cm" svg:x2="0.743cm" svg:y2="0.778cm">
          <text:p/>
        </draw:line>
        <draw:line draw:style-name="gr49" draw:text-style-name="P5" draw:layer="layout" svg:x1="1.273cm" svg:y1="0.778cm" svg:x2="1.679cm" svg:y2="0.778cm">
          <text:p/>
        </draw:line>
        <draw:frame draw:style-name="gr58" draw:text-style-name="P24" draw:layer="layout" svg:width="3.771cm" svg:height="1.963cm" svg:x="5.175cm" svg:y="3.742cm">
          <draw:text-box>
            <text:p><text:span text:style-name="T4">Estimator</text:span></text:p>
          </draw:text-box>
        </draw:frame>
        <draw:g>
          <svg:title>TexMaths</svg:title>
          <svg:desc>10§display§\hat{x}_k§svg§600§FALSE§</svg:desc>
          <draw:polygon draw:style-name="gr55" draw:text-style-name="P1" draw:layer="layout" svg:width="0.34cm" svg:height="0.299cm" svg:x="3.506cm" svg:y="3.335cm" svg:viewBox="0 0 341 300" draw:points="171,300 0,300 0,0 341,0 341,300">
            <text:p/>
          </draw:polygon>
          <draw:polygon draw:style-name="gr46" draw:text-style-name="P2" draw:layer="layout" svg:width="0.093cm" svg:height="0.054cm" svg:x="3.569cm" svg:y="3.335cm" svg:viewBox="0 0 94 55" draw:points="47,0 0,49 6,55 47,18 88,55 94,49">
            <text:p/>
          </draw:polygon>
          <draw:path draw:style-name="gr46" draw:text-style-name="P2" draw:layer="layout" svg:width="0.175cm" svg:height="0.159cm" svg:x="3.516cm" svg:y="3.424cm" svg:viewBox="0 0 176 160" svg:d="M108 50c2-10 10-42 34-42 3 0 11 0 18 4-10 2-17 11-17 19 0 6 4 13 14 13 8 0 19-6 19-21 0-18-21-23-33-23-21 0-33 18-37 27-9-24-28-27-38-27-37 0-57 46-57 54 0 4 3 4 4 4 3 0 4 0 5-4 12-37 35-46 47-46 7 0 19 3 19 23 0 11-6 35-19 84-5 23-18 37-33 37-3 0-11 0-18-4 9-2 17-10 17-19 0-10-8-13-14-13-10 0-19 10-19 21 0 16 18 23 33 23 24 0 37-25 37-27 4 13 17 27 38 27 37 0 57-46 57-54 0-4-3-4-4-4-3 0-4 1-5 4-11 38-36 46-47 46-14 0-19-11-19-23 0-8 2-15 6-31z">
            <text:p/>
          </draw:path>
          <draw:path draw:style-name="gr46" draw:text-style-name="P2" draw:layer="layout" svg:width="0.121cm" svg:height="0.173cm" svg:x="3.725cm" svg:y="3.461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7 0-8-6-8-13 0-4 0-4 1-11 0-1 1-5 1-8 0-21-29-25-40-25 7-5 16-13 21-17 12-12 25-23 38-23 4 0 7 0 8 3-10 1-12 9-12 13 0 6 4 10 10 10s14-6 14-16c0-8-6-18-20-18-13 0-26 11-39 22-10 10-18 18-29 22z">
            <text:p/>
          </draw:path>
        </draw:g>
        <draw:g>
          <svg:title>TexMaths</svg:title>
          <svg:desc>10§display§\hat{d}_k§svg§600§TRUE§</svg:desc>
          <draw:polygon draw:style-name="gr45" draw:text-style-name="P12" draw:layer="layout" svg:width="0.322cm" svg:height="0.392cm" svg:x="2.12cm" svg:y="3.957cm" svg:viewBox="0 0 323 393" draw:points="162,393 0,393 0,0 323,0 323,393">
            <text:p/>
          </draw:polygon>
          <draw:polygon draw:style-name="gr46" draw:text-style-name="P2" draw:layer="layout" svg:width="0.093cm" svg:height="0.054cm" svg:x="2.223cm" svg:y="3.957cm" svg:viewBox="0 0 94 55" draw:points="47,0 0,49 6,55 47,18 88,55 94,49">
            <text:p/>
          </draw:polygon>
          <draw:path draw:style-name="gr46" draw:text-style-name="P2" draw:layer="layout" svg:width="0.167cm" svg:height="0.248cm" svg:x="2.134cm" svg:y="4.05cm" svg:viewBox="0 0 168 249" svg:d="M168 4c0-1 0-4-5-4s-38 3-45 4c-2 0-4 2-4 6 0 5 3 5 8 5 17 0 18 3 18 6l-2 7-20 83c-7-13-17-22-33-22-41 0-85 52-85 103 0 34 19 57 47 57 7 0 25-2 46-26 3 14 15 26 32 26 13 0 21-8 26-20 6-12 11-34 11-35 0-4-4-4-4-4-4 0-4 2-5 7-7 23-13 44-27 44-10 0-11-9-11-16 0-9 1-11 3-17zM94 203c-1 6-1 7-7 13-15 19-29 25-39 25-18 0-23-19-23-33 0-18 11-62 20-78 10-20 26-33 41-33 23 0 28 29 28 31s-1 4-2 6z">
            <text:p/>
          </draw:path>
          <draw:path draw:style-name="gr46" draw:text-style-name="P2" draw:layer="layout" svg:width="0.121cm" svg:height="0.173cm" svg:x="2.321cm" svg:y="4.176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7 0-8-6-8-13 0-4 0-4 1-11 0-1 1-5 1-8 0-21-29-25-40-25 7-5 16-13 21-17 12-12 25-23 38-23 4 0 7 0 8 3-10 1-12 9-12 13 0 6 4 10 10 10s14-6 14-16c0-8-6-18-20-18-13 0-26 11-39 22-10 10-18 18-29 22z">
            <text:p/>
          </draw:path>
        </draw:g>
        <draw:g>
          <svg:title>TexMaths</svg:title>
          <svg:desc>10§display§x_{u_k}§svg§600§FALSE§</svg:desc>
          <draw:polygon draw:style-name="gr55" draw:text-style-name="P1" draw:layer="layout" svg:width="0.485cm" svg:height="0.247cm" svg:x="5.532cm" svg:y="2.651cm" svg:viewBox="0 0 486 248" draw:points="243,248 0,248 0,0 486,0 486,248">
            <text:p/>
          </draw:polygon>
          <draw:path draw:style-name="gr46" draw:text-style-name="P2" draw:layer="layout" svg:width="0.175cm" svg:height="0.159cm" svg:x="5.542cm" svg:y="2.651cm" svg:viewBox="0 0 176 160" svg:d="M108 50c2-10 10-42 35-42 2 0 10 0 17 4-9 2-17 11-17 19 0 6 4 13 14 13 8 0 19-6 19-21 0-18-21-23-33-23-20 0-33 18-37 27-9-24-28-27-38-27-37 0-57 46-57 54 0 4 3 4 4 4 3 0 4 0 5-4 12-37 35-46 47-46 7 0 19 3 19 23 0 11-6 35-19 84-5 23-18 37-33 37-3 0-11 0-18-4 9-2 17-10 17-19 0-10-8-13-14-13-10 0-19 10-19 21 0 16 18 23 33 23 24 0 37-25 37-27 4 13 17 27 38 27 37 0 57-46 57-54 0-4-3-4-4-4-3 0-4 1-5 4-11 38-36 46-47 46-14 0-19-11-19-23 0-8 2-15 6-31z">
            <text:p/>
          </draw:path>
          <draw:path draw:style-name="gr46" draw:text-style-name="P2" draw:layer="layout" svg:width="0.143cm" svg:height="0.111cm" svg:x="5.745cm" svg:y="2.75cm" svg:viewBox="0 0 144 112" svg:d="M93 69c-1 5-3 14-4 15-5 7-15 21-30 21-17 0-17-16-17-21 0-14 7-32 14-50 2-5 3-8 3-12 0-13-10-22-23-22-25 0-36 34-36 38 0 3 3 3 4 3 4 0 4-1 5-4 5-20 17-30 26-30 4 0 7 3 7 9s-3 10-5 16c-14 34-14 42-14 48 0 5 0 16 10 24 7 6 17 8 25 8 16 0 24-9 32-17 6 16 22 17 25 17 9 0 16-6 20-14 5-9 9-24 9-24 0-4-4-4-5-4-3 0-3 2-4 8-4 12-8 27-19 27-6 0-8-6-8-12 0-4 2-14 3-20 3-7 5-17 6-23l6-21c1-7 4-17 4-19 0-4-4-8-9-8-8 0-10 8-12 16z">
            <text:p/>
          </draw:path>
          <draw:path draw:style-name="gr46" draw:text-style-name="P2" draw:layer="layout" svg:width="0.096cm" svg:height="0.124cm" svg:x="5.921cm" svg:y="2.774cm" svg:viewBox="0 0 97 125" svg:d="M43 6c1-2 1-2 1-3 0-3-2-3-6-3l-21 2c-3 0-3 0-4 0-1 1-2 4-2 4 0 4 3 4 6 4 0 0 3 0 5 0 4 0 4 1 4 3 0 0 0 1-1 4l-24 97c-1 3-1 3-1 4 0 4 3 7 6 7 8 0 9-7 10-10l8-32c5 0 26 2 26 14 0 1 0 2 0 4s0 4 0 5c0 12 11 19 21 19 19 0 26-26 26-28 0-3-3-3-4-3-3 0-3 1-4 4-3 7-7 20-17 20-6 0-7-6-7-10 0 0 0-2 1-6 0-2 0-4 0-5 0-16-20-19-31-19 5-4 12-9 15-12 10-8 20-16 30-16 4 0 6 1 6 3h-1c-8 3-8 10-8 11 0 2 2 7 8 7 3 0 11-3 11-13 0-8-7-13-15-13-12 0-23 8-36 18-6 5-12 9-19 12z">
            <text:p/>
          </draw:path>
        </draw:g>
        <draw:g>
          <svg:title>TexMaths</svg:title>
          <svg:desc>10§display§+§svg§600§TRUE§</svg:desc>
          <draw:polygon draw:style-name="gr45" draw:text-style-name="P12" draw:layer="layout" svg:width="0.253cm" svg:height="0.234cm" svg:x="3.226cm" svg:y="1.065cm" svg:viewBox="0 0 254 235" draw:points="127,235 0,235 0,0 254,0 254,235">
            <text:p/>
          </draw:polygon>
          <draw:path draw:style-name="gr46" draw:text-style-name="P2" draw:layer="layout" svg:width="0.233cm" svg:height="0.234cm" svg:x="3.246cm" svg:y="1.065cm" svg:viewBox="0 0 234 235" svg:d="M125 125h98c5 0 11 0 11-7 0-8-6-8-11-8h-98v-98c0-6 0-12-8-12-7 0-7 6-7 12v98h-98c-6 0-12 0-12 8 0 7 6 7 12 7h98v98c0 5 0 12 7 12 8 0 8-7 8-12z">
            <text:p/>
          </draw:path>
        </draw:g>
        <draw:g>
          <svg:title>TexMaths</svg:title>
          <svg:desc>10§display§$r_k$§svg§600§TRUE§</svg:desc>
          <draw:polygon draw:style-name="gr45" draw:text-style-name="P12" draw:layer="layout" svg:width="0.277cm" svg:height="0.21cm" svg:x="0.154cm" svg:y="0.472cm" svg:viewBox="0 0 278 211" draw:points="139,211 0,211 0,0 278,0 278,211">
            <text:p/>
          </draw:polygon>
          <draw:path draw:style-name="gr46" draw:text-style-name="P2" draw:layer="layout" svg:width="0.118cm" svg:height="0.155cm" svg:x="0.164cm" svg:y="0.472cm" svg:viewBox="0 0 119 156" svg:d="M49 39v-39l-49 4v11c25 0 27 3 27 19v96c0 15-3 15-27 15v11c14 0 30-1 40-1 14 0 31 0 46 1v-11h-8c-26 0-27-3-27-16v-55c0-35 15-66 42-66 2 0 3 0 4 0-2 1-8 5-8 14 0 10 7 15 15 15 7 0 15-4 15-15 0-12-11-22-26-22-26 0-39 24-44 39z">
            <text:p/>
          </draw:path>
          <draw:path draw:style-name="gr46" draw:text-style-name="P2" draw:layer="layout" svg:width="0.121cm" svg:height="0.173cm" svg:x="0.31cm" svg:y="0.51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6 0-8-6-8-13 0-4 0-4 1-11 1-1 1-5 1-8 0-21-29-25-40-25 7-5 16-13 21-17 12-12 25-23 39-23 3 0 6 0 8 3-11 1-13 9-13 13 0 6 5 10 10 10 7 0 14-6 14-16 0-8-6-18-19-18-14 0-27 11-40 22-10 10-18 18-29 22z">
            <text:p/>
          </draw:path>
        </draw:g>
        <draw:g>
          <svg:title>TexMaths</svg:title>
          <svg:desc>10§latex§$u_k$§svg§600§FALSE§</svg:desc>
          <draw:polygon draw:style-name="gr55" draw:text-style-name="P1" draw:layer="layout" svg:width="0.341cm" svg:height="0.21cm" svg:x="7.962cm" svg:y="0.516cm" svg:viewBox="0 0 342 211" draw:points="171,211 0,211 0,0 342,0 342,211">
            <text:p/>
          </draw:polygon>
          <draw:path draw:style-name="gr46" draw:text-style-name="P2" draw:layer="layout" svg:width="0.181cm" svg:height="0.159cm" svg:x="7.972cm" svg:y="0.516cm" svg:viewBox="0 0 182 160" svg:d="M114 136c4 15 16 24 31 24 12 0 21-8 26-19 6-13 11-35 11-35 0-4-3-4-4-4-4 0-4 1-6 7-5 19-11 43-26 43-7 0-11-4-11-16 0-8 4-24 7-37l10-38c1-5 4-19 6-24 1-8 5-22 5-23 0-7-4-10-10-10-2 0-11 0-14 12-7 26-22 88-26 106-1 2-14 30-41 30-18 0-22-16-22-29 0-20 10-48 20-72 4-10 5-15 5-22 0-16-11-29-29-29-33 0-46 51-46 54 0 4 3 4 4 4 4 0 4 0 6-7 8-30 22-43 36-43 3 0 8 0 8 11 0 9-4 19-6 24-13 35-20 57-20 75 0 33 24 42 43 42 24 0 36-16 43-24z">
            <text:p/>
          </draw:path>
          <draw:path draw:style-name="gr46" draw:text-style-name="P2" draw:layer="layout" svg:width="0.121cm" svg:height="0.173cm" svg:x="8.182cm" svg:y="0.554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7 0-8-6-8-13 0-4 0-4 1-11 0-1 1-5 1-8 0-21-29-25-40-25 7-5 16-13 21-17 12-12 25-23 39-23 3 0 6 0 8 3-11 1-13 9-13 13 0 6 5 10 10 10 7 0 14-6 14-16 0-8-6-18-19-18-14 0-27 11-40 22-10 10-18 18-29 22z">
            <text:p/>
          </draw:path>
        </draw:g>
        <draw:line draw:style-name="gr59" draw:text-style-name="P5" draw:layer="layout" svg:x1="11.493cm" svg:y1="1.403cm" svg:x2="12.723cm" svg:y2="1.403cm">
          <text:p/>
        </draw:line>
        <draw:custom-shape draw:style-name="gr79" draw:text-style-name="P10" draw:layer="layout" svg:width="3.568cm" svg:height="0.554cm" svg:x="12.54cm" svg:y="0.1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$G_{\text{vib}}$§svg§600§TRUE§</svg:desc>
          <draw:polygon draw:style-name="gr45" draw:text-style-name="P12" draw:layer="layout" svg:width="0.646cm" svg:height="0.303cm" svg:x="15.221cm" svg:y="1.307cm" svg:viewBox="0 0 647 304" draw:points="324,304 0,304 0,0 647,0 647,304">
            <text:p/>
          </draw:polygon>
          <draw:path draw:style-name="gr46" draw:text-style-name="P2" draw:layer="layout" svg:width="0.238cm" svg:height="0.255cm" svg:x="15.241cm" svg:y="1.307cm" svg:viewBox="0 0 239 256" svg:d="M190 226c4 8 18 22 22 22 3 0 3-2 3-8v-62c0-13 2-15 24-15v-11c-13 1-32 2-42 2-15 0-45 0-57-2v11h11c31 0 33 4 33 17v22c0 40-45 44-55 44-23 0-93-13-93-118 0-106 70-117 91-117 38 0 70 31 77 83 1 5 1 7 6 7s5-2 5-9v-83c0-7 0-9-4-9-1 0-2 0-5 4l-18 26c-11-11-30-30-66-30-65 0-122 56-122 128s57 128 123 128c26 0 55-9 67-30z">
            <text:p/>
          </draw:path>
          <draw:path draw:style-name="gr46" draw:text-style-name="P2" draw:layer="layout" svg:width="0.132cm" svg:height="0.109cm" svg:x="15.504cm" svg:y="1.501cm" svg:viewBox="0 0 133 110" svg:d="M110 24c7-15 19-15 23-15v-9c-7 1-13 1-19 1-7 0-16 0-23-1v9c11 1 11 9 11 9 0 1 0 4-2 8l-28 60-30-67c0 0-2-3-2-5 0-5 8-5 13-5v-9c-1 0-19 1-29 1-7 0-17 0-24-1v9c14 0 17 1 20 9l39 86c2 3 3 6 7 6 5 0 6-3 8-6z">
            <text:p/>
          </draw:path>
          <draw:path draw:style-name="gr46" draw:text-style-name="P2" draw:layer="layout" svg:width="0.053cm" svg:height="0.165cm" svg:x="15.659cm" svg:y="1.441cm" svg:viewBox="0 0 54 166" svg:d="M38 14c0-7-5-14-14-14-7 0-14 6-14 14 0 9 8 15 14 15 8 0 14-7 14-15zM1 60v10c16 0 17 0 17 13v64c0 11-2 11-18 11v8c1 0 18 0 28 0 9 0 18 0 26 0v-8c-14 0-16 0-16-11v-89z">
            <text:p/>
          </draw:path>
          <draw:path draw:style-name="gr46" draw:text-style-name="P2" draw:layer="layout" svg:width="0.132cm" svg:height="0.173cm" svg:x="15.736cm" svg:y="1.437cm" svg:viewBox="0 0 133 174" svg:d="M37 0l-37 2v10c17 0 18 2 18 14v145h9l9-14c9 12 22 17 36 17 33 0 61-24 61-56 0-30-26-56-59-56-14 0-28 7-37 16zM38 89c7-11 20-19 36-19 13 0 23 8 28 15s8 17 8 33c0 5 0 24-10 36-10 11-22 13-30 13-20 0-29-16-32-21z">
            <text:p/>
          </draw:path>
        </draw:g>
        <draw:g>
          <svg:title>TexMaths</svg:title>
          <svg:desc>10§display§$G_{d}$§svg§600§TRUE§</svg:desc>
          <draw:polygon draw:style-name="gr45" draw:text-style-name="P12" draw:layer="layout" svg:width="0.417cm" svg:height="0.303cm" svg:x="14.116cm" svg:y="1.301cm" svg:viewBox="0 0 418 304" draw:points="209,304 0,304 0,0 418,0 418,304">
            <text:p/>
          </draw:polygon>
          <draw:path draw:style-name="gr46" draw:text-style-name="P2" draw:layer="layout" svg:width="0.238cm" svg:height="0.255cm" svg:x="14.136cm" svg:y="1.301cm" svg:viewBox="0 0 239 256" svg:d="M189 226c4 8 19 22 23 22 3 0 3-2 3-8v-62c0-13 2-15 24-15v-11c-13 1-32 2-42 2-15 0-45 0-57-2v11h11c31 0 33 4 33 17v22c0 40-45 44-55 44-23 0-93-13-93-118 0-106 69-117 91-117 38 0 70 31 77 83 1 5 1 7 5 7 6 0 6-2 6-9v-83c0-7 0-9-4-9-2 0-2 0-6 4l-17 26c-11-11-31-30-66-30-65 0-122 56-122 128s57 128 123 128c26 0 54-9 66-30z">
            <text:p/>
          </draw:path>
          <draw:path draw:style-name="gr46" draw:text-style-name="P2" draw:layer="layout" svg:width="0.126cm" svg:height="0.173cm" svg:x="14.407cm" svg:y="1.431cm" svg:viewBox="0 0 127 174" svg:d="M126 7c0 0 1-3 1-4s-1-3-4-3c-5 0-25 2-31 2-2 0-6 1-6 6 0 4 4 4 7 4 12 0 12 2 12 3 0 2-1 3-2 6l-13 56c-6-8-14-15-26-15-32 0-64 36-64 71 0 24 16 41 38 41 12 0 24-8 35-17 5 14 19 17 25 17 9 0 15-5 19-13 6-10 9-24 9-25 0-3-3-3-4-3-3 0-4 1-5 8-4 12-8 26-19 26-6 0-8-5-8-12 0-5 1-7 2-10zM74 141c-2 6-8 12-13 16-3 2-12 10-23 10-9 0-18-6-18-24 0-13 7-40 13-50 11-20 24-23 31-23 18 0 22 18 22 21 0 1 0 3-1 3z">
            <text:p/>
          </draw:path>
        </draw:g>
        <draw:line draw:style-name="gr61" draw:text-style-name="P5" draw:layer="layout" svg:x1="12.54cm" svg:y1="0.662cm" svg:x2="16.108cm" svg:y2="0.662cm">
          <text:p/>
        </draw:line>
        <draw:custom-shape draw:style-name="gr80" draw:text-style-name="P11" draw:layer="layout" svg:width="3.568cm" svg:height="2.216cm" svg:x="12.54cm" svg:y="0.108cm">
          <text:p/>
          <draw:enhanced-geometry svg:viewBox="0 0 21600 21600" draw:type="rectangle" draw:enhanced-path="M 0 0 L 21600 0 21600 21600 0 21600 0 0 Z N"/>
        </draw:custom-shape>
        <draw:frame draw:style-name="gr63" draw:text-style-name="P25" draw:layer="layout" svg:width="2.547cm" svg:height="2.054cm" svg:x="13.537cm" svg:y="-0.484cm">
          <draw:text-box>
            <text:p><text:span text:style-name="T5">PLANT</text:span></text:p>
          </draw:text-box>
        </draw:frame>
        <draw:frame draw:style-name="gr81" draw:text-style-name="P28" draw:layer="layout" svg:width="2.181cm" svg:height="1.166cm" svg:x="3.763cm" svg:y="0.354cm">
          <draw:text-box>
            <text:p text:style-name="P27"><text:span text:style-name="T5">MPC/</text:span></text:p>
            <text:p text:style-name="P27"><text:span text:style-name="T5">state </text:span></text:p>
            <text:p text:style-name="P27"><text:span text:style-name="T5">fdbk</text:span></text:p>
          </draw:text-box>
        </draw:frame>
        <draw:custom-shape draw:style-name="gr82" draw:text-style-name="P23" draw:layer="layout" svg:width="0.898cm" svg:height="0.757cm" svg:x="5.447cm" svg:y="0.408cm">
          <text:p/>
          <draw:enhanced-geometry svg:viewBox="0 0 21600 21600" draw:type="rectangle" draw:enhanced-path="M 0 0 L 21600 0 21600 21600 0 21600 0 0 Z N"/>
        </draw:custom-shape>
        <draw:g>
          <draw:line draw:style-name="gr66" draw:text-style-name="P5" draw:layer="layout" svg:x1="5.468cm" svg:y1="1.011cm" svg:x2="5.757cm" svg:y2="1.011cm">
            <text:p/>
          </draw:line>
          <draw:line draw:style-name="gr66" draw:text-style-name="P5" draw:layer="layout" svg:x1="6.047cm" svg:y1="0.538cm" svg:x2="6.336cm" svg:y2="0.538cm">
            <text:p/>
          </draw:line>
          <draw:line draw:style-name="gr66" draw:text-style-name="P5" draw:layer="layout" svg:x1="5.757cm" svg:y1="1.011cm" svg:x2="6.046cm" svg:y2="0.538cm">
            <text:p/>
          </draw:line>
        </draw:g>
        <draw:line draw:style-name="gr49" draw:text-style-name="P5" draw:layer="layout" svg:x1="6.344cm" svg:y1="0.778cm" svg:x2="7.36cm" svg:y2="0.778cm">
          <text:p/>
        </draw:line>
        <draw:line draw:style-name="gr67" draw:text-style-name="P5" draw:layer="layout" svg:x1="4.934cm" svg:y1="0.757cm" svg:x2="5.447cm" svg:y2="0.757cm">
          <text:p/>
        </draw:line>
        <draw:custom-shape draw:style-name="gr83" draw:text-style-name="P10" draw:layer="layout" svg:width="3.226cm" svg:height="0.554cm" svg:x="8.546cm" svg:y="0.108cm">
          <text:p/>
          <draw:enhanced-geometry svg:viewBox="0 0 21600 21600" draw:type="rectangle" draw:enhanced-path="M 0 0 L 21600 0 21600 21600 0 21600 0 0 Z N"/>
        </draw:custom-shape>
        <draw:line draw:style-name="gr61" draw:text-style-name="P5" draw:layer="layout" svg:x1="8.546cm" svg:y1="0.662cm" svg:x2="11.772cm" svg:y2="0.662cm">
          <text:p/>
        </draw:line>
        <draw:custom-shape draw:style-name="gr84" draw:text-style-name="P11" draw:layer="layout" svg:width="3.226cm" svg:height="2.216cm" svg:x="8.546cm" svg:y="0.1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25" draw:layer="layout" svg:width="5.564cm" svg:height="1.339cm" svg:x="8.364cm" svg:y="-0.5cm">
          <draw:text-box>
            <text:p><text:span text:style-name="T5">Inverse compensation</text:span></text:p>
          </draw:text-box>
        </draw:frame>
        <draw:g>
          <draw:custom-shape draw:style-name="gr71" draw:text-style-name="P11" draw:layer="layout" svg:width="0.54cm" svg:height="0.54cm" svg:x="0.721cm" svg:y="0.5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\Sigma§svg§600§FALSE§</svg:desc>
            <draw:polygon draw:style-name="gr1" draw:text-style-name="P1" draw:layer="layout" svg:width="0.269cm" svg:height="0.254cm" svg:x="0.856cm" svg:y="0.676cm" svg:viewBox="0 0 270 255" draw:points="135,255 0,255 0,0 270,0 270,255">
              <text:p/>
            </draw:polygon>
            <draw:path draw:style-name="gr2" draw:text-style-name="P2" draw:layer="layout" svg:width="0.228cm" svg:height="0.255cm" svg:x="0.877cm" svg:y="0.675cm" svg:viewBox="0 0 229 256" svg:d="M119 134c3-4 3-6 3-6 0-2-2-3-3-6l-76-111h86c64 0 83 15 90 73h10l-11-84h-208c-9 0-10 0-10 8l93 136-88 102c-5 4-5 5-5 5 0 5 5 5 10 5h208l11-88h-10c-6 62-31 72-91 72h-104z">
              <text:p/>
            </draw:path>
          </draw:g>
        </draw:g>
        <draw:line draw:style-name="gr49" draw:text-style-name="P5" draw:layer="layout" svg:x1="8.4cm" svg:y1="2.913cm" svg:x2="7.846cm" svg:y2="2.913cm">
          <text:p/>
        </draw:line>
        <draw:g>
          <svg:title>TexMaths</svg:title>
          <svg:desc>10§display§+§svg§600§TRUE§</svg:desc>
          <draw:polygon draw:style-name="gr45" draw:text-style-name="P12" draw:layer="layout" svg:width="0.253cm" svg:height="0.234cm" svg:x="0.339cm" svg:y="0.959cm" svg:viewBox="0 0 254 235" draw:points="127,235 0,235 0,0 254,0 254,235">
            <text:p/>
          </draw:polygon>
          <draw:path draw:style-name="gr46" draw:text-style-name="P2" draw:layer="layout" svg:width="0.233cm" svg:height="0.234cm" svg:x="0.359cm" svg:y="0.959cm" svg:viewBox="0 0 234 235" svg:d="M125 125h98c5 0 11 0 11-7 0-8-6-8-11-8h-98v-98c0-6 0-12-8-12-7 0-7 6-7 12v98h-98c-6 0-12 0-12 8 0 7 6 7 12 7h98v98c0 5 0 12 7 12 8 0 8-7 8-12z">
            <text:p/>
          </draw:path>
        </draw:g>
        <draw:g>
          <svg:title>TexMaths</svg:title>
          <svg:desc>10§display§+§svg§600§FALSE§</svg:desc>
          <draw:polygon draw:style-name="gr55" draw:text-style-name="P1" draw:layer="layout" svg:width="0.253cm" svg:height="0.234cm" svg:x="7.106cm" svg:y="0.933cm" svg:viewBox="0 0 254 235" draw:points="127,235 0,235 0,0 254,0 254,235">
            <text:p/>
          </draw:polygon>
          <draw:path draw:style-name="gr46" draw:text-style-name="P2" draw:layer="layout" svg:width="0.233cm" svg:height="0.234cm" svg:x="7.126cm" svg:y="0.933cm" svg:viewBox="0 0 234 235" svg:d="M125 125h98c5 0 11 0 11-7 0-8-6-8-11-8h-98v-98c0-6 0-12-8-12-7 0-7 6-7 12v98h-98c-6 0-12 0-12 8 0 7 6 7 12 7h98v98c0 5 0 12 7 12 8 0 8-7 8-12z">
            <text:p/>
          </draw:path>
        </draw:g>
        <draw:g>
          <svg:title>TexMaths</svg:title>
          <svg:desc>10§display§+§svg§600§TRUE§</svg:desc>
          <draw:polygon draw:style-name="gr45" draw:text-style-name="P12" draw:layer="layout" svg:width="0.253cm" svg:height="0.234cm" svg:x="7.698cm" svg:y="1.071cm" svg:viewBox="0 0 254 235" draw:points="127,235 0,235 0,0 254,0 254,235">
            <text:p/>
          </draw:polygon>
          <draw:path draw:style-name="gr46" draw:text-style-name="P2" draw:layer="layout" svg:width="0.233cm" svg:height="0.234cm" svg:x="7.718cm" svg:y="1.071cm" svg:viewBox="0 0 234 235" svg:d="M125 125h98c5 0 11 0 11-7 0-8-6-8-11-8h-98v-98c0-6 0-12-8-12-7 0-7 6-7 12v98h-98c-6 0-12 0-12 8 0 7 6 7 12 7h98v98c0 5 0 12 7 12 8 0 8-7 8-12z">
            <text:p/>
          </draw:path>
        </draw:g>
        <draw:g>
          <svg:title>TexMaths</svg:title>
          <svg:desc>10§display§\bar{x}_{e_k}§svg§600§FALSE§</svg:desc>
          <draw:polygon draw:style-name="gr55" draw:text-style-name="P1" draw:layer="layout" svg:width="0.452cm" svg:height="0.299cm" svg:x="3.385cm" svg:y="0.381cm" svg:viewBox="0 0 453 300" draw:points="227,300 0,300 0,0 453,0 453,300">
            <text:p/>
          </draw:polygon>
          <draw:polygon draw:style-name="gr46" draw:text-style-name="P2" draw:layer="layout" svg:width="0.127cm" svg:height="0.011cm" svg:x="3.431cm" svg:y="0.381cm" svg:viewBox="0 0 128 12" draw:points="128,12 128,0 0,0 0,12">
            <text:p/>
          </draw:polygon>
          <draw:path draw:style-name="gr46" draw:text-style-name="P2" draw:layer="layout" svg:width="0.175cm" svg:height="0.159cm" svg:x="3.395cm" svg:y="0.433cm" svg:viewBox="0 0 176 160" svg:d="M108 50c2-10 10-42 34-42 3 0 11 0 18 4-10 2-17 11-17 19 0 6 4 13 14 13 8 0 19-6 19-21 0-18-21-23-33-23-21 0-33 18-37 27-9-24-28-27-38-27-37 0-57 46-57 54 0 4 3 4 4 4 3 0 4 0 5-4 12-37 35-46 47-46 7 0 19 3 19 23 0 11-6 35-19 84-5 23-18 37-33 37-3 0-11 0-18-4 9-2 17-10 17-19 0-10-8-13-14-13-10 0-19 10-19 21 0 16 18 23 33 23 24 0 37-25 37-27 4 13 17 27 38 27 37 0 57-46 57-54 0-4-3-4-4-4-3 0-4 1-5 4-11 38-36 46-47 46-14 0-19-11-19-23 0-8 2-15 6-31z">
            <text:p/>
          </draw:path>
          <draw:path draw:style-name="gr46" draw:text-style-name="P2" draw:layer="layout" svg:width="0.105cm" svg:height="0.111cm" svg:x="3.603cm" svg:y="0.532cm" svg:viewBox="0 0 106 112" svg:d="M39 53c7 0 27-1 40-6 18-6 22-17 22-25 0-14-14-22-31-22-30 0-70 22-70 65 0 25 16 47 45 47 41 0 61-25 61-28 0-2-2-5-4-5s-2 1-4 3c-20 23-48 23-53 23-15 0-25-10-25-30 0-4 0-9 3-22zM26 46c9-36 37-39 44-39 11 0 20 5 20 15 0 24-42 24-52 24z">
            <text:p/>
          </draw:path>
          <draw:path draw:style-name="gr46" draw:text-style-name="P2" draw:layer="layout" svg:width="0.096cm" svg:height="0.124cm" svg:x="3.741cm" svg:y="0.556cm" svg:viewBox="0 0 97 125" svg:d="M43 6c1-2 1-2 1-3 0-3-2-3-6-3l-21 2c-3 0-3 0-4 0-1 1-2 4-2 4 0 4 3 4 6 4 0 0 3 0 5 0 4 0 4 1 4 3 0 0 0 1-1 4l-24 97c-1 3-1 3-1 4 0 4 3 7 6 7 8 0 9-7 10-10l8-32c5 0 26 2 26 14 0 1 0 2 0 4s0 4 0 5c0 12 11 19 21 19 19 0 26-26 26-28 0-3-3-3-4-3-3 0-3 1-4 4-3 7-7 20-17 20-6 0-7-6-7-10 0 0 0-2 1-6 0-2 0-4 0-5 0-16-20-19-31-19 5-4 12-9 15-12 10-8 20-16 30-16 4 0 6 1 6 3h-1c-8 3-8 10-8 11 0 2 2 7 8 7 3 0 11-3 11-13 0-8-7-13-15-13-12 0-23 8-36 18-6 5-12 9-19 12z">
            <text:p/>
          </draw:path>
        </draw:g>
        <draw:g>
          <draw:custom-shape draw:style-name="gr71" draw:text-style-name="P11" draw:layer="layout" svg:width="0.54cm" svg:height="0.54cm" svg:x="2.843cm" svg:y="0.5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\Sigma§svg§600§FALSE§</svg:desc>
            <draw:polygon draw:style-name="gr1" draw:text-style-name="P1" draw:layer="layout" svg:width="0.269cm" svg:height="0.254cm" svg:x="2.978cm" svg:y="0.679cm" svg:viewBox="0 0 270 255" draw:points="135,255 0,255 0,0 270,0 270,255">
              <text:p/>
            </draw:polygon>
            <draw:path draw:style-name="gr2" draw:text-style-name="P2" draw:layer="layout" svg:width="0.228cm" svg:height="0.255cm" svg:x="2.999cm" svg:y="0.678cm" svg:viewBox="0 0 229 256" svg:d="M119 134c3-4 3-6 3-6 0-2-2-3-3-6l-76-111h86c64 0 83 15 90 73h10l-11-84h-208c-9 0-10 0-10 8l93 136-88 102c-5 4-5 5-5 5 0 5 5 5 10 5h208l11-88h-10c-6 62-31 72-91 72h-104z">
              <text:p/>
            </draw:path>
          </draw:g>
        </draw:g>
        <draw:g xml:id="id1" draw:id="id1">
          <draw:custom-shape draw:style-name="gr71" draw:text-style-name="P11" draw:layer="layout" svg:width="0.54cm" svg:height="0.54cm" svg:x="7.344cm" svg:y="0.5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\Sigma§svg§600§FALSE§</svg:desc>
            <draw:polygon draw:style-name="gr1" draw:text-style-name="P1" draw:layer="layout" svg:width="0.269cm" svg:height="0.254cm" svg:x="7.479cm" svg:y="0.679cm" svg:viewBox="0 0 270 255" draw:points="135,255 0,255 0,0 270,0 270,255">
              <text:p/>
            </draw:polygon>
            <draw:path draw:style-name="gr2" draw:text-style-name="P2" draw:layer="layout" svg:width="0.228cm" svg:height="0.255cm" svg:x="7.5cm" svg:y="0.678cm" svg:viewBox="0 0 229 256" svg:d="M119 134c3-4 3-6 3-6 0-2-2-3-3-6l-76-111h86c64 0 83 15 90 73h10l-11-84h-208c-9 0-10 0-10 8l93 136-88 102c-5 4-5 5-5 5 0 5 5 5 10 5h208l11-88h-10c-6 62-31 72-91 72h-104z">
              <text:p/>
            </draw:path>
          </draw:g>
        </draw:g>
        <draw:custom-shape draw:style-name="gr73" draw:text-style-name="P11" draw:layer="layout" svg:width="0.762cm" svg:height="0.7cm" svg:x="13.976cm" svg:y="1.06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$\mathbf{H}[\cdot]$§svg§600§TRUE§</svg:desc>
          <draw:polygon draw:style-name="gr45" draw:text-style-name="P12" draw:layer="layout" svg:width="0.514cm" svg:height="0.351cm" svg:x="15.072cm" svg:y="7.874cm" svg:viewBox="0 0 515 352" draw:points="258,352 0,352 0,0 515,0 515,352">
            <text:p/>
          </draw:polygon>
          <draw:path draw:style-name="gr46" draw:text-style-name="P2" draw:layer="layout" svg:width="0.24cm" svg:height="0.24cm" svg:x="15.083cm" svg:y="7.897cm" svg:viewBox="0 0 241 241" svg:d="M205 27c0-12 1-16 27-16h9v-11c-12 1-39 1-52 1s-40 0-52-1v11h9c27 0 27 4 27 16v83h-105v-83c0-12 1-16 27-16h9v-11c-12 1-38 1-52 1s-40 0-52-1v11h9c27 0 27 4 27 16v187c0 12 0 16-27 16h-9v11c12-1 38-1 52-1s40 0 52 1v-11h-9c-26 0-27-4-27-16v-93h105v93c0 12 0 16-27 16h-9v11c12-1 38-1 52-1 13 0 40 0 52 1v-11h-9c-26 0-27-4-27-16z">
            <text:p/>
          </draw:path>
          <draw:polygon draw:style-name="gr46" draw:text-style-name="P2" draw:layer="layout" svg:width="0.048cm" svg:height="0.351cm" svg:x="15.377cm" svg:y="7.874cm" svg:viewBox="0 0 49 352" draw:points="49,352 49,338 14,338 14,14 49,14 49,0 0,0 0,352">
            <text:p/>
          </draw:polygon>
          <draw:path draw:style-name="gr46" draw:text-style-name="P2" draw:layer="layout" svg:width="0.037cm" svg:height="0.037cm" svg:x="15.463cm" svg:y="8.031cm" svg:viewBox="0 0 38 38" svg:d="M38 19c0-10-8-19-19-19-10 0-19 9-19 19 0 11 9 19 19 19 11 0 19-8 19-19z">
            <text:p/>
          </draw:path>
          <draw:polygon draw:style-name="gr46" draw:text-style-name="P2" draw:layer="layout" svg:width="0.048cm" svg:height="0.351cm" svg:x="15.538cm" svg:y="7.874cm" svg:viewBox="0 0 49 352" draw:points="49,0 0,0 0,14 34,14 34,338 0,338 0,352 49,352">
            <text:p/>
          </draw:polygon>
        </draw:g>
        <draw:custom-shape draw:style-name="gr72" draw:text-style-name="P11" draw:layer="layout" svg:width="0.799cm" svg:height="0.711cm" svg:x="12.723cm" svg:y="1.053cm">
          <text:p/>
          <draw:enhanced-geometry svg:viewBox="0 0 21600 21600" draw:type="rectangle" draw:enhanced-path="M 0 0 L 21600 0 21600 21600 0 21600 0 0 Z N"/>
        </draw:custom-shape>
        <draw:line draw:style-name="gr49" draw:text-style-name="P5" draw:layer="layout" svg:x1="13.544cm" svg:y1="1.41cm" svg:x2="13.97cm" svg:y2="1.41cm">
          <text:p/>
        </draw:line>
        <draw:line draw:style-name="gr49" draw:text-style-name="P5" draw:layer="layout" svg:x1="14.736cm" svg:y1="1.41cm" svg:x2="15.176cm" svg:y2="1.41cm">
          <text:p/>
        </draw:line>
        <draw:custom-shape draw:style-name="gr73" draw:text-style-name="P11" xml:id="id2" draw:id="id2" draw:layer="layout" svg:width="0.762cm" svg:height="0.7cm" svg:x="15.176cm" svg:y="1.06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$\mathcal{H}{\raisebox{1.15ex}{$\scriptscriptstyle-\-1$}[\cdot]$§svg§600§TRUE§</svg:desc>
          <draw:polygon draw:style-name="gr45" draw:text-style-name="P12" draw:layer="layout" svg:width="0.825cm" svg:height="0.379cm" svg:x="12.7cm" svg:y="7.876cm" svg:viewBox="0 0 826 380" draw:points="413,380 0,380 0,0 826,0 826,380">
            <text:p/>
          </draw:polygon>
          <draw:path draw:style-name="gr46" draw:text-style-name="P2" draw:layer="layout" svg:width="0.24cm" svg:height="0.24cm" svg:x="12.711cm" svg:y="7.927cm" svg:viewBox="0 0 241 241" svg:d="M205 27c0-12 1-16 27-16h9v-11c-12 1-39 1-52 1s-40 0-52-1v11h9c27 0 27 4 27 16v83h-105v-83c0-12 1-16 27-16h9v-11c-12 1-38 1-52 1s-40 0-52-1v11h9c27 0 27 4 27 16v187c0 12 0 16-27 16h-9v11c12-1 38-1 52-1s40 0 52 1v-11h-9c-26 0-27-4-27-16v-93h105v93c0 12 0 16-27 16h-9v11c12-1 38-1 52-1 13 0 40 0 52 1v-11h-9c-26 0-27-4-27-16z">
            <text:p/>
          </draw:path>
          <draw:path draw:style-name="gr46" draw:text-style-name="P2" draw:layer="layout" svg:width="0.134cm" svg:height="0.009cm" svg:x="12.992cm" svg:y="7.944cm" svg:viewBox="0 0 135 10" svg:d="M127 10c3 0 8 0 8-4 0-6-5-6-8-6h-119c-3 0-8 0-8 6 0 4 5 4 8 4z">
            <text:p/>
          </draw:path>
          <draw:path draw:style-name="gr46" draw:text-style-name="P2" draw:layer="layout" svg:width="0.072cm" svg:height="0.117cm" svg:x="13.179cm" svg:y="7.876cm" svg:viewBox="0 0 73 118" svg:d="M46 6c0-6-1-6-7-6-13 11-33 11-36 11h-3v8h3c4 0 15-1 26-5v88c0 6 0 8-19 8h-8v8c9-1 25-1 35-1s26 0 36 1v-8h-9c-18 0-18-2-18-8z">
            <text:p/>
          </draw:path>
          <draw:polygon draw:style-name="gr46" draw:text-style-name="P2" draw:layer="layout" svg:width="0.048cm" svg:height="0.351cm" svg:x="13.315cm" svg:y="7.903cm" svg:viewBox="0 0 49 352" draw:points="49,352 49,338 14,338 14,14 49,14 49,0 0,0 0,352">
            <text:p/>
          </draw:polygon>
          <draw:path draw:style-name="gr46" draw:text-style-name="P2" draw:layer="layout" svg:width="0.037cm" svg:height="0.037cm" svg:x="13.402cm" svg:y="8.061cm" svg:viewBox="0 0 38 38" svg:d="M38 19c0-10-8-19-19-19-10 0-19 9-19 19 0 11 9 19 19 19 11 0 19-8 19-19z">
            <text:p/>
          </draw:path>
          <draw:polygon draw:style-name="gr46" draw:text-style-name="P2" draw:layer="layout" svg:width="0.048cm" svg:height="0.351cm" svg:x="13.477cm" svg:y="7.903cm" svg:viewBox="0 0 49 352" draw:points="49,0 0,0 0,14 34,14 34,338 0,338 0,352 49,352">
            <text:p/>
          </draw:polygon>
        </draw:g>
        <draw:custom-shape draw:style-name="gr85" draw:text-style-name="P11" draw:layer="layout" svg:width="1.093cm" svg:height="0.711cm" svg:x="10.4cm" svg:y="1.05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1" draw:layer="layout" svg:width="0.864cm" svg:height="0.711cm" svg:x="9.058cm" svg:y="1.053cm">
          <text:p/>
          <draw:enhanced-geometry svg:viewBox="0 0 21600 21600" draw:type="rectangle" draw:enhanced-path="M 0 0 L 21600 0 21600 21600 0 21600 0 0 Z N"/>
        </draw:custom-shape>
        <draw:line draw:style-name="gr59" draw:text-style-name="P5" draw:layer="layout" svg:x1="9.922cm" svg:y1="1.403cm" svg:x2="10.414cm" svg:y2="1.403cm">
          <text:p/>
        </draw:line>
        <draw:line draw:style-name="gr49" draw:text-style-name="P5" draw:layer="layout" svg:x1="8.414cm" svg:y1="1.408cm" svg:x2="9.058cm" svg:y2="1.408cm">
          <text:p/>
        </draw:line>
        <draw:g>
          <svg:title>TexMaths</svg:title>
          <svg:desc>10§display§$u_{X_k}$§svg§600§TRUE§</svg:desc>
          <draw:polygon draw:style-name="gr45" draw:text-style-name="P12" draw:layer="layout" svg:width="0.543cm" svg:height="0.247cm" svg:x="11.842cm" svg:y="1.039cm" svg:viewBox="0 0 544 248" draw:points="272,248 0,248 0,0 544,0 544,248">
            <text:p/>
          </draw:polygon>
          <draw:path draw:style-name="gr46" draw:text-style-name="P2" draw:layer="layout" svg:width="0.177cm" svg:height="0.159cm" svg:x="11.853cm" svg:y="1.039cm" svg:viewBox="0 0 178 160" svg:d="M126 128v32l52-4v-11c-25 0-28-3-28-19v-126l-52 4v11c25 0 28 3 28 19v64c0 30-17 54-43 54-29 0-31-16-31-34v-118l-52 4v11c27 0 27 1 27 32v53c0 28 0 60 55 60 19 0 35-10 44-32z">
            <text:p/>
          </draw:path>
          <draw:path draw:style-name="gr46" draw:text-style-name="P2" draw:layer="layout" svg:width="0.217cm" svg:height="0.168cm" svg:x="12.049cm" svg:y="1.079cm" svg:viewBox="0 0 218 169" svg:d="M125 74l24-23c31-31 41-41 63-42 3 0 6 0 6-5 0-3-3-4-4-4-7 0-16 1-23 1-6 0-22-1-29-1-1 0-4 1-4 6 0 0 0 3 4 3 2 0 8 1 8 6 0 3-4 7-6 11-2 1-34 32-42 41l-26-49c0 0-1-2-1-3s5-5 13-6c2 0 6 0 6-6 0 0-1-3-5-3-5 0-11 1-16 1-6 0-11 0-16 0s-11 0-15 0-9-1-13-1c-2 0-6 0-6 6 0 3 3 3 7 3 15 0 16 2 19 7l34 69-13 13c-5 5-17 16-21 20-31 31-41 41-63 42-4 0-6 0-6 6 0 0 1 3 3 3 7 0 16-1 23-1 4 0 11 0 15 0 5 0 10 1 14 1 1 0 5 0 5-5 0-4-2-4-4-4s-8-1-8-6c0-4 3-8 9-13l50-49 30 58c1 3 1 4 1 4 0 1-4 5-13 6-2 0-5 0-5 6 0 0 0 3 4 3 5 0 11-1 17-1 5 0 10 0 16 0 4 0 9 0 14 0 4 0 10 1 14 1 1 0 5 0 5-6 0-3-4-3-8-3-14 0-15-2-17-7z">
            <text:p/>
          </draw:path>
          <draw:path draw:style-name="gr46" draw:text-style-name="P2" draw:layer="layout" svg:width="0.096cm" svg:height="0.124cm" svg:x="12.289cm" svg:y="1.162cm" svg:viewBox="0 0 97 125" svg:d="M43 6c1-2 1-2 1-3 0-3-2-3-6-3l-21 2c-3 0-3 0-4 0-1 1-2 4-2 4 0 4 3 4 6 4 0 0 3 0 5 0 4 0 4 1 4 3 0 0 0 1-1 4l-24 97c-1 3-1 3-1 4 0 4 3 7 6 7 8 0 9-7 10-10l8-32c5 0 26 2 26 14 0 1 0 2 0 4s0 4 0 5c0 12 11 19 21 19 19 0 26-26 26-28 0-3-3-3-4-3-3 0-3 1-4 4-3 7-7 20-17 20-6 0-7-6-7-10 0 0 0-2 1-6 0-2 0-4 0-5 0-16-20-19-31-19 5-4 12-9 15-12 10-8 20-16 30-16 4 0 6 1 6 3h-1c-8 3-8 10-8 11 0 2 2 7 8 7 3 0 11-3 11-13 0-8-7-13-15-13-12 0-23 8-36 18-6 5-12 9-19 12z">
            <text:p/>
          </draw:path>
        </draw:g>
        <draw:g xml:id="id3" draw:id="id3">
          <draw:custom-shape draw:style-name="gr71" draw:text-style-name="P11" draw:layer="layout" svg:width="0.54cm" svg:height="0.54cm" svg:x="16.064cm" svg:y="2.9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\Sigma§svg§600§FALSE§</svg:desc>
            <draw:polygon draw:style-name="gr1" draw:text-style-name="P1" draw:layer="layout" svg:width="0.269cm" svg:height="0.254cm" svg:x="16.199cm" svg:y="3.071cm" svg:viewBox="0 0 270 255" draw:points="135,255 0,255 0,0 270,0 270,255">
              <text:p/>
            </draw:polygon>
            <draw:path draw:style-name="gr2" draw:text-style-name="P2" draw:layer="layout" svg:width="0.228cm" svg:height="0.255cm" svg:x="16.22cm" svg:y="3.07cm" svg:viewBox="0 0 229 256" svg:d="M119 134c3-4 3-6 3-6 0-2-2-3-3-6l-76-111h86c64 0 83 15 90 73h10l-11-84h-208c-9 0-10 0-10 8l93 136-88 102c-5 4-5 5-5 5 0 5 5 5 10 5h208l11-88h-10c-6 62-31 72-91 72h-104z">
              <text:p/>
            </draw:path>
          </draw:g>
        </draw:g>
        <draw:line draw:style-name="gr86" draw:text-style-name="P5" draw:layer="layout" svg:x1="15.08cm" svg:y1="3.202cm" svg:x2="16.064cm" svg:y2="3.202cm">
          <text:p/>
        </draw:line>
        <draw:g>
          <svg:title>TexMaths</svg:title>
          <svg:desc>10§display§+§svg§600§FALSE§</svg:desc>
          <draw:polygon draw:style-name="gr55" draw:text-style-name="P1" draw:layer="layout" svg:width="0.253cm" svg:height="0.234cm" svg:x="15.81cm" svg:y="3.321cm" svg:viewBox="0 0 254 235" draw:points="127,235 0,235 0,0 254,0 254,235">
            <text:p/>
          </draw:polygon>
          <draw:path draw:style-name="gr46" draw:text-style-name="P2" draw:layer="layout" svg:width="0.233cm" svg:height="0.234cm" svg:x="15.83cm" svg:y="3.321cm" svg:viewBox="0 0 234 235" svg:d="M125 125h98c5 0 11 0 11-7 0-8-6-8-11-8h-98v-98c0-6 0-12-8-12-7 0-7 6-7 12v98h-98c-6 0-12 0-12 8 0 7 6 7 12 7h98v98c0 5 0 12 7 12 8 0 8-7 8-12z">
            <text:p/>
          </draw:path>
        </draw:g>
        <draw:g>
          <svg:title>TexMaths</svg:title>
          <svg:desc>10§display§+§svg§600§TRUE§</svg:desc>
          <draw:polygon draw:style-name="gr45" draw:text-style-name="P12" draw:layer="layout" svg:width="0.253cm" svg:height="0.234cm" svg:x="15.969cm" svg:y="2.681cm" svg:viewBox="0 0 254 235" draw:points="127,235 0,235 0,0 254,0 254,235">
            <text:p/>
          </draw:polygon>
          <draw:path draw:style-name="gr46" draw:text-style-name="P2" draw:layer="layout" svg:width="0.233cm" svg:height="0.234cm" svg:x="15.989cm" svg:y="2.681cm" svg:viewBox="0 0 234 235" svg:d="M125 125h98c5 0 11 0 11-7 0-8-6-8-11-8h-98v-98c0-6 0-12-8-12-7 0-7 6-7 12v98h-98c-6 0-12 0-12 8 0 7 6 7 12 7h98v98c0 5 0 12 7 12 8 0 8-7 8-12z">
            <text:p/>
          </draw:path>
        </draw:g>
        <draw:connector draw:style-name="gr87" draw:text-style-name="P29" draw:layer="layout" svg:x1="7.614cm" svg:y1="1.064cm" svg:x2="6.448cm" svg:y2="2.944cm" draw:start-shape="id1" draw:start-glue-point="2" svg:d="M7614 1064v1200h-1166v680" svg:viewBox="0 0 1167 1881">
          <text:p/>
        </draw:connector>
        <draw:connector draw:style-name="gr88" draw:text-style-name="P29" draw:layer="layout" draw:line-skew="-0.2cm -0.926cm" svg:x1="15.938cm" svg:y1="1.414cm" svg:x2="16.334cm" svg:y2="2.916cm" draw:start-shape="id2" draw:start-glue-point="1" draw:end-shape="id3" draw:end-glue-point="0" svg:d="M15938 1414h318 78v1502" svg:viewBox="0 0 397 1503">
          <text:p/>
        </draw:connector>
        <draw:g>
          <svg:title>TexMaths</svg:title>
          <svg:desc>10§display§d_k§svg§600§TRUE§</svg:desc>
          <draw:polygon draw:style-name="gr45" draw:text-style-name="P12" draw:layer="layout" svg:width="0.322cm" svg:height="0.299cm" svg:x="15.171cm" svg:y="3.302cm" svg:viewBox="0 0 323 300" draw:points="162,300 0,300 0,0 323,0 323,300">
            <text:p/>
          </draw:polygon>
          <draw:path draw:style-name="gr46" draw:text-style-name="P2" draw:layer="layout" svg:width="0.167cm" svg:height="0.248cm" svg:x="15.185cm" svg:y="3.302cm" svg:viewBox="0 0 168 249" svg:d="M168 4c0-1 0-4-5-4s-38 3-45 4c-2 0-4 2-4 6 0 5 3 5 8 5 17 0 18 3 18 6l-2 7-20 83c-7-13-17-22-33-22-41 0-85 52-85 103 0 34 19 57 47 57 7 0 25-2 46-27 3 15 15 27 32 27 13 0 21-8 26-20 6-12 11-34 11-35 0-4-4-4-4-4-4 0-4 2-5 7-7 23-13 44-27 44-10 0-11-9-11-16 0-9 1-11 3-17zM94 202c-1 7-1 8-7 14-15 19-29 25-39 25-18 0-23-19-23-33 0-18 11-62 20-78 10-20 26-33 41-33 23 0 28 29 28 31s-1 4-2 6z">
            <text:p/>
          </draw:path>
          <draw:path draw:style-name="gr46" draw:text-style-name="P2" draw:layer="layout" svg:width="0.121cm" svg:height="0.173cm" svg:x="15.372cm" svg:y="3.428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7 0-8-6-8-13 0-4 0-4 1-11 0-1 1-5 1-8 0-21-29-25-40-25 7-5 16-13 21-17 12-12 25-23 38-23 4 0 7 0 8 3-10 1-12 9-12 13 0 6 4 10 10 10s14-6 14-16c0-8-6-18-20-18-13 0-26 11-39 22-10 10-18 18-29 22z">
            <text:p/>
          </draw:path>
        </draw:g>
        <presentation:notes draw:style-name="dp2">
          <draw:page-thumbnail draw:style-name="gr15" draw:layer="layout" svg:width="13.968cm" svg:height="10.476cm" svg:x="3.81cm" svg:y="2.123cm" draw:page-number="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STIX Math" svg:font-family="'STIX Math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Arrow" draw:marker-end-width="0.965cm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3T11:42:21.224102365</meta:creation-date>
    <dc:date>2018-08-21T12:01:55.363373370</dc:date>
    <meta:editing-duration>PT6H45M40S</meta:editing-duration>
    <meta:editing-cycles>39</meta:editing-cycles>
    <meta:generator>LibreOffice/5.2.7.2$Linux_X86_64 LibreOffice_project/20m0$Build-2</meta:generator>
    <meta:document-statistic meta:object-count="632"/>
  </office:meta>
</office:document-meta>
</file>